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1" style:family="table-column">
      <style:table-column-properties fo:break-before="auto" style:column-width="3.23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78cm"/>
    </style:style>
    <style:style style:name="co4" style:family="table-column">
      <style:table-column-properties fo:break-before="auto" style:column-width="2.558cm"/>
    </style:style>
    <style:style style:name="co5" style:family="table-column">
      <style:table-column-properties fo:break-before="auto" style:column-width="2.409cm"/>
    </style:style>
    <style:style style:name="co6" style:family="table-column">
      <style:table-column-properties fo:break-before="auto" style:column-width="1.277cm"/>
    </style:style>
    <style:style style:name="co7" style:family="table-column">
      <style:table-column-properties fo:break-before="auto" style:column-width="1.166cm"/>
    </style:style>
    <style:style style:name="co8" style:family="table-column">
      <style:table-column-properties fo:break-before="auto" style:column-width="1.244cm"/>
    </style:style>
    <style:style style:name="co9" style:family="table-column">
      <style:table-column-properties fo:break-before="auto" style:column-width="1.339cm"/>
    </style:style>
    <style:style style:name="co10" style:family="table-column">
      <style:table-column-properties fo:break-before="auto" style:column-width="1.443cm"/>
    </style:style>
    <style:style style:name="co11" style:family="table-column">
      <style:table-column-properties fo:break-before="auto" style:column-width="0.751cm"/>
    </style:style>
    <style:style style:name="co12" style:family="table-column">
      <style:table-column-properties fo:break-before="auto" style:column-width="0.787cm"/>
    </style:style>
    <style:style style:name="co13" style:family="table-column">
      <style:table-column-properties fo:break-before="auto" style:column-width="0.924cm"/>
    </style:style>
    <style:style style:name="co14" style:family="table-column">
      <style:table-column-properties fo:break-before="auto" style:column-width="0.82cm"/>
    </style:style>
    <style:style style:name="co15" style:family="table-column">
      <style:table-column-properties fo:break-before="auto" style:column-width="1.083cm"/>
    </style:style>
    <style:style style:name="co16" style:family="table-column">
      <style:table-column-properties fo:break-before="auto" style:column-width="1.215cm"/>
    </style:style>
    <style:style style:name="co17" style:family="table-column">
      <style:table-column-properties fo:break-before="auto" style:column-width="1.374cm"/>
    </style:style>
    <style:style style:name="co18" style:family="table-column">
      <style:table-column-properties fo:break-before="auto" style:column-width="1.028cm"/>
    </style:style>
    <style:style style:name="co19" style:family="table-column">
      <style:table-column-properties fo:break-before="auto" style:column-width="1.062cm"/>
    </style:style>
    <style:style style:name="co20" style:family="table-column">
      <style:table-column-properties fo:break-before="auto" style:column-width="1.512cm"/>
    </style:style>
    <style:style style:name="co22" style:family="table-column">
      <style:table-column-properties fo:break-before="auto" style:column-width="1.616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e6e6e6" fo:border-left="none" fo:border-right="none" fo:border-top="0.06pt solid #000000"/>
    </style:style>
    <style:style style:name="ce12" style:family="table-cell" style:parent-style-name="Default">
      <style:table-cell-properties fo:background-color="#e6e6e6"/>
    </style:style>
    <style:style style:name="ce13" style:family="table-cell" style:parent-style-name="Default">
      <style:table-cell-properties fo:background-color="#e6e6e6" fo:border="none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 fo:border="none"/>
    </style:style>
    <style:style style:name="ce18" style:family="table-cell" style:parent-style-name="Default">
      <style:table-cell-properties fo:background-color="#e6e6e6" fo:border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font-weight="bold" style:font-weight-asian="normal" style:font-weight-complex="600"/>
    </style:style>
    <style:style style:name="ce22" style:family="table-cell" style:parent-style-name="Default">
      <style:table-cell-properties fo:border-bottom="none" fo:border-left="none" fo:border-right="none" fo:border-top="0.06pt solid #000000"/>
      <style:text-properties style:font-name="Arial" style:font-name-asian="WenQuanYi Zen Hei" style:font-name-complex="FreeSans"/>
    </style:style>
    <style:style style:name="ce23" style:family="table-cell" style:parent-style-name="Default">
      <style:text-properties style:font-name="Arial" style:font-name-asian="WenQuanYi Zen Hei" style:font-name-complex="FreeSans"/>
    </style:style>
    <style:style style:name="ce24" style:family="table-cell" style:parent-style-name="Default">
      <style:table-cell-properties fo:border-bottom="0.06pt solid #000000" fo:background-color="#e6e6e6" fo:border-left="none" fo:border-right="none" fo:border-top="none"/>
    </style:style>
    <style:style style:name="ce25" style:family="table-cell" style:parent-style-name="Default">
      <style:table-cell-properties fo:border-bottom="none" fo:background-color="#e6e6e6" fo:border-left="none" fo:border-right="none" fo:border-top="0.06pt solid #000000"/>
      <style:text-properties style:font-name="Arial" style:font-name-asian="WenQuanYi Zen Hei" style:font-name-complex="FreeSans"/>
    </style:style>
    <style:style style:name="ce26" style:family="table-cell" style:parent-style-name="Default">
      <style:table-cell-properties fo:background-color="#e6e6e6"/>
      <style:text-properties style:font-name="Arial" style:font-name-asian="WenQuanYi Zen Hei" style:font-name-complex="FreeSans"/>
    </style:style>
    <style:style style:name="ce27" style:family="table-cell" style:parent-style-name="Default">
      <style:table-cell-properties fo:background-color="#e6e6e6" style:text-align-source="fix" style:repeat-content="false" fo:wrap-option="wrap" fo:border="none" style:vertical-align="middle"/>
      <style:paragraph-properties fo:text-align="center"/>
      <style:text-properties fo:font-weight="bold" style:font-weight-asian="normal" style:font-weight-complex="600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ce12"/>
        <table:table-column table:style-name="co11" table:number-columns-repeated="4" table:default-cell-style-name="Default"/>
        <table:table-column table:style-name="co11" table:number-columns-repeated="4" table:default-cell-style-name="ce12"/>
        <table:table-column table:style-name="co12" table:number-columns-repeated="4" table:default-cell-style-name="ce8"/>
        <table:table-column table:style-name="co12" table:number-columns-repeated="4" table:default-cell-style-name="ce12"/>
        <table:table-column table:style-name="co13" table:default-cell-style-name="ce8"/>
        <table:table-column table:style-name="co14" table:number-columns-repeated="5" table:default-cell-style-name="ce8"/>
        <table:table-column table:style-name="co7" table:default-cell-style-name="ce12"/>
        <table:table-column table:style-name="co12" table:number-columns-repeated="2" table:default-cell-style-name="ce12"/>
        <table:table-column table:style-name="co13" table:default-cell-style-name="ce12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6" table:default-cell-style-name="ce12"/>
        <table:table-column table:style-name="co15" table:default-cell-style-name="ce12"/>
        <table:table-column table:style-name="co10" table:default-cell-style-name="ce12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ce12"/>
        <table:table-column table:style-name="co20" table:default-cell-style-name="ce12"/>
        <table:table-column table:style-name="co19" table:default-cell-style-name="Default"/>
        <table:table-column table:style-name="co17" table:default-cell-style-name="Default"/>
        <table:table-column table:style-name="co22" table:default-cell-style-name="ce12"/>
        <table:table-column table:style-name="co22" table:default-cell-style-name="Default"/>
        <table:table-column table:style-name="co2" table:number-columns-repeated="970" table:default-cell-style-name="Default"/>
        <table:table-row table:style-name="ro2">
          <table:table-cell table:style-name="ce1" office:value-type="string" table:number-columns-spanned="1" table:number-rows-spanned="2">
            <text:p>Ship class</text:p>
          </table:table-cell>
          <table:table-cell table:style-name="ce1" office:value-type="string" table:number-columns-spanned="1" table:number-rows-spanned="2">
            <text:p>Ship model</text:p>
          </table:table-cell>
          <table:table-cell table:style-name="ce1" office:value-type="string" table:number-columns-spanned="1" table:number-rows-spanned="2">
            <text:p>Ship name</text:p>
          </table:table-cell>
          <table:table-cell table:style-name="ce1" office:value-type="string" table:number-columns-spanned="1" table:number-rows-spanned="2">
            <text:p>Mass</text:p>
          </table:table-cell>
          <table:table-cell table:style-name="ce1" office:value-type="string" table:number-columns-spanned="2" table:number-rows-spanned="1">
            <text:p>Available</text:p>
          </table:table-cell>
          <table:covered-table-cell table:style-name="ce6"/>
          <table:table-cell table:style-name="ce1" office:value-type="string" table:number-columns-spanned="1" table:number-rows-spanned="2">
            <text:p>Cargo</text:p>
          </table:table-cell>
          <table:table-cell table:style-name="ce1" office:value-type="string" table:number-columns-spanned="1" table:number-rows-spanned="2">
            <text:p>Pylons</text:p>
          </table:table-cell>
          <table:table-cell table:style-name="ce9" office:value-type="string" table:number-columns-spanned="4" table:number-rows-spanned="1">
            <text:p>Drives</text:p>
          </table:table-cell>
          <table:covered-table-cell table:number-columns-repeated="3" table:style-name="ce13"/>
          <table:table-cell table:style-name="ce1" office:value-type="string" table:number-columns-spanned="4" table:number-rows-spanned="1">
            <text:p>Thrusters</text:p>
          </table:table-cell>
          <table:covered-table-cell table:number-columns-repeated="3" table:style-name="ce6"/>
          <table:table-cell table:style-name="ce9" office:value-type="string" table:number-columns-spanned="4" table:number-rows-spanned="1">
            <text:p>Shields</text:p>
          </table:table-cell>
          <table:covered-table-cell table:number-columns-repeated="3" table:style-name="ce13"/>
          <table:table-cell table:style-name="ce15" office:value-type="string" table:number-columns-spanned="4" table:number-rows-spanned="1">
            <text:p>Generators</text:p>
          </table:table-cell>
          <table:covered-table-cell table:number-columns-repeated="3" table:style-name="ce17"/>
          <table:table-cell table:style-name="ce9" office:value-type="string" table:number-columns-spanned="4" table:number-rows-spanned="1">
            <text:p>Capacitors</text:p>
          </table:table-cell>
          <table:covered-table-cell table:number-columns-repeated="3" table:style-name="ce18"/>
          <table:table-cell table:style-name="ce15" office:value-type="string" table:number-columns-spanned="6" table:number-rows-spanned="1">
            <text:p>Lasers</text:p>
          </table:table-cell>
          <table:covered-table-cell table:number-columns-repeated="5" table:style-name="ce19"/>
          <table:table-cell table:style-name="ce9" office:value-type="string" table:number-columns-spanned="4" table:number-rows-spanned="1">
            <text:p>Equipment</text:p>
          </table:table-cell>
          <table:covered-table-cell table:number-columns-repeated="3" table:style-name="ce18"/>
          <table:table-cell table:style-name="ce1" office:value-type="string" table:number-columns-spanned="1" table:number-rows-spanned="2">
            <text:p>Speed</text:p>
          </table:table-cell>
          <table:table-cell table:style-name="ce21" office:value-type="string" table:number-columns-spanned="1" table:number-rows-spanned="2">
            <text:p>DES</text:p>
          </table:table-cell>
          <table:table-cell table:style-name="ce21" office:value-type="string" table:number-columns-spanned="1" table:number-rows-spanned="2">
            <text:p>DEN</text:p>
          </table:table-cell>
          <table:table-cell table:style-name="ce9" office:value-type="string" table:number-columns-spanned="1" table:number-rows-spanned="2">
            <text:p>Pitch</text:p>
          </table:table-cell>
          <table:table-cell table:style-name="ce27" office:value-type="string" table:number-columns-spanned="1" table:number-rows-spanned="2">
            <text:p>TES</text:p>
          </table:table-cell>
          <table:table-cell table:style-name="ce27" office:value-type="string" table:number-columns-spanned="1" table:number-rows-spanned="2">
            <text:p>TEN</text:p>
          </table:table-cell>
          <table:table-cell table:style-name="ce1" office:value-type="string" table:number-columns-spanned="1" table:number-rows-spanned="2">
            <text:p>Shield</text:p>
          </table:table-cell>
          <table:table-cell table:style-name="ce1" office:value-type="string" table:number-columns-spanned="1" table:number-rows-spanned="2">
            <text:p>SES</text:p>
          </table:table-cell>
          <table:table-cell table:style-name="ce1" office:value-type="string" table:number-columns-spanned="1" table:number-rows-spanned="2">
            <text:p>SEN</text:p>
          </table:table-cell>
          <table:table-cell table:style-name="ce9" office:value-type="string" table:number-columns-spanned="1" table:number-rows-spanned="2">
            <text:p>GES</text:p>
          </table:table-cell>
          <table:table-cell table:style-name="ce9" office:value-type="string" table:number-columns-spanned="1" table:number-rows-spanned="2">
            <text:p>GEN</text:p>
          </table:table-cell>
          <table:table-cell table:style-name="ce9" office:value-type="string" table:number-columns-spanned="1" table:number-rows-spanned="2">
            <text:p>Net EN</text:p>
          </table:table-cell>
          <table:table-cell table:style-name="ce1" office:value-type="string" table:number-columns-spanned="1" table:number-rows-spanned="2">
            <text:p>Cap</text:p>
          </table:table-cell>
          <table:table-cell table:style-name="ce1" office:value-type="string" table:number-columns-spanned="1" table:number-rows-spanned="2">
            <text:p>CES</text:p>
          </table:table-cell>
          <table:table-cell table:style-name="ce9" office:value-type="string" table:number-columns-spanned="1" table:number-rows-spanned="2">
            <text:p>EES</text:p>
          </table:table-cell>
          <table:table-cell table:style-name="ce1" office:value-type="string" table:number-columns-spanned="1" table:number-rows-spanned="2">
            <text:p>ES Use</text:p>
          </table:table-cell>
          <table:table-cell table:style-name="ce6" table:number-columns-repeated="970"/>
        </table:table-row>
        <table:table-row table:style-name="ro4">
          <table:covered-table-cell table:number-columns-repeated="4" table:style-name="ce2"/>
          <table:table-cell table:style-name="ce5" office:value-type="string">
            <text:p>DES</text:p>
          </table:table-cell>
          <table:table-cell table:style-name="ce5" office:value-type="string">
            <text:p>ES</text:p>
          </table:table-cell>
          <table:covered-table-cell table:number-columns-repeated="2" table:style-name="ce5"/>
          <table:table-cell table:style-name="ce10" office:value-type="string">
            <text:p>B1</text:p>
          </table:table-cell>
          <table:table-cell table:style-name="ce10" office:value-type="string">
            <text:p>B2</text:p>
          </table:table-cell>
          <table:table-cell table:style-name="ce10" office:value-type="string">
            <text:p>B3</text:p>
          </table:table-cell>
          <table:table-cell table:style-name="ce10" office:value-type="string">
            <text:p>B4</text:p>
          </table:table-cell>
          <table:table-cell table:style-name="ce14" office:value-type="string">
            <text:p>B1</text:p>
          </table:table-cell>
          <table:table-cell table:style-name="ce14" office:value-type="string">
            <text:p>B2</text:p>
          </table:table-cell>
          <table:table-cell table:style-name="ce14" office:value-type="string">
            <text:p>B3</text:p>
          </table:table-cell>
          <table:table-cell table:style-name="ce14" office:value-type="string">
            <text:p>B4</text:p>
          </table:table-cell>
          <table:table-cell table:style-name="ce10" office:value-type="string">
            <text:p>B1</text:p>
          </table:table-cell>
          <table:table-cell table:style-name="ce10" office:value-type="string">
            <text:p>B2</text:p>
          </table:table-cell>
          <table:table-cell table:style-name="ce10" office:value-type="string">
            <text:p>B3</text:p>
          </table:table-cell>
          <table:table-cell table:style-name="ce10" office:value-type="string">
            <text:p>B4</text:p>
          </table:table-cell>
          <table:table-cell table:style-name="ce16" office:value-type="string">
            <text:p>B1</text:p>
          </table:table-cell>
          <table:table-cell table:style-name="ce16" office:value-type="string">
            <text:p>B2</text:p>
          </table:table-cell>
          <table:table-cell table:style-name="ce16" office:value-type="string">
            <text:p>B3</text:p>
          </table:table-cell>
          <table:table-cell table:style-name="ce16" office:value-type="string">
            <text:p>B4</text:p>
          </table:table-cell>
          <table:table-cell table:style-name="ce10" office:value-type="string">
            <text:p>B1</text:p>
          </table:table-cell>
          <table:table-cell table:style-name="ce10" office:value-type="string">
            <text:p>B2</text:p>
          </table:table-cell>
          <table:table-cell table:style-name="ce10" office:value-type="string">
            <text:p>B3</text:p>
          </table:table-cell>
          <table:table-cell table:style-name="ce10" office:value-type="string">
            <text:p>B4</text:p>
          </table:table-cell>
          <table:table-cell table:style-name="ce16" office:value-type="string">
            <text:p>Mn</text:p>
          </table:table-cell>
          <table:table-cell table:style-name="ce16" office:value-type="string">
            <text:p>LP</text:p>
          </table:table-cell>
          <table:table-cell table:style-name="ce16" office:value-type="string">
            <text:p>HP</text:p>
          </table:table-cell>
          <table:table-cell table:style-name="ce16" office:value-type="string">
            <text:p>LB</text:p>
          </table:table-cell>
          <table:table-cell table:style-name="ce16" office:value-type="string">
            <text:p>HB</text:p>
          </table:table-cell>
          <table:table-cell table:style-name="ce16" office:value-type="string">
            <text:p>SB</text:p>
          </table:table-cell>
          <table:table-cell table:style-name="ce10" office:value-type="string">
            <text:p>ECM</text:p>
          </table:table-cell>
          <table:table-cell table:style-name="ce10" office:value-type="string">
            <text:p>FS</text:p>
          </table:table-cell>
          <table:table-cell table:style-name="ce10" office:value-type="string">
            <text:p>Inj</text:p>
          </table:table-cell>
          <table:table-cell table:style-name="ce10" office:value-type="string">
            <text:p>WD</text:p>
          </table:table-cell>
          <table:covered-table-cell table:number-columns-repeated="3" table:style-name="ce20"/>
          <table:covered-table-cell table:number-columns-repeated="3" table:style-name="ce24"/>
          <table:covered-table-cell table:number-columns-repeated="3" table:style-name="ce20"/>
          <table:covered-table-cell table:number-columns-repeated="3" table:style-name="ce24"/>
          <table:covered-table-cell table:number-columns-repeated="2" table:style-name="ce20"/>
          <table:covered-table-cell table:style-name="ce24"/>
          <table:covered-table-cell table:style-name="ce2"/>
          <table:table-cell table:style-name="ce20" table:number-columns-repeated="970"/>
        </table:table-row>
        <table:table-row table:style-name="ro5">
          <table:table-cell table:style-name="ce3" office:value-type="string" table:number-columns-spanned="1" table:number-rows-spanned="3">
            <text:p>Superiority Fighter</text:p>
          </table:table-cell>
          <table:table-cell table:style-name="ce4" office:value-type="string">
            <text:p>Mamba</text:p>
          </table:table-cell>
          <table:table-cell table:style-name="ce4" office:value-type="string">
            <text:p>Firangi</text:p>
          </table:table-cell>
          <table:table-cell table:style-name="ce4" office:value-type="float" office:value="480">
            <text:p>480</text:p>
          </table:table-cell>
          <table:table-cell table:style-name="ce4" office:value-type="float" office:value="140">
            <text:p>140</text:p>
          </table:table-cell>
          <table:table-cell table:style-name="ce4" office:value-type="float" office:value="850">
            <text:p>85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/>
          <table:table-cell table:number-columns-repeated="2" table:style-name="ce4" office:value-type="float" office:value="2">
            <text:p>2</text:p>
          </table:table-cell>
          <table:table-cell table:number-columns-repeated="2" table:style-name="ce4"/>
          <table:table-cell table:style-name="ce11" office:value-type="float" office:value="5">
            <text:p>5</text:p>
          </table:table-cell>
          <table:table-cell table:number-columns-repeated="3" table:style-name="ce11"/>
          <table:table-cell table:style-name="ce7" office:value-type="float" office:value="5">
            <text:p>5</text:p>
          </table:table-cell>
          <table:table-cell table:number-columns-repeated="3" table:style-name="ce7"/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/>
          <table:table-cell table:style-name="ce7"/>
          <table:table-cell table:style-name="ce7" office:value-type="float" office:value="1">
            <text:p>1</text:p>
          </table:table-cell>
          <table:table-cell table:number-columns-repeated="4" table:style-name="ce7"/>
          <table:table-cell table:number-columns-repeated="4" table:style-name="ce11"/>
          <table:table-cell table:style-name="ce4" table:formula="of:=ROUNDDOWN(1000 *(([.I3]*[Sheet2.$B$2])+([.J3]*[Sheet2.$C$2])+([.K3]*[Sheet2.$D$2])+([.L3]*[Sheet2.$E$2]))/[.D3])" office:value-type="float" office:value="350">
            <text:p>350</text:p>
          </table:table-cell>
          <table:table-cell table:style-name="ce22" table:formula="of:=(([.I3]*[Sheet2.$B$3])+([.J3]*[Sheet2.$C$3])+([.K3]*[Sheet2.$D$3])+([.L3]*[Sheet2.$E$3]))" office:value-type="float" office:value="116">
            <text:p>116</text:p>
          </table:table-cell>
          <table:table-cell table:style-name="ce22" table:formula="of:=(([.I3]*[Sheet2.$B$4])+([.J3]*[Sheet2.$C$4])+([.K3]*[Sheet2.$D$4])+([.L3]*[Sheet2.$E$4]))" office:value-type="float" office:value="0.3">
            <text:p>0.3</text:p>
          </table:table-cell>
          <table:table-cell table:style-name="ce25" table:formula="of:=ROUNDDOWN((([.M3]*[Sheet2.$B$5])+([.N3]*[Sheet2.$C$5])+([.O3]*[Sheet2.$D$5])+([.P3]*[Sheet2.$E$5]))/[.D3];2)" office:value-type="float" office:value="1">
            <text:p>1</text:p>
          </table:table-cell>
          <table:table-cell table:style-name="ce25" table:formula="of:=(([.M3]*[Sheet2.$B$6])+([.N3]*[Sheet2.$C$6])+([.O3]*[Sheet2.$D$6])+([.P3]*[Sheet2.$E$6]))" office:value-type="float" office:value="150">
            <text:p>150</text:p>
          </table:table-cell>
          <table:table-cell table:style-name="ce25" table:formula="of:=(([.M3]*[Sheet2.$B$7])+([.N3]*[Sheet2.$C$7])+([.O3]*[Sheet2.$D$7])+([.P3]*[Sheet2.$E$7]))" office:value-type="float" office:value="0.5">
            <text:p>0.5</text:p>
          </table:table-cell>
          <table:table-cell table:style-name="ce4" table:formula="of:=ROUNDDOWN(640 *(([.Q3]*[Sheet2.$B$8])+([.R3]*[Sheet2.$C$8])+([.S3]*[Sheet2.$D$8])+([.T3]*[Sheet2.$E$8]))/[.D3])" office:value-type="float" office:value="166">
            <text:p>166</text:p>
          </table:table-cell>
          <table:table-cell table:style-name="ce22" table:formula="of:=(([.Q3]*[Sheet2.$B$9])+([.R3]*[Sheet2.$C$9])+([.S3]*[Sheet2.$D$9])+([.T3]*[Sheet2.$E$9]))" office:value-type="float" office:value="100">
            <text:p>100</text:p>
          </table:table-cell>
          <table:table-cell table:style-name="ce4" table:formula="of:=(([.Q3]*[Sheet2.$B$10])+([.R3]*[Sheet2.$C$10])+([.S3]*[Sheet2.$D$10])+([.T3]*[Sheet2.$E$10]))" office:value-type="float" office:value="1">
            <text:p>1</text:p>
          </table:table-cell>
          <table:table-cell table:style-name="ce25" table:formula="of:=(([.U3]*[Sheet2.$B$11])+([.V3]*[Sheet2.$C$11])+([.W3]*[Sheet2.$D$11])+([.X3]*[Sheet2.$E$11]))" office:value-type="float" office:value="200">
            <text:p>200</text:p>
          </table:table-cell>
          <table:table-cell table:style-name="ce25" table:formula="of:=(([.U3]*[Sheet2.$B$12])+([.V3]*[Sheet2.$C$12])+([.W3]*[Sheet2.$D$12])+([.X3]*[Sheet2.$E$12]))" office:value-type="float" office:value="4">
            <text:p>4</text:p>
          </table:table-cell>
          <table:table-cell table:style-name="ce11" table:formula="of:=[.AW3]-[.AU3]-[.AR3]-[.AO3]" office:value-type="float" office:value="2.2">
            <text:p>2.2</text:p>
          </table:table-cell>
          <table:table-cell table:style-name="ce22" table:formula="of:=(([.Y3]*[Sheet2.$B$13])+([.Z3]*[Sheet2.$C$13])+([.AA3]*[Sheet2.$D$13])+([.AB3]*[Sheet2.$E$13]))" office:value-type="float" office:value="128">
            <text:p>128</text:p>
          </table:table-cell>
          <table:table-cell table:style-name="ce22" table:formula="of:=(([.Y3]*[Sheet2.$B$14])+([.Z3]*[Sheet2.$C$14])+([.AA3]*[Sheet2.$D$14])+([.AB3]*[Sheet2.$E$14]))" office:value-type="float" office:value="200">
            <text:p>200</text:p>
          </table:table-cell>
          <table:table-cell table:style-name="ce25" table:formula="of:=([.AC3]*10)+([.AD3]*30)+([.AE3]*100)+([.AF3]*80)+([.AG3]*250)+([.AH3]*2000)+([.AI3]*80)+([.AJ3]*50)+([.AK3]*125)+([.AL3]*100)" office:value-type="float" office:value="30">
            <text:p>30</text:p>
          </table:table-cell>
          <table:table-cell table:style-name="ce4" table:formula="of:=[.AZ3]+[.AV3]+[.AT3]+[.AQ3]+[.AN3]+[.BA3]" office:value-type="float" office:value="796">
            <text:p>796</text:p>
          </table:table-cell>
          <table:table-cell table:style-name="ce4" table:number-columns-repeated="970"/>
        </table:table-row>
        <table:table-row table:style-name="ro5">
          <table:covered-table-cell/>
          <table:table-cell office:value-type="string">
            <text:p>Sidewinder</text:p>
          </table:table-cell>
          <table:table-cell office:value-type="string">
            <text:p>Kaskari</text:p>
          </table:table-cell>
          <table:table-cell office:value-type="float" office:value="650">
            <text:p>650</text:p>
          </table:table-cell>
          <table:table-cell office:value-type="float" office:value="180">
            <text:p>180</text:p>
          </table:table-cell>
          <table:table-cell office:value-type="float" office:value="1150">
            <text:p>11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8"/>
          <table:table-cell table:formula="of:=ROUNDDOWN(1000 *(([.I4]*[Sheet2.$B$2])+([.J4]*[Sheet2.$C$2])+([.K4]*[Sheet2.$D$2])+([.L4]*[Sheet2.$E$2]))/[.D4])" office:value-type="float" office:value="369">
            <text:p>369</text:p>
          </table:table-cell>
          <table:table-cell table:style-name="ce23" table:formula="of:=(([.I4]*[Sheet2.$B$3])+([.J4]*[Sheet2.$C$3])+([.K4]*[Sheet2.$D$3])+([.L4]*[Sheet2.$E$3]))" office:value-type="float" office:value="160">
            <text:p>160</text:p>
          </table:table-cell>
          <table:table-cell table:style-name="ce23" table:formula="of:=(([.I4]*[Sheet2.$B$4])+([.J4]*[Sheet2.$C$4])+([.K4]*[Sheet2.$D$4])+([.L4]*[Sheet2.$E$4]))" office:value-type="float" office:value="0.4">
            <text:p>0.4</text:p>
          </table:table-cell>
          <table:table-cell table:style-name="ce26" table:formula="of:=ROUNDDOWN((([.M4]*[Sheet2.$B$5])+([.N4]*[Sheet2.$C$5])+([.O4]*[Sheet2.$D$5])+([.P4]*[Sheet2.$E$5]))/[.D4];2)" office:value-type="float" office:value="0.92">
            <text:p>0.92</text:p>
          </table:table-cell>
          <table:table-cell table:style-name="ce26" table:formula="of:=(([.M4]*[Sheet2.$B$6])+([.N4]*[Sheet2.$C$6])+([.O4]*[Sheet2.$D$6])+([.P4]*[Sheet2.$E$6]))" office:value-type="float" office:value="180">
            <text:p>180</text:p>
          </table:table-cell>
          <table:table-cell table:style-name="ce26" table:formula="of:=(([.M4]*[Sheet2.$B$7])+([.N4]*[Sheet2.$C$7])+([.O4]*[Sheet2.$D$7])+([.P4]*[Sheet2.$E$7]))" office:value-type="float" office:value="0.6">
            <text:p>0.6</text:p>
          </table:table-cell>
          <table:table-cell table:formula="of:=ROUNDDOWN(640 *(([.Q4]*[Sheet2.$B$8])+([.R4]*[Sheet2.$C$8])+([.S4]*[Sheet2.$D$8])+([.T4]*[Sheet2.$E$8]))/[.D4])" office:value-type="float" office:value="172">
            <text:p>172</text:p>
          </table:table-cell>
          <table:table-cell table:style-name="ce23" table:formula="of:=(([.Q4]*[Sheet2.$B$9])+([.R4]*[Sheet2.$C$9])+([.S4]*[Sheet2.$D$9])+([.T4]*[Sheet2.$E$9]))" office:value-type="float" office:value="145">
            <text:p>145</text:p>
          </table:table-cell>
          <table:table-cell table:formula="of:=(([.Q4]*[Sheet2.$B$10])+([.R4]*[Sheet2.$C$10])+([.S4]*[Sheet2.$D$10])+([.T4]*[Sheet2.$E$10]))" office:value-type="float" office:value="1.4">
            <text:p>1.4</text:p>
          </table:table-cell>
          <table:table-cell table:formula="of:=(([.U4]*[Sheet2.$B$11])+([.V4]*[Sheet2.$C$11])+([.W4]*[Sheet2.$D$11])+([.X4]*[Sheet2.$E$11]))" office:value-type="float" office:value="270">
            <text:p>270</text:p>
          </table:table-cell>
          <table:table-cell table:formula="of:=(([.U4]*[Sheet2.$B$12])+([.V4]*[Sheet2.$C$12])+([.W4]*[Sheet2.$D$12])+([.X4]*[Sheet2.$E$12]))" office:value-type="float" office:value="6">
            <text:p>6</text:p>
          </table:table-cell>
          <table:table-cell table:formula="of:=[.AW4]-[.AU4]-[.AR4]-[.AO4]" office:value-type="float" office:value="3.6">
            <text:p>3.6</text:p>
          </table:table-cell>
          <table:table-cell table:formula="of:=(([.Y4]*[Sheet2.$B$13])+([.Z4]*[Sheet2.$C$13])+([.AA4]*[Sheet2.$D$13])+([.AB4]*[Sheet2.$E$13]))" office:value-type="float" office:value="160">
            <text:p>160</text:p>
          </table:table-cell>
          <table:table-cell table:formula="of:=(([.Y4]*[Sheet2.$B$14])+([.Z4]*[Sheet2.$C$14])+([.AA4]*[Sheet2.$D$14])+([.AB4]*[Sheet2.$E$14]))" office:value-type="float" office:value="260">
            <text:p>260</text:p>
          </table:table-cell>
          <table:table-cell table:formula="of:=([.AC4]*10)+([.AD4]*30)+([.AE4]*100)+([.AF4]*80)+([.AG4]*250)+([.AH4]*2000)+([.AI4]*80)+([.AJ4]*50)+([.AK4]*125)+([.AL4]*100)" office:value-type="float" office:value="30">
            <text:p>30</text:p>
          </table:table-cell>
          <table:table-cell table:formula="of:=[.AZ4]+[.AV4]+[.AT4]+[.AQ4]+[.AN4]+[.BA4]" office:value-type="float" office:value="1045">
            <text:p>1045</text:p>
          </table:table-cell>
          <table:table-cell table:number-columns-repeated="970"/>
        </table:table-row>
        <table:table-row table:style-name="ro5">
          <table:covered-table-cell/>
          <table:table-cell office:value-type="string">
            <text:p>Viper</text:p>
          </table:table-cell>
          <table:table-cell office:value-type="string">
            <text:p>Espadon</text:p>
          </table:table-cell>
          <table:table-cell office:value-type="float" office:value="900">
            <text:p>900</text:p>
          </table:table-cell>
          <table:table-cell office:value-type="float" office:value="220">
            <text:p>22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formula="of:=ROUNDDOWN(1000 *(([.I5]*[Sheet2.$B$2])+([.J5]*[Sheet2.$C$2])+([.K5]*[Sheet2.$D$2])+([.L5]*[Sheet2.$E$2]))/[.D5])" office:value-type="float" office:value="346">
            <text:p>346</text:p>
          </table:table-cell>
          <table:table-cell table:style-name="ce23" table:formula="of:=(([.I5]*[Sheet2.$B$3])+([.J5]*[Sheet2.$C$3])+([.K5]*[Sheet2.$D$3])+([.L5]*[Sheet2.$E$3]))" office:value-type="float" office:value="214">
            <text:p>214</text:p>
          </table:table-cell>
          <table:table-cell table:style-name="ce23" table:formula="of:=(([.I5]*[Sheet2.$B$4])+([.J5]*[Sheet2.$C$4])+([.K5]*[Sheet2.$D$4])+([.L5]*[Sheet2.$E$4]))" office:value-type="float" office:value="0.55">
            <text:p>0.55</text:p>
          </table:table-cell>
          <table:table-cell table:style-name="ce26" table:formula="of:=ROUNDDOWN((([.M5]*[Sheet2.$B$5])+([.N5]*[Sheet2.$C$5])+([.O5]*[Sheet2.$D$5])+([.P5]*[Sheet2.$E$5]))/[.D5];2)" office:value-type="float" office:value="0.97">
            <text:p>0.97</text:p>
          </table:table-cell>
          <table:table-cell table:style-name="ce26" table:formula="of:=(([.M5]*[Sheet2.$B$6])+([.N5]*[Sheet2.$C$6])+([.O5]*[Sheet2.$D$6])+([.P5]*[Sheet2.$E$6]))" office:value-type="float" office:value="270">
            <text:p>270</text:p>
          </table:table-cell>
          <table:table-cell table:style-name="ce26" table:formula="of:=(([.M5]*[Sheet2.$B$7])+([.N5]*[Sheet2.$C$7])+([.O5]*[Sheet2.$D$7])+([.P5]*[Sheet2.$E$7]))" office:value-type="float" office:value="0.9">
            <text:p>0.9</text:p>
          </table:table-cell>
          <table:table-cell table:formula="of:=ROUNDDOWN(640 *(([.Q5]*[Sheet2.$B$8])+([.R5]*[Sheet2.$C$8])+([.S5]*[Sheet2.$D$8])+([.T5]*[Sheet2.$E$8]))/[.D5])" office:value-type="float" office:value="213">
            <text:p>213</text:p>
          </table:table-cell>
          <table:table-cell table:style-name="ce23" table:formula="of:=(([.Q5]*[Sheet2.$B$9])+([.R5]*[Sheet2.$C$9])+([.S5]*[Sheet2.$D$9])+([.T5]*[Sheet2.$E$9]))" office:value-type="float" office:value="255">
            <text:p>255</text:p>
          </table:table-cell>
          <table:table-cell table:formula="of:=(([.Q5]*[Sheet2.$B$10])+([.R5]*[Sheet2.$C$10])+([.S5]*[Sheet2.$D$10])+([.T5]*[Sheet2.$E$10]))" office:value-type="float" office:value="2.4">
            <text:p>2.4</text:p>
          </table:table-cell>
          <table:table-cell table:formula="of:=(([.U5]*[Sheet2.$B$11])+([.V5]*[Sheet2.$C$11])+([.W5]*[Sheet2.$D$11])+([.X5]*[Sheet2.$E$11]))" office:value-type="float" office:value="405">
            <text:p>405</text:p>
          </table:table-cell>
          <table:table-cell table:formula="of:=(([.U5]*[Sheet2.$B$12])+([.V5]*[Sheet2.$C$12])+([.W5]*[Sheet2.$D$12])+([.X5]*[Sheet2.$E$12]))" office:value-type="float" office:value="9">
            <text:p>9</text:p>
          </table:table-cell>
          <table:table-cell table:formula="of:=[.AW5]-[.AU5]-[.AR5]-[.AO5]" office:value-type="float" office:value="5.15">
            <text:p>5.15</text:p>
          </table:table-cell>
          <table:table-cell table:formula="of:=(([.Y5]*[Sheet2.$B$13])+([.Z5]*[Sheet2.$C$13])+([.AA5]*[Sheet2.$D$13])+([.AB5]*[Sheet2.$E$13]))" office:value-type="float" office:value="192">
            <text:p>192</text:p>
          </table:table-cell>
          <table:table-cell table:formula="of:=(([.Y5]*[Sheet2.$B$14])+([.Z5]*[Sheet2.$C$14])+([.AA5]*[Sheet2.$D$14])+([.AB5]*[Sheet2.$E$14]))" office:value-type="float" office:value="300">
            <text:p>300</text:p>
          </table:table-cell>
          <table:table-cell table:formula="of:=([.AC5]*10)+([.AD5]*30)+([.AE5]*100)+([.AF5]*80)+([.AG5]*250)+([.AH5]*2000)+([.AI5]*80)+([.AJ5]*50)+([.AK5]*125)+([.AL5]*100)" office:value-type="float" office:value="160">
            <text:p>160</text:p>
          </table:table-cell>
          <table:table-cell table:formula="of:=[.AZ5]+[.AV5]+[.AT5]+[.AQ5]+[.AN5]+[.BA5]" office:value-type="float" office:value="1604">
            <text:p>1604</text:p>
          </table:table-cell>
          <table:table-cell table:number-columns-repeated="970"/>
        </table:table-row>
        <table:table-row table:style-name="ro5">
          <table:table-cell table:style-name="ce3" office:value-type="string" table:number-columns-spanned="1" table:number-rows-spanned="2">
            <text:p>Assault Fighter</text:p>
          </table:table-cell>
          <table:table-cell table:style-name="ce4" office:value-type="string">
            <text:p>Gecko</text:p>
          </table:table-cell>
          <table:table-cell table:style-name="ce4" office:value-type="string">
            <text:p>Labrys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1450">
            <text:p>145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/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/>
          <table:table-cell table:style-name="ce11"/>
          <table:table-cell table:style-name="ce11" office:value-type="float" office:value="3">
            <text:p>3</text:p>
          </table:table-cell>
          <table:table-cell table:number-columns-repeated="2" table:style-name="ce11"/>
          <table:table-cell table:number-columns-repeated="2" table:style-name="ce7" office:value-type="float" office:value="2">
            <text:p>2</text:p>
          </table:table-cell>
          <table:table-cell table:number-columns-repeated="2" table:style-name="ce7"/>
          <table:table-cell table:style-name="ce11"/>
          <table:table-cell table:style-name="ce11" office:value-type="float" office:value="3">
            <text:p>3</text:p>
          </table:table-cell>
          <table:table-cell table:number-columns-repeated="2" table:style-name="ce11"/>
          <table:table-cell table:number-columns-repeated="2" table:style-name="ce7"/>
          <table:table-cell table:style-name="ce7" office:value-type="float" office:value="1">
            <text:p>1</text:p>
          </table:table-cell>
          <table:table-cell table:number-columns-repeated="3" table:style-name="ce7"/>
          <table:table-cell table:style-name="ce11" office:value-type="float" office:value="1">
            <text:p>1</text:p>
          </table:table-cell>
          <table:table-cell table:number-columns-repeated="3" table:style-name="ce11"/>
          <table:table-cell table:style-name="ce4" table:formula="of:=ROUNDDOWN(1000 *(([.I6]*[Sheet2.$B$2])+([.J6]*[Sheet2.$C$2])+([.K6]*[Sheet2.$D$2])+([.L6]*[Sheet2.$E$2]))/[.D6])" office:value-type="float" office:value="274">
            <text:p>274</text:p>
          </table:table-cell>
          <table:table-cell table:style-name="ce22" table:formula="of:=(([.I6]*[Sheet2.$B$3])+([.J6]*[Sheet2.$C$3])+([.K6]*[Sheet2.$D$3])+([.L6]*[Sheet2.$E$3]))" office:value-type="float" office:value="134">
            <text:p>134</text:p>
          </table:table-cell>
          <table:table-cell table:style-name="ce22" table:formula="of:=(([.I6]*[Sheet2.$B$4])+([.J6]*[Sheet2.$C$4])+([.K6]*[Sheet2.$D$4])+([.L6]*[Sheet2.$E$4]))" office:value-type="float" office:value="0.35">
            <text:p>0.35</text:p>
          </table:table-cell>
          <table:table-cell table:style-name="ce25" table:formula="of:=ROUNDDOWN((([.M6]*[Sheet2.$B$5])+([.N6]*[Sheet2.$C$5])+([.O6]*[Sheet2.$D$5])+([.P6]*[Sheet2.$E$5]))/[.D6];2)" office:value-type="float" office:value="0.51">
            <text:p>0.51</text:p>
          </table:table-cell>
          <table:table-cell table:style-name="ce25" table:formula="of:=(([.M6]*[Sheet2.$B$6])+([.N6]*[Sheet2.$C$6])+([.O6]*[Sheet2.$D$6])+([.P6]*[Sheet2.$E$6]))" office:value-type="float" office:value="120">
            <text:p>120</text:p>
          </table:table-cell>
          <table:table-cell table:style-name="ce25" table:formula="of:=(([.M6]*[Sheet2.$B$7])+([.N6]*[Sheet2.$C$7])+([.O6]*[Sheet2.$D$7])+([.P6]*[Sheet2.$E$7]))" office:value-type="float" office:value="0.4">
            <text:p>0.4</text:p>
          </table:table-cell>
          <table:table-cell table:style-name="ce4" table:formula="of:=ROUNDDOWN(640 *(([.Q6]*[Sheet2.$B$8])+([.R6]*[Sheet2.$C$8])+([.S6]*[Sheet2.$D$8])+([.T6]*[Sheet2.$E$8]))/[.D6])" office:value-type="float" office:value="274">
            <text:p>274</text:p>
          </table:table-cell>
          <table:table-cell table:style-name="ce22" table:formula="of:=(([.Q6]*[Sheet2.$B$9])+([.R6]*[Sheet2.$C$9])+([.S6]*[Sheet2.$D$9])+([.T6]*[Sheet2.$E$9]))" office:value-type="float" office:value="255">
            <text:p>255</text:p>
          </table:table-cell>
          <table:table-cell table:style-name="ce4" table:formula="of:=(([.Q6]*[Sheet2.$B$10])+([.R6]*[Sheet2.$C$10])+([.S6]*[Sheet2.$D$10])+([.T6]*[Sheet2.$E$10]))" office:value-type="float" office:value="2.4">
            <text:p>2.4</text:p>
          </table:table-cell>
          <table:table-cell table:style-name="ce11" table:formula="of:=(([.U6]*[Sheet2.$B$11])+([.V6]*[Sheet2.$C$11])+([.W6]*[Sheet2.$D$11])+([.X6]*[Sheet2.$E$11]))" office:value-type="float" office:value="350">
            <text:p>350</text:p>
          </table:table-cell>
          <table:table-cell table:style-name="ce11" table:formula="of:=(([.U6]*[Sheet2.$B$12])+([.V6]*[Sheet2.$C$12])+([.W6]*[Sheet2.$D$12])+([.X6]*[Sheet2.$E$12]))" office:value-type="float" office:value="7.6">
            <text:p>7.6</text:p>
          </table:table-cell>
          <table:table-cell table:style-name="ce11" table:formula="of:=[.AW6]-[.AU6]-[.AR6]-[.AO6]" office:value-type="float" office:value="4.45">
            <text:p>4.45</text:p>
          </table:table-cell>
          <table:table-cell table:style-name="ce4" table:formula="of:=(([.Y6]*[Sheet2.$B$13])+([.Z6]*[Sheet2.$C$13])+([.AA6]*[Sheet2.$D$13])+([.AB6]*[Sheet2.$E$13]))" office:value-type="float" office:value="192">
            <text:p>192</text:p>
          </table:table-cell>
          <table:table-cell table:style-name="ce4" table:formula="of:=(([.Y6]*[Sheet2.$B$14])+([.Z6]*[Sheet2.$C$14])+([.AA6]*[Sheet2.$D$14])+([.AB6]*[Sheet2.$E$14]))" office:value-type="float" office:value="300">
            <text:p>300</text:p>
          </table:table-cell>
          <table:table-cell table:style-name="ce11" table:formula="of:=([.AC6]*10)+([.AD6]*30)+([.AE6]*100)+([.AF6]*80)+([.AG6]*250)+([.AH6]*2000)+([.AI6]*80)+([.AJ6]*50)+([.AK6]*125)+([.AL6]*100)" office:value-type="float" office:value="180">
            <text:p>180</text:p>
          </table:table-cell>
          <table:table-cell table:style-name="ce4" table:formula="of:=[.AZ6]+[.AV6]+[.AT6]+[.AQ6]+[.AN6]+[.BA6]" office:value-type="float" office:value="1339">
            <text:p>1339</text:p>
          </table:table-cell>
          <table:table-cell table:style-name="ce4" table:number-columns-repeated="970"/>
        </table:table-row>
        <table:table-row table:style-name="ro5">
          <table:covered-table-cell/>
          <table:table-cell office:value-type="string">
            <text:p>Asp</text:p>
          </table:table-cell>
          <table:table-cell office:value-type="string">
            <text:p>Tabarzin</text:p>
          </table:table-cell>
          <table:table-cell office:value-type="float" office:value="1650">
            <text:p>1650</text:p>
          </table:table-cell>
          <table:table-cell office:value-type="float" office:value="350">
            <text:p>350</text:p>
          </table:table-cell>
          <table:table-cell office:value-type="float" office:value="2600">
            <text:p>26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ROUNDDOWN(1000 *(([.I7]*[Sheet2.$B$2])+([.J7]*[Sheet2.$C$2])+([.K7]*[Sheet2.$D$2])+([.L7]*[Sheet2.$E$2]))/[.D7])" office:value-type="float" office:value="290">
            <text:p>290</text:p>
          </table:table-cell>
          <table:table-cell table:style-name="ce23" table:formula="of:=(([.I7]*[Sheet2.$B$3])+([.J7]*[Sheet2.$C$3])+([.K7]*[Sheet2.$D$3])+([.L7]*[Sheet2.$E$3]))" office:value-type="float" office:value="320">
            <text:p>320</text:p>
          </table:table-cell>
          <table:table-cell table:style-name="ce23" table:formula="of:=(([.I7]*[Sheet2.$B$4])+([.J7]*[Sheet2.$C$4])+([.K7]*[Sheet2.$D$4])+([.L7]*[Sheet2.$E$4]))" office:value-type="float" office:value="0.8">
            <text:p>0.8</text:p>
          </table:table-cell>
          <table:table-cell table:style-name="ce26" table:formula="of:=ROUNDDOWN((([.M7]*[Sheet2.$B$5])+([.N7]*[Sheet2.$C$5])+([.O7]*[Sheet2.$D$5])+([.P7]*[Sheet2.$E$5]))/[.D7];2)" office:value-type="float" office:value="0.48">
            <text:p>0.48</text:p>
          </table:table-cell>
          <table:table-cell table:style-name="ce26" table:formula="of:=(([.M7]*[Sheet2.$B$6])+([.N7]*[Sheet2.$C$6])+([.O7]*[Sheet2.$D$6])+([.P7]*[Sheet2.$E$6]))" office:value-type="float" office:value="240">
            <text:p>240</text:p>
          </table:table-cell>
          <table:table-cell table:style-name="ce26" table:formula="of:=(([.M7]*[Sheet2.$B$7])+([.N7]*[Sheet2.$C$7])+([.O7]*[Sheet2.$D$7])+([.P7]*[Sheet2.$E$7]))" office:value-type="float" office:value="0.8">
            <text:p>0.8</text:p>
          </table:table-cell>
          <table:table-cell table:formula="of:=ROUNDDOWN(640 *(([.Q7]*[Sheet2.$B$8])+([.R7]*[Sheet2.$C$8])+([.S7]*[Sheet2.$D$8])+([.T7]*[Sheet2.$E$8]))/[.D7])" office:value-type="float" office:value="271">
            <text:p>271</text:p>
          </table:table-cell>
          <table:table-cell table:style-name="ce23" table:formula="of:=(([.Q7]*[Sheet2.$B$9])+([.R7]*[Sheet2.$C$9])+([.S7]*[Sheet2.$D$9])+([.T7]*[Sheet2.$E$9]))" office:value-type="float" office:value="520">
            <text:p>520</text:p>
          </table:table-cell>
          <table:table-cell table:formula="of:=(([.Q7]*[Sheet2.$B$10])+([.R7]*[Sheet2.$C$10])+([.S7]*[Sheet2.$D$10])+([.T7]*[Sheet2.$E$10]))" office:value-type="float" office:value="4.6">
            <text:p>4.6</text:p>
          </table:table-cell>
          <table:table-cell table:formula="of:=(([.U7]*[Sheet2.$B$11])+([.V7]*[Sheet2.$C$11])+([.W7]*[Sheet2.$D$11])+([.X7]*[Sheet2.$E$11]))" office:value-type="float" office:value="540">
            <text:p>540</text:p>
          </table:table-cell>
          <table:table-cell table:formula="of:=(([.U7]*[Sheet2.$B$12])+([.V7]*[Sheet2.$C$12])+([.W7]*[Sheet2.$D$12])+([.X7]*[Sheet2.$E$12]))" office:value-type="float" office:value="12">
            <text:p>12</text:p>
          </table:table-cell>
          <table:table-cell table:formula="of:=[.AW7]-[.AU7]-[.AR7]-[.AO7]" office:value-type="float" office:value="5.8">
            <text:p>5.8</text:p>
          </table:table-cell>
          <table:table-cell table:formula="of:=(([.Y7]*[Sheet2.$B$13])+([.Z7]*[Sheet2.$C$13])+([.AA7]*[Sheet2.$D$13])+([.AB7]*[Sheet2.$E$13]))" office:value-type="float" office:value="320">
            <text:p>320</text:p>
          </table:table-cell>
          <table:table-cell table:formula="of:=(([.Y7]*[Sheet2.$B$14])+([.Z7]*[Sheet2.$C$14])+([.AA7]*[Sheet2.$D$14])+([.AB7]*[Sheet2.$E$14]))" office:value-type="float" office:value="500">
            <text:p>500</text:p>
          </table:table-cell>
          <table:table-cell table:formula="of:=([.AC7]*10)+([.AD7]*30)+([.AE7]*100)+([.AF7]*80)+([.AG7]*250)+([.AH7]*2000)+([.AI7]*80)+([.AJ7]*50)+([.AK7]*125)+([.AL7]*100)" office:value-type="float" office:value="330">
            <text:p>330</text:p>
          </table:table-cell>
          <table:table-cell table:formula="of:=[.AZ7]+[.AV7]+[.AT7]+[.AQ7]+[.AN7]+[.BA7]" office:value-type="float" office:value="2450">
            <text:p>2450</text:p>
          </table:table-cell>
          <table:table-cell table:number-columns-repeated="970"/>
        </table:table-row>
        <table:table-row table:style-name="ro5">
          <table:table-cell table:style-name="ce3" office:value-type="string" table:number-columns-spanned="1" table:number-rows-spanned="2">
            <text:p>Interceptor</text:p>
          </table:table-cell>
          <table:table-cell table:style-name="ce4" office:value-type="string">
            <text:p>Fer-de-lance</text:p>
          </table:table-cell>
          <table:table-cell table:style-name="ce4" office:value-type="string">
            <text:p>Menaulion</text:p>
          </table:table-cell>
          <table:table-cell table:style-name="ce4" office:value-type="float" office:value="520">
            <text:p>520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1000">
            <text:p>100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/>
          <table:table-cell table:style-name="ce4"/>
          <table:table-cell table:style-name="ce4" office:value-type="float" office:value="3">
            <text:p>3</text:p>
          </table:table-cell>
          <table:table-cell table:number-columns-repeated="2" table:style-name="ce4"/>
          <table:table-cell table:style-name="ce11" office:value-type="float" office:value="4">
            <text:p>4</text:p>
          </table:table-cell>
          <table:table-cell table:number-columns-repeated="3" table:style-name="ce11"/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/>
          <table:table-cell table:style-name="ce11" office:value-type="float" office:value="5">
            <text:p>5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/>
          <table:table-cell table:number-columns-repeated="3" table:style-name="ce7"/>
          <table:table-cell table:style-name="ce7" office:value-type="float" office:value="1">
            <text:p>1</text:p>
          </table:table-cell>
          <table:table-cell table:number-columns-repeated="2" table:style-name="ce7"/>
          <table:table-cell table:number-columns-repeated="4" table:style-name="ce11"/>
          <table:table-cell table:style-name="ce4" table:formula="of:=ROUNDDOWN(1000 *(([.I8]*[Sheet2.$B$2])+([.J8]*[Sheet2.$C$2])+([.K8]*[Sheet2.$D$2])+([.L8]*[Sheet2.$E$2]))/[.D8])" office:value-type="float" office:value="461">
            <text:p>461</text:p>
          </table:table-cell>
          <table:table-cell table:style-name="ce22" table:formula="of:=(([.I8]*[Sheet2.$B$3])+([.J8]*[Sheet2.$C$3])+([.K8]*[Sheet2.$D$3])+([.L8]*[Sheet2.$E$3]))" office:value-type="float" office:value="160">
            <text:p>160</text:p>
          </table:table-cell>
          <table:table-cell table:style-name="ce22" table:formula="of:=(([.I8]*[Sheet2.$B$4])+([.J8]*[Sheet2.$C$4])+([.K8]*[Sheet2.$D$4])+([.L8]*[Sheet2.$E$4]))" office:value-type="float" office:value="0.4">
            <text:p>0.4</text:p>
          </table:table-cell>
          <table:table-cell table:style-name="ce25" table:formula="of:=ROUNDDOWN((([.M8]*[Sheet2.$B$5])+([.N8]*[Sheet2.$C$5])+([.O8]*[Sheet2.$D$5])+([.P8]*[Sheet2.$E$5]))/[.D8];2)" office:value-type="float" office:value="1.15">
            <text:p>1.15</text:p>
          </table:table-cell>
          <table:table-cell table:style-name="ce25" table:formula="of:=(([.M8]*[Sheet2.$B$6])+([.N8]*[Sheet2.$C$6])+([.O8]*[Sheet2.$D$6])+([.P8]*[Sheet2.$E$6]))" office:value-type="float" office:value="180">
            <text:p>180</text:p>
          </table:table-cell>
          <table:table-cell table:style-name="ce25" table:formula="of:=(([.M8]*[Sheet2.$B$7])+([.N8]*[Sheet2.$C$7])+([.O8]*[Sheet2.$D$7])+([.P8]*[Sheet2.$E$7]))" office:value-type="float" office:value="0.6">
            <text:p>0.6</text:p>
          </table:table-cell>
          <table:table-cell table:style-name="ce4" table:formula="of:=ROUNDDOWN(640 *(([.Q8]*[Sheet2.$B$8])+([.R8]*[Sheet2.$C$8])+([.S8]*[Sheet2.$D$8])+([.T8]*[Sheet2.$E$8]))/[.D8])" office:value-type="float" office:value="123">
            <text:p>123</text:p>
          </table:table-cell>
          <table:table-cell table:style-name="ce22" table:formula="of:=(([.Q8]*[Sheet2.$B$9])+([.R8]*[Sheet2.$C$9])+([.S8]*[Sheet2.$D$9])+([.T8]*[Sheet2.$E$9]))" office:value-type="float" office:value="80">
            <text:p>80</text:p>
          </table:table-cell>
          <table:table-cell table:style-name="ce4" table:formula="of:=(([.Q8]*[Sheet2.$B$10])+([.R8]*[Sheet2.$C$10])+([.S8]*[Sheet2.$D$10])+([.T8]*[Sheet2.$E$10]))" office:value-type="float" office:value="0.8">
            <text:p>0.8</text:p>
          </table:table-cell>
          <table:table-cell table:style-name="ce11" table:formula="of:=(([.U8]*[Sheet2.$B$11])+([.V8]*[Sheet2.$C$11])+([.W8]*[Sheet2.$D$11])+([.X8]*[Sheet2.$E$11]))" office:value-type="float" office:value="215">
            <text:p>215</text:p>
          </table:table-cell>
          <table:table-cell table:style-name="ce11" table:formula="of:=(([.U8]*[Sheet2.$B$12])+([.V8]*[Sheet2.$C$12])+([.W8]*[Sheet2.$D$12])+([.X8]*[Sheet2.$E$12]))" office:value-type="float" office:value="4.6">
            <text:p>4.6</text:p>
          </table:table-cell>
          <table:table-cell table:style-name="ce11" table:formula="of:=[.AW8]-[.AU8]-[.AR8]-[.AO8]" office:value-type="float" office:value="2.8">
            <text:p>2.8</text:p>
          </table:table-cell>
          <table:table-cell table:style-name="ce4" table:formula="of:=(([.Y8]*[Sheet2.$B$13])+([.Z8]*[Sheet2.$C$13])+([.AA8]*[Sheet2.$D$13])+([.AB8]*[Sheet2.$E$13]))" office:value-type="float" office:value="144">
            <text:p>144</text:p>
          </table:table-cell>
          <table:table-cell table:style-name="ce4" table:formula="of:=(([.Y8]*[Sheet2.$B$14])+([.Z8]*[Sheet2.$C$14])+([.AA8]*[Sheet2.$D$14])+([.AB8]*[Sheet2.$E$14]))" office:value-type="float" office:value="250">
            <text:p>250</text:p>
          </table:table-cell>
          <table:table-cell table:style-name="ce11" table:formula="of:=([.AC8]*10)+([.AD8]*30)+([.AE8]*100)+([.AF8]*80)+([.AG8]*250)+([.AH8]*2000)+([.AI8]*80)+([.AJ8]*50)+([.AK8]*125)+([.AL8]*100)" office:value-type="float" office:value="80">
            <text:p>80</text:p>
          </table:table-cell>
          <table:table-cell table:style-name="ce4" table:formula="of:=[.AZ8]+[.AV8]+[.AT8]+[.AQ8]+[.AN8]+[.BA8]" office:value-type="float" office:value="965">
            <text:p>965</text:p>
          </table:table-cell>
          <table:table-cell table:style-name="ce4" table:number-columns-repeated="970"/>
        </table:table-row>
        <table:table-row table:style-name="ro5">
          <table:covered-table-cell/>
          <table:table-cell office:value-type="string">
            <text:p>Mussurana*</text:p>
          </table:table-cell>
          <table:table-cell office:value-type="string">
            <text:p>Atgeir</text:p>
          </table:table-cell>
          <table:table-cell office:value-type="float" office:value="675">
            <text:p>675</text:p>
          </table:table-cell>
          <table:table-cell office:value-type="float" office:value="180">
            <text:p>180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formula="of:=ROUNDDOWN(1000 *(([.I9]*[Sheet2.$B$2])+([.J9]*[Sheet2.$C$2])+([.K9]*[Sheet2.$D$2])+([.L9]*[Sheet2.$E$2]))/[.D9])" office:value-type="float" office:value="355">
            <text:p>355</text:p>
          </table:table-cell>
          <table:table-cell table:style-name="ce23" table:formula="of:=(([.I9]*[Sheet2.$B$3])+([.J9]*[Sheet2.$C$3])+([.K9]*[Sheet2.$D$3])+([.L9]*[Sheet2.$E$3]))" office:value-type="float" office:value="160">
            <text:p>160</text:p>
          </table:table-cell>
          <table:table-cell table:style-name="ce23" table:formula="of:=(([.I9]*[Sheet2.$B$4])+([.J9]*[Sheet2.$C$4])+([.K9]*[Sheet2.$D$4])+([.L9]*[Sheet2.$E$4]))" office:value-type="float" office:value="0.4">
            <text:p>0.4</text:p>
          </table:table-cell>
          <table:table-cell table:style-name="ce26" table:formula="of:=ROUNDDOWN((([.M9]*[Sheet2.$B$5])+([.N9]*[Sheet2.$C$5])+([.O9]*[Sheet2.$D$5])+([.P9]*[Sheet2.$E$5]))/[.D9];2)" office:value-type="float" office:value="1.18">
            <text:p>1.18</text:p>
          </table:table-cell>
          <table:table-cell table:style-name="ce26" table:formula="of:=(([.M9]*[Sheet2.$B$6])+([.N9]*[Sheet2.$C$6])+([.O9]*[Sheet2.$D$6])+([.P9]*[Sheet2.$E$6]))" office:value-type="float" office:value="240">
            <text:p>240</text:p>
          </table:table-cell>
          <table:table-cell table:style-name="ce26" table:formula="of:=(([.M9]*[Sheet2.$B$7])+([.N9]*[Sheet2.$C$7])+([.O9]*[Sheet2.$D$7])+([.P9]*[Sheet2.$E$7]))" office:value-type="float" office:value="0.8">
            <text:p>0.8</text:p>
          </table:table-cell>
          <table:table-cell table:formula="of:=ROUNDDOWN(640 *(([.Q9]*[Sheet2.$B$8])+([.R9]*[Sheet2.$C$8])+([.S9]*[Sheet2.$D$8])+([.T9]*[Sheet2.$E$8]))/[.D9])" office:value-type="float" office:value="118">
            <text:p>118</text:p>
          </table:table-cell>
          <table:table-cell table:style-name="ce23" table:formula="of:=(([.Q9]*[Sheet2.$B$9])+([.R9]*[Sheet2.$C$9])+([.S9]*[Sheet2.$D$9])+([.T9]*[Sheet2.$E$9]))" office:value-type="float" office:value="100">
            <text:p>100</text:p>
          </table:table-cell>
          <table:table-cell table:formula="of:=(([.Q9]*[Sheet2.$B$10])+([.R9]*[Sheet2.$C$10])+([.S9]*[Sheet2.$D$10])+([.T9]*[Sheet2.$E$10]))" office:value-type="float" office:value="1">
            <text:p>1</text:p>
          </table:table-cell>
          <table:table-cell table:formula="of:=(([.U9]*[Sheet2.$B$11])+([.V9]*[Sheet2.$C$11])+([.W9]*[Sheet2.$D$11])+([.X9]*[Sheet2.$E$11]))" office:value-type="float" office:value="255">
            <text:p>255</text:p>
          </table:table-cell>
          <table:table-cell table:formula="of:=(([.U9]*[Sheet2.$B$12])+([.V9]*[Sheet2.$C$12])+([.W9]*[Sheet2.$D$12])+([.X9]*[Sheet2.$E$12]))" office:value-type="float" office:value="5.4">
            <text:p>5.4</text:p>
          </table:table-cell>
          <table:table-cell table:formula="of:=[.AW9]-[.AU9]-[.AR9]-[.AO9]" office:value-type="float" office:value="3.2">
            <text:p>3.2</text:p>
          </table:table-cell>
          <table:table-cell table:formula="of:=(([.Y9]*[Sheet2.$B$13])+([.Z9]*[Sheet2.$C$13])+([.AA9]*[Sheet2.$D$13])+([.AB9]*[Sheet2.$E$13]))" office:value-type="float" office:value="160">
            <text:p>160</text:p>
          </table:table-cell>
          <table:table-cell table:formula="of:=(([.Y9]*[Sheet2.$B$14])+([.Z9]*[Sheet2.$C$14])+([.AA9]*[Sheet2.$D$14])+([.AB9]*[Sheet2.$E$14]))" office:value-type="float" office:value="260">
            <text:p>260</text:p>
          </table:table-cell>
          <table:table-cell table:formula="of:=([.AC9]*10)+([.AD9]*30)+([.AE9]*100)+([.AF9]*80)+([.AG9]*250)+([.AH9]*2000)+([.AI9]*80)+([.AJ9]*50)+([.AK9]*125)+([.AL9]*100)" office:value-type="float" office:value="205">
            <text:p>205</text:p>
          </table:table-cell>
          <table:table-cell table:formula="of:=[.AZ9]+[.AV9]+[.AT9]+[.AQ9]+[.AN9]+[.BA9]" office:value-type="float" office:value="1220">
            <text:p>1220</text:p>
          </table:table-cell>
          <table:table-cell table:number-columns-repeated="970"/>
        </table:table-row>
        <table:table-row table:style-name="ro2">
          <table:table-cell table:style-name="ce3" office:value-type="string" table:number-columns-spanned="1" table:number-rows-spanned="3">
            <text:p>Transport</text:p>
          </table:table-cell>
          <table:table-cell table:style-name="ce4" office:value-type="string">
            <text:p>Transporter</text:p>
          </table:table-cell>
          <table:table-cell table:style-name="ce4" office:value-type="string">
            <text:p>Lena</text:p>
          </table:table-cell>
          <table:table-cell table:style-name="ce4" office:value-type="float" office:value="1800">
            <text:p>1800</text:p>
          </table:table-cell>
          <table:table-cell table:style-name="ce4" office:value-type="float" office:value="350">
            <text:p>350</text:p>
          </table:table-cell>
          <table:table-cell table:style-name="ce4" office:value-type="float" office:value="1600">
            <text:p>1600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2">
            <text:p>2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number-columns-repeated="2" table:style-name="ce11"/>
          <table:table-cell table:style-name="ce4"/>
          <table:table-cell table:style-name="ce4" office:value-type="float" office:value="2">
            <text:p>2</text:p>
          </table:table-cell>
          <table:table-cell table:number-columns-repeated="2" table:style-name="ce4"/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/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/>
          <table:table-cell table:style-name="ce11"/>
          <table:table-cell table:style-name="ce11" office:value-type="float" office:value="6">
            <text:p>6</text:p>
          </table:table-cell>
          <table:table-cell table:number-columns-repeated="2" table:style-name="ce11"/>
          <table:table-cell table:style-name="ce7"/>
          <table:table-cell table:style-name="ce7" office:value-type="float" office:value="1">
            <text:p>1</text:p>
          </table:table-cell>
          <table:table-cell table:number-columns-repeated="4" table:style-name="ce7"/>
          <table:table-cell table:number-columns-repeated="4" table:style-name="ce11"/>
          <table:table-cell table:style-name="ce4" table:formula="of:=ROUNDDOWN(1000 *(([.I10]*[Sheet2.$B$2])+([.J10]*[Sheet2.$C$2])+([.K10]*[Sheet2.$D$2])+([.L10]*[Sheet2.$E$2]))/[.D10])" office:value-type="float" office:value="266">
            <text:p>266</text:p>
          </table:table-cell>
          <table:table-cell table:style-name="ce22" table:formula="of:=(([.I10]*[Sheet2.$B$3])+([.J10]*[Sheet2.$C$3])+([.K10]*[Sheet2.$D$3])+([.L10]*[Sheet2.$E$3]))" office:value-type="float" office:value="320">
            <text:p>320</text:p>
          </table:table-cell>
          <table:table-cell table:style-name="ce22" table:formula="of:=(([.I10]*[Sheet2.$B$4])+([.J10]*[Sheet2.$C$4])+([.K10]*[Sheet2.$D$4])+([.L10]*[Sheet2.$E$4]))" office:value-type="float" office:value="0.8">
            <text:p>0.8</text:p>
          </table:table-cell>
          <table:table-cell table:style-name="ce25" table:formula="of:=ROUNDDOWN((([.M10]*[Sheet2.$B$5])+([.N10]*[Sheet2.$C$5])+([.O10]*[Sheet2.$D$5])+([.P10]*[Sheet2.$E$5]))/[.D10];2)" office:value-type="float" office:value="0.22">
            <text:p>0.22</text:p>
          </table:table-cell>
          <table:table-cell table:style-name="ce25" table:formula="of:=(([.M10]*[Sheet2.$B$6])+([.N10]*[Sheet2.$C$6])+([.O10]*[Sheet2.$D$6])+([.P10]*[Sheet2.$E$6]))" office:value-type="float" office:value="120">
            <text:p>120</text:p>
          </table:table-cell>
          <table:table-cell table:style-name="ce25" table:formula="of:=(([.M10]*[Sheet2.$B$7])+([.N10]*[Sheet2.$C$7])+([.O10]*[Sheet2.$D$7])+([.P10]*[Sheet2.$E$7]))" office:value-type="float" office:value="0.4">
            <text:p>0.4</text:p>
          </table:table-cell>
          <table:table-cell table:style-name="ce4" table:formula="of:=ROUNDDOWN(640 *(([.Q10]*[Sheet2.$B$8])+([.R10]*[Sheet2.$C$8])+([.S10]*[Sheet2.$D$8])+([.T10]*[Sheet2.$E$8]))/[.D10])" office:value-type="float" office:value="62">
            <text:p>62</text:p>
          </table:table-cell>
          <table:table-cell table:style-name="ce22" table:formula="of:=(([.Q10]*[Sheet2.$B$9])+([.R10]*[Sheet2.$C$9])+([.S10]*[Sheet2.$D$9])+([.T10]*[Sheet2.$E$9]))" office:value-type="float" office:value="145">
            <text:p>145</text:p>
          </table:table-cell>
          <table:table-cell table:style-name="ce4" table:formula="of:=(([.Q10]*[Sheet2.$B$10])+([.R10]*[Sheet2.$C$10])+([.S10]*[Sheet2.$D$10])+([.T10]*[Sheet2.$E$10]))" office:value-type="float" office:value="1.4">
            <text:p>1.4</text:p>
          </table:table-cell>
          <table:table-cell table:style-name="ce11" table:formula="of:=(([.U10]*[Sheet2.$B$11])+([.V10]*[Sheet2.$C$11])+([.W10]*[Sheet2.$D$11])+([.X10]*[Sheet2.$E$11]))" office:value-type="float" office:value="215">
            <text:p>215</text:p>
          </table:table-cell>
          <table:table-cell table:style-name="ce11" table:formula="of:=(([.U10]*[Sheet2.$B$12])+([.V10]*[Sheet2.$C$12])+([.W10]*[Sheet2.$D$12])+([.X10]*[Sheet2.$E$12]))" office:value-type="float" office:value="4.6">
            <text:p>4.6</text:p>
          </table:table-cell>
          <table:table-cell table:style-name="ce11" table:formula="of:=[.AW10]-[.AU10]-[.AR10]-[.AO10]" office:value-type="float" office:value="2">
            <text:p>2</text:p>
          </table:table-cell>
          <table:table-cell table:style-name="ce4" table:formula="of:=(([.Y10]*[Sheet2.$B$13])+([.Z10]*[Sheet2.$C$13])+([.AA10]*[Sheet2.$D$13])+([.AB10]*[Sheet2.$E$13]))" office:value-type="float" office:value="384">
            <text:p>384</text:p>
          </table:table-cell>
          <table:table-cell table:style-name="ce4" table:formula="of:=(([.Y10]*[Sheet2.$B$14])+([.Z10]*[Sheet2.$C$14])+([.AA10]*[Sheet2.$D$14])+([.AB10]*[Sheet2.$E$14]))" office:value-type="float" office:value="600">
            <text:p>600</text:p>
          </table:table-cell>
          <table:table-cell table:style-name="ce11" table:formula="of:=([.AC10]*10)+([.AD10]*30)+([.AE10]*100)+([.AF10]*80)+([.AG10]*250)+([.AH10]*2000)+([.AI10]*80)+([.AJ10]*50)+([.AK10]*125)+([.AL10]*100)" office:value-type="float" office:value="30">
            <text:p>30</text:p>
          </table:table-cell>
          <table:table-cell table:style-name="ce4" table:formula="of:=[.AZ10]+[.AV10]+[.AT10]+[.AQ10]+[.AN10]+[.BA10]" office:value-type="float" office:value="1430">
            <text:p>1430</text:p>
          </table:table-cell>
          <table:table-cell table:style-name="ce4" table:number-columns-repeated="970"/>
        </table:table-row>
        <table:table-row table:style-name="ro5">
          <table:covered-table-cell/>
          <table:table-cell office:value-type="string">
            <text:p>Ghavial*</text:p>
          </table:table-cell>
          <table:table-cell office:value-type="string">
            <text:p>Kolyma</text:p>
          </table:table-cell>
          <table:table-cell office:value-type="float" office:value="4000">
            <text:p>4000</text:p>
          </table:table-cell>
          <table:table-cell office:value-type="float" office:value="600">
            <text:p>600</text:p>
          </table:table-cell>
          <table:table-cell office:value-type="float" office:value="3500">
            <text:p>350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formula="of:=ROUNDDOWN(1000 *(([.I11]*[Sheet2.$B$2])+([.J11]*[Sheet2.$C$2])+([.K11]*[Sheet2.$D$2])+([.L11]*[Sheet2.$E$2]))/[.D11])" office:value-type="float" office:value="240">
            <text:p>240</text:p>
          </table:table-cell>
          <table:table-cell table:style-name="ce23" table:formula="of:=(([.I11]*[Sheet2.$B$3])+([.J11]*[Sheet2.$C$3])+([.K11]*[Sheet2.$D$3])+([.L11]*[Sheet2.$E$3]))" office:value-type="float" office:value="590">
            <text:p>590</text:p>
          </table:table-cell>
          <table:table-cell table:style-name="ce23" table:formula="of:=(([.I11]*[Sheet2.$B$4])+([.J11]*[Sheet2.$C$4])+([.K11]*[Sheet2.$D$4])+([.L11]*[Sheet2.$E$4]))" office:value-type="float" office:value="1.35">
            <text:p>1.35</text:p>
          </table:table-cell>
          <table:table-cell table:style-name="ce26" table:formula="of:=ROUNDDOWN((([.M11]*[Sheet2.$B$5])+([.N11]*[Sheet2.$C$5])+([.O11]*[Sheet2.$D$5])+([.P11]*[Sheet2.$E$5]))/[.D11];2)" office:value-type="float" office:value="0.25">
            <text:p>0.25</text:p>
          </table:table-cell>
          <table:table-cell table:style-name="ce26" table:formula="of:=(([.M11]*[Sheet2.$B$6])+([.N11]*[Sheet2.$C$6])+([.O11]*[Sheet2.$D$6])+([.P11]*[Sheet2.$E$6]))" office:value-type="float" office:value="300">
            <text:p>300</text:p>
          </table:table-cell>
          <table:table-cell table:style-name="ce26" table:formula="of:=(([.M11]*[Sheet2.$B$7])+([.N11]*[Sheet2.$C$7])+([.O11]*[Sheet2.$D$7])+([.P11]*[Sheet2.$E$7]))" office:value-type="float" office:value="1">
            <text:p>1</text:p>
          </table:table-cell>
          <table:table-cell table:formula="of:=ROUNDDOWN(640 *(([.Q11]*[Sheet2.$B$8])+([.R11]*[Sheet2.$C$8])+([.S11]*[Sheet2.$D$8])+([.T11]*[Sheet2.$E$8]))/[.D11])" office:value-type="float" office:value="64">
            <text:p>64</text:p>
          </table:table-cell>
          <table:table-cell table:style-name="ce23" table:formula="of:=(([.Q11]*[Sheet2.$B$9])+([.R11]*[Sheet2.$C$9])+([.S11]*[Sheet2.$D$9])+([.T11]*[Sheet2.$E$9]))" office:value-type="float" office:value="340">
            <text:p>340</text:p>
          </table:table-cell>
          <table:table-cell table:formula="of:=(([.Q11]*[Sheet2.$B$10])+([.R11]*[Sheet2.$C$10])+([.S11]*[Sheet2.$D$10])+([.T11]*[Sheet2.$E$10]))" office:value-type="float" office:value="3.2">
            <text:p>3.2</text:p>
          </table:table-cell>
          <table:table-cell table:formula="of:=(([.U11]*[Sheet2.$B$11])+([.V11]*[Sheet2.$C$11])+([.W11]*[Sheet2.$D$11])+([.X11]*[Sheet2.$E$11]))" office:value-type="float" office:value="350">
            <text:p>350</text:p>
          </table:table-cell>
          <table:table-cell table:formula="of:=(([.U11]*[Sheet2.$B$12])+([.V11]*[Sheet2.$C$12])+([.W11]*[Sheet2.$D$12])+([.X11]*[Sheet2.$E$12]))" office:value-type="float" office:value="7.6">
            <text:p>7.6</text:p>
          </table:table-cell>
          <table:table-cell table:formula="of:=[.AW11]-[.AU11]-[.AR11]-[.AO11]" office:value-type="float" office:value="2.05">
            <text:p>2.05</text:p>
          </table:table-cell>
          <table:table-cell table:formula="of:=(([.Y11]*[Sheet2.$B$13])+([.Z11]*[Sheet2.$C$13])+([.AA11]*[Sheet2.$D$13])+([.AB11]*[Sheet2.$E$13]))" office:value-type="float" office:value="448">
            <text:p>448</text:p>
          </table:table-cell>
          <table:table-cell table:formula="of:=(([.Y11]*[Sheet2.$B$14])+([.Z11]*[Sheet2.$C$14])+([.AA11]*[Sheet2.$D$14])+([.AB11]*[Sheet2.$E$14]))" office:value-type="float" office:value="675">
            <text:p>675</text:p>
          </table:table-cell>
          <table:table-cell table:formula="of:=([.AC11]*10)+([.AD11]*30)+([.AE11]*100)+([.AF11]*80)+([.AG11]*250)+([.AH11]*2000)+([.AI11]*80)+([.AJ11]*50)+([.AK11]*125)+([.AL11]*100)" office:value-type="float" office:value="130">
            <text:p>130</text:p>
          </table:table-cell>
          <table:table-cell table:formula="of:=[.AZ11]+[.AV11]+[.AT11]+[.AQ11]+[.AN11]+[.BA11]" office:value-type="float" office:value="2385">
            <text:p>2385</text:p>
          </table:table-cell>
          <table:table-cell table:number-columns-repeated="970"/>
        </table:table-row>
        <table:table-row table:style-name="ro5">
          <table:covered-table-cell/>
          <table:table-cell office:value-type="string">
            <text:p>Ophidian*</text:p>
          </table:table-cell>
          <table:table-cell office:value-type="string">
            <text:p>Araguaia</text:p>
          </table:table-cell>
          <table:table-cell office:value-type="float" office:value="1600">
            <text:p>1600</text:p>
          </table:table-cell>
          <table:table-cell office:value-type="float" office:value="350">
            <text:p>350</text:p>
          </table:table-cell>
          <table:table-cell office:value-type="float" office:value="1800">
            <text:p>180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ROUNDDOWN(1000 *(([.I12]*[Sheet2.$B$2])+([.J12]*[Sheet2.$C$2])+([.K12]*[Sheet2.$D$2])+([.L12]*[Sheet2.$E$2]))/[.D12])" office:value-type="float" office:value="300">
            <text:p>300</text:p>
          </table:table-cell>
          <table:table-cell table:style-name="ce23" table:formula="of:=(([.I12]*[Sheet2.$B$3])+([.J12]*[Sheet2.$C$3])+([.K12]*[Sheet2.$D$3])+([.L12]*[Sheet2.$E$3]))" office:value-type="float" office:value="320">
            <text:p>320</text:p>
          </table:table-cell>
          <table:table-cell table:style-name="ce23" table:formula="of:=(([.I12]*[Sheet2.$B$4])+([.J12]*[Sheet2.$C$4])+([.K12]*[Sheet2.$D$4])+([.L12]*[Sheet2.$E$4]))" office:value-type="float" office:value="0.8">
            <text:p>0.8</text:p>
          </table:table-cell>
          <table:table-cell table:style-name="ce26" table:formula="of:=ROUNDDOWN((([.M12]*[Sheet2.$B$5])+([.N12]*[Sheet2.$C$5])+([.O12]*[Sheet2.$D$5])+([.P12]*[Sheet2.$E$5]))/[.D12];2)" office:value-type="float" office:value="0.5">
            <text:p>0.5</text:p>
          </table:table-cell>
          <table:table-cell table:style-name="ce26" table:formula="of:=(([.M12]*[Sheet2.$B$6])+([.N12]*[Sheet2.$C$6])+([.O12]*[Sheet2.$D$6])+([.P12]*[Sheet2.$E$6]))" office:value-type="float" office:value="240">
            <text:p>240</text:p>
          </table:table-cell>
          <table:table-cell table:style-name="ce26" table:formula="of:=(([.M12]*[Sheet2.$B$7])+([.N12]*[Sheet2.$C$7])+([.O12]*[Sheet2.$D$7])+([.P12]*[Sheet2.$E$7]))" office:value-type="float" office:value="0.8">
            <text:p>0.8</text:p>
          </table:table-cell>
          <table:table-cell table:formula="of:=ROUNDDOWN(640 *(([.Q12]*[Sheet2.$B$8])+([.R12]*[Sheet2.$C$8])+([.S12]*[Sheet2.$D$8])+([.T12]*[Sheet2.$E$8]))/[.D12])" office:value-type="float" office:value="80">
            <text:p>80</text:p>
          </table:table-cell>
          <table:table-cell table:style-name="ce23" table:formula="of:=(([.Q12]*[Sheet2.$B$9])+([.R12]*[Sheet2.$C$9])+([.S12]*[Sheet2.$D$9])+([.T12]*[Sheet2.$E$9]))" office:value-type="float" office:value="170">
            <text:p>170</text:p>
          </table:table-cell>
          <table:table-cell table:formula="of:=(([.Q12]*[Sheet2.$B$10])+([.R12]*[Sheet2.$C$10])+([.S12]*[Sheet2.$D$10])+([.T12]*[Sheet2.$E$10]))" office:value-type="float" office:value="1.6">
            <text:p>1.6</text:p>
          </table:table-cell>
          <table:table-cell table:formula="of:=(([.U12]*[Sheet2.$B$11])+([.V12]*[Sheet2.$C$11])+([.W12]*[Sheet2.$D$11])+([.X12]*[Sheet2.$E$11]))" office:value-type="float" office:value="270">
            <text:p>270</text:p>
          </table:table-cell>
          <table:table-cell table:formula="of:=(([.U12]*[Sheet2.$B$12])+([.V12]*[Sheet2.$C$12])+([.W12]*[Sheet2.$D$12])+([.X12]*[Sheet2.$E$12]))" office:value-type="float" office:value="6">
            <text:p>6</text:p>
          </table:table-cell>
          <table:table-cell table:formula="of:=[.AW12]-[.AU12]-[.AR12]-[.AO12]" office:value-type="float" office:value="2.8">
            <text:p>2.8</text:p>
          </table:table-cell>
          <table:table-cell table:formula="of:=(([.Y12]*[Sheet2.$B$13])+([.Z12]*[Sheet2.$C$13])+([.AA12]*[Sheet2.$D$13])+([.AB12]*[Sheet2.$E$13]))" office:value-type="float" office:value="192">
            <text:p>192</text:p>
          </table:table-cell>
          <table:table-cell table:formula="of:=(([.Y12]*[Sheet2.$B$14])+([.Z12]*[Sheet2.$C$14])+([.AA12]*[Sheet2.$D$14])+([.AB12]*[Sheet2.$E$14]))" office:value-type="float" office:value="300">
            <text:p>300</text:p>
          </table:table-cell>
          <table:table-cell table:formula="of:=([.AC12]*10)+([.AD12]*30)+([.AE12]*100)+([.AF12]*80)+([.AG12]*250)+([.AH12]*2000)+([.AI12]*80)+([.AJ12]*50)+([.AK12]*125)+([.AL12]*100)" office:value-type="float" office:value="180">
            <text:p>180</text:p>
          </table:table-cell>
          <table:table-cell table:formula="of:=[.AZ12]+[.AV12]+[.AT12]+[.AQ12]+[.AN12]+[.BA12]" office:value-type="float" office:value="1480">
            <text:p>1480</text:p>
          </table:table-cell>
          <table:table-cell table:number-columns-repeated="970"/>
        </table:table-row>
        <table:table-row table:style-name="ro5">
          <table:table-cell table:style-name="ce3" office:value-type="string" table:number-columns-spanned="1" table:number-rows-spanned="5">
            <text:p>Freighter</text:p>
          </table:table-cell>
          <table:table-cell table:style-name="ce4" office:value-type="string">
            <text:p>Adder</text:p>
          </table:table-cell>
          <table:table-cell table:style-name="ce4" office:value-type="string">
            <text:p>Tarpan</text:p>
          </table:table-cell>
          <table:table-cell table:style-name="ce4" office:value-type="float" office:value="9000">
            <text:p>9000</text:p>
          </table:table-cell>
          <table:table-cell table:style-name="ce4" office:value-type="float" office:value="750">
            <text:p>750</text:p>
          </table:table-cell>
          <table:table-cell table:style-name="ce4" office:value-type="float" office:value="2500">
            <text:p>2500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6">
            <text:p>6</text:p>
          </table:table-cell>
          <table:table-cell table:number-columns-repeated="2" table:style-name="ce11"/>
          <table:table-cell table:style-name="ce11" office:value-type="float" office:value="2">
            <text:p>2</text:p>
          </table:table-cell>
          <table:table-cell table:style-name="ce11"/>
          <table:table-cell table:style-name="ce4"/>
          <table:table-cell table:style-name="ce4" office:value-type="float" office:value="4">
            <text:p>4</text:p>
          </table:table-cell>
          <table:table-cell table:number-columns-repeated="2" table:style-name="ce4"/>
          <table:table-cell table:style-name="ce11"/>
          <table:table-cell table:style-name="ce11" office:value-type="float" office:value="1">
            <text:p>1</text:p>
          </table:table-cell>
          <table:table-cell table:number-columns-repeated="2" table:style-name="ce11"/>
          <table:table-cell table:style-name="ce7"/>
          <table:table-cell table:style-name="ce7" office:value-type="float" office:value="3">
            <text:p>3</text:p>
          </table:table-cell>
          <table:table-cell table:number-columns-repeated="2" table:style-name="ce7"/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6" table:style-name="ce7"/>
          <table:table-cell table:number-columns-repeated="3" table:style-name="ce11"/>
          <table:table-cell table:style-name="ce11" office:value-type="float" office:value="1">
            <text:p>1</text:p>
          </table:table-cell>
          <table:table-cell table:style-name="ce4" table:formula="of:=ROUNDDOWN(1000 *(([.I13]*[Sheet2.$B$2])+([.J13]*[Sheet2.$C$2])+([.K13]*[Sheet2.$D$2])+([.L13]*[Sheet2.$E$2]))/[.D13])" office:value-type="float" office:value="133">
            <text:p>133</text:p>
          </table:table-cell>
          <table:table-cell table:style-name="ce22" table:formula="of:=(([.I13]*[Sheet2.$B$3])+([.J13]*[Sheet2.$C$3])+([.K13]*[Sheet2.$D$3])+([.L13]*[Sheet2.$E$3]))" office:value-type="float" office:value="700">
            <text:p>700</text:p>
          </table:table-cell>
          <table:table-cell table:style-name="ce22" table:formula="of:=(([.I13]*[Sheet2.$B$4])+([.J13]*[Sheet2.$C$4])+([.K13]*[Sheet2.$D$4])+([.L13]*[Sheet2.$E$4]))" office:value-type="float" office:value="1.5">
            <text:p>1.5</text:p>
          </table:table-cell>
          <table:table-cell table:style-name="ce25" table:formula="of:=ROUNDDOWN((([.M13]*[Sheet2.$B$5])+([.N13]*[Sheet2.$C$5])+([.O13]*[Sheet2.$D$5])+([.P13]*[Sheet2.$E$5]))/[.D13];2)" office:value-type="float" office:value="0.08">
            <text:p>0.08</text:p>
          </table:table-cell>
          <table:table-cell table:style-name="ce25" table:formula="of:=(([.M13]*[Sheet2.$B$6])+([.N13]*[Sheet2.$C$6])+([.O13]*[Sheet2.$D$6])+([.P13]*[Sheet2.$E$6]))" office:value-type="float" office:value="240">
            <text:p>240</text:p>
          </table:table-cell>
          <table:table-cell table:style-name="ce25" table:formula="of:=(([.M13]*[Sheet2.$B$7])+([.N13]*[Sheet2.$C$7])+([.O13]*[Sheet2.$D$7])+([.P13]*[Sheet2.$E$7]))" office:value-type="float" office:value="0.8">
            <text:p>0.8</text:p>
          </table:table-cell>
          <table:table-cell table:style-name="ce4" table:formula="of:=ROUNDDOWN(640 *(([.Q13]*[Sheet2.$B$8])+([.R13]*[Sheet2.$C$8])+([.S13]*[Sheet2.$D$8])+([.T13]*[Sheet2.$E$8]))/[.D13])" office:value-type="float" office:value="7">
            <text:p>7</text:p>
          </table:table-cell>
          <table:table-cell table:style-name="ce22" table:formula="of:=(([.Q13]*[Sheet2.$B$9])+([.R13]*[Sheet2.$C$9])+([.S13]*[Sheet2.$D$9])+([.T13]*[Sheet2.$E$9]))" office:value-type="float" office:value="85">
            <text:p>85</text:p>
          </table:table-cell>
          <table:table-cell table:style-name="ce4" table:formula="of:=(([.Q13]*[Sheet2.$B$10])+([.R13]*[Sheet2.$C$10])+([.S13]*[Sheet2.$D$10])+([.T13]*[Sheet2.$E$10]))" office:value-type="float" office:value="0.8">
            <text:p>0.8</text:p>
          </table:table-cell>
          <table:table-cell table:style-name="ce11" table:formula="of:=(([.U13]*[Sheet2.$B$11])+([.V13]*[Sheet2.$C$11])+([.W13]*[Sheet2.$D$11])+([.X13]*[Sheet2.$E$11]))" office:value-type="float" office:value="405">
            <text:p>405</text:p>
          </table:table-cell>
          <table:table-cell table:style-name="ce11" table:formula="of:=(([.U13]*[Sheet2.$B$12])+([.V13]*[Sheet2.$C$12])+([.W13]*[Sheet2.$D$12])+([.X13]*[Sheet2.$E$12]))" office:value-type="float" office:value="9">
            <text:p>9</text:p>
          </table:table-cell>
          <table:table-cell table:style-name="ce11" table:formula="of:=[.AW13]-[.AU13]-[.AR13]-[.AO13]" office:value-type="float" office:value="5.9">
            <text:p>5.9</text:p>
          </table:table-cell>
          <table:table-cell table:style-name="ce4" table:formula="of:=(([.Y13]*[Sheet2.$B$13])+([.Z13]*[Sheet2.$C$13])+([.AA13]*[Sheet2.$D$13])+([.AB13]*[Sheet2.$E$13]))" office:value-type="float" office:value="448">
            <text:p>448</text:p>
          </table:table-cell>
          <table:table-cell table:style-name="ce4" table:formula="of:=(([.Y13]*[Sheet2.$B$14])+([.Z13]*[Sheet2.$C$14])+([.AA13]*[Sheet2.$D$14])+([.AB13]*[Sheet2.$E$14]))" office:value-type="float" office:value="675">
            <text:p>675</text:p>
          </table:table-cell>
          <table:table-cell table:style-name="ce11" table:formula="of:=([.AC13]*10)+([.AD13]*30)+([.AE13]*100)+([.AF13]*80)+([.AG13]*250)+([.AH13]*2000)+([.AI13]*80)+([.AJ13]*50)+([.AK13]*125)+([.AL13]*100)" office:value-type="float" office:value="100">
            <text:p>100</text:p>
          </table:table-cell>
          <table:table-cell table:style-name="ce4" table:formula="of:=[.AZ13]+[.AV13]+[.AT13]+[.AQ13]+[.AN13]+[.BA13]" office:value-type="float" office:value="2205">
            <text:p>2205</text:p>
          </table:table-cell>
          <table:table-cell table:style-name="ce4" table:number-columns-repeated="970"/>
        </table:table-row>
        <table:table-row table:style-name="ro5">
          <table:covered-table-cell/>
          <table:table-cell office:value-type="string">
            <text:p>Python</text:p>
          </table:table-cell>
          <table:table-cell office:value-type="string">
            <text:p>Tabapua</text:p>
          </table:table-cell>
          <table:table-cell office:value-type="float" office:value="17000">
            <text:p>17000</text:p>
          </table:table-cell>
          <table:table-cell office:value-type="float" office:value="1200">
            <text:p>1200</text:p>
          </table:table-cell>
          <table:table-cell office:value-type="float" office:value="3750">
            <text:p>3750</text:p>
          </table:table-cell>
          <table:table-cell office:value-type="float" office:value="225">
            <text:p>225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10"/>
          <table:table-cell office:value-type="float" office:value="1">
            <text:p>1</text:p>
          </table:table-cell>
          <table:table-cell table:formula="of:=ROUNDDOWN(1000 *(([.I14]*[Sheet2.$B$2])+([.J14]*[Sheet2.$C$2])+([.K14]*[Sheet2.$D$2])+([.L14]*[Sheet2.$E$2]))/[.D14])" office:value-type="float" office:value="105">
            <text:p>105</text:p>
          </table:table-cell>
          <table:table-cell table:style-name="ce23" table:formula="of:=(([.I14]*[Sheet2.$B$3])+([.J14]*[Sheet2.$C$3])+([.K14]*[Sheet2.$D$3])+([.L14]*[Sheet2.$E$3]))" office:value-type="float" office:value="1050">
            <text:p>1050</text:p>
          </table:table-cell>
          <table:table-cell table:style-name="ce23" table:formula="of:=(([.I14]*[Sheet2.$B$4])+([.J14]*[Sheet2.$C$4])+([.K14]*[Sheet2.$D$4])+([.L14]*[Sheet2.$E$4]))" office:value-type="float" office:value="2.25">
            <text:p>2.25</text:p>
          </table:table-cell>
          <table:table-cell table:style-name="ce26" table:formula="of:=ROUNDDOWN((([.M14]*[Sheet2.$B$5])+([.N14]*[Sheet2.$C$5])+([.O14]*[Sheet2.$D$5])+([.P14]*[Sheet2.$E$5]))/[.D14];2)" office:value-type="float" office:value="0.09">
            <text:p>0.09</text:p>
          </table:table-cell>
          <table:table-cell table:style-name="ce26" table:formula="of:=(([.M14]*[Sheet2.$B$6])+([.N14]*[Sheet2.$C$6])+([.O14]*[Sheet2.$D$6])+([.P14]*[Sheet2.$E$6]))" office:value-type="float" office:value="430">
            <text:p>430</text:p>
          </table:table-cell>
          <table:table-cell table:style-name="ce26" table:formula="of:=(([.M14]*[Sheet2.$B$7])+([.N14]*[Sheet2.$C$7])+([.O14]*[Sheet2.$D$7])+([.P14]*[Sheet2.$E$7]))" office:value-type="float" office:value="1.35">
            <text:p>1.35</text:p>
          </table:table-cell>
          <table:table-cell table:formula="of:=ROUNDDOWN(640 *(([.Q14]*[Sheet2.$B$8])+([.R14]*[Sheet2.$C$8])+([.S14]*[Sheet2.$D$8])+([.T14]*[Sheet2.$E$8]))/[.D14])" office:value-type="float" office:value="3">
            <text:p>3</text:p>
          </table:table-cell>
          <table:table-cell table:style-name="ce23" table:formula="of:=(([.Q14]*[Sheet2.$B$9])+([.R14]*[Sheet2.$C$9])+([.S14]*[Sheet2.$D$9])+([.T14]*[Sheet2.$E$9]))" office:value-type="float" office:value="85">
            <text:p>85</text:p>
          </table:table-cell>
          <table:table-cell table:formula="of:=(([.Q14]*[Sheet2.$B$10])+([.R14]*[Sheet2.$C$10])+([.S14]*[Sheet2.$D$10])+([.T14]*[Sheet2.$E$10]))" office:value-type="float" office:value="0.8">
            <text:p>0.8</text:p>
          </table:table-cell>
          <table:table-cell table:formula="of:=(([.U14]*[Sheet2.$B$11])+([.V14]*[Sheet2.$C$11])+([.W14]*[Sheet2.$D$11])+([.X14]*[Sheet2.$E$11]))" office:value-type="float" office:value="525">
            <text:p>525</text:p>
          </table:table-cell>
          <table:table-cell table:formula="of:=(([.U14]*[Sheet2.$B$12])+([.V14]*[Sheet2.$C$12])+([.W14]*[Sheet2.$D$12])+([.X14]*[Sheet2.$E$12]))" office:value-type="float" office:value="11.4">
            <text:p>11.4</text:p>
          </table:table-cell>
          <table:table-cell table:formula="of:=[.AW14]-[.AU14]-[.AR14]-[.AO14]" office:value-type="float" office:value="7">
            <text:p>7</text:p>
          </table:table-cell>
          <table:table-cell table:formula="of:=(([.Y14]*[Sheet2.$B$13])+([.Z14]*[Sheet2.$C$13])+([.AA14]*[Sheet2.$D$13])+([.AB14]*[Sheet2.$E$13]))" office:value-type="float" office:value="768">
            <text:p>768</text:p>
          </table:table-cell>
          <table:table-cell table:formula="of:=(([.Y14]*[Sheet2.$B$14])+([.Z14]*[Sheet2.$C$14])+([.AA14]*[Sheet2.$D$14])+([.AB14]*[Sheet2.$E$14]))" office:value-type="float" office:value="1125">
            <text:p>1125</text:p>
          </table:table-cell>
          <table:table-cell table:formula="of:=([.AC14]*10)+([.AD14]*30)+([.AE14]*100)+([.AF14]*80)+([.AG14]*250)+([.AH14]*2000)+([.AI14]*80)+([.AJ14]*50)+([.AK14]*125)+([.AL14]*100)" office:value-type="float" office:value="100">
            <text:p>100</text:p>
          </table:table-cell>
          <table:table-cell table:formula="of:=[.AZ14]+[.AV14]+[.AT14]+[.AQ14]+[.AN14]+[.BA14]" office:value-type="float" office:value="3315">
            <text:p>3315</text:p>
          </table:table-cell>
          <table:table-cell table:number-columns-repeated="970"/>
        </table:table-row>
        <table:table-row table:style-name="ro5">
          <table:covered-table-cell/>
          <table:table-cell office:value-type="string">
            <text:p>Boa</text:p>
          </table:table-cell>
          <table:table-cell office:value-type="string">
            <text:p>Charolais</text:p>
          </table:table-cell>
          <table:table-cell office:value-type="float" office:value="30000">
            <text:p>30000</text:p>
          </table:table-cell>
          <table:table-cell office:value-type="float" office:value="1750">
            <text:p>1750</text:p>
          </table:table-cell>
          <table:table-cell office:value-type="float" office:value="6000">
            <text:p>6000</text:p>
          </table:table-cell>
          <table:table-cell office:value-type="float" office:value="375">
            <text:p>375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10"/>
          <table:table-cell office:value-type="float" office:value="1">
            <text:p>1</text:p>
          </table:table-cell>
          <table:table-cell table:formula="of:=ROUNDDOWN(1000 *(([.I15]*[Sheet2.$B$2])+([.J15]*[Sheet2.$C$2])+([.K15]*[Sheet2.$D$2])+([.L15]*[Sheet2.$E$2]))/[.D15])" office:value-type="float" office:value="100">
            <text:p>100</text:p>
          </table:table-cell>
          <table:table-cell table:style-name="ce23" table:formula="of:=(([.I15]*[Sheet2.$B$3])+([.J15]*[Sheet2.$C$3])+([.K15]*[Sheet2.$D$3])+([.L15]*[Sheet2.$E$3]))" office:value-type="float" office:value="1750">
            <text:p>1750</text:p>
          </table:table-cell>
          <table:table-cell table:style-name="ce23" table:formula="of:=(([.I15]*[Sheet2.$B$4])+([.J15]*[Sheet2.$C$4])+([.K15]*[Sheet2.$D$4])+([.L15]*[Sheet2.$E$4]))" office:value-type="float" office:value="3.75">
            <text:p>3.75</text:p>
          </table:table-cell>
          <table:table-cell table:style-name="ce26" table:formula="of:=ROUNDDOWN((([.M15]*[Sheet2.$B$5])+([.N15]*[Sheet2.$C$5])+([.O15]*[Sheet2.$D$5])+([.P15]*[Sheet2.$E$5]))/[.D15];2)" office:value-type="float" office:value="0.06">
            <text:p>0.06</text:p>
          </table:table-cell>
          <table:table-cell table:style-name="ce26" table:formula="of:=(([.M15]*[Sheet2.$B$6])+([.N15]*[Sheet2.$C$6])+([.O15]*[Sheet2.$D$6])+([.P15]*[Sheet2.$E$6]))" office:value-type="float" office:value="500">
            <text:p>500</text:p>
          </table:table-cell>
          <table:table-cell table:style-name="ce26" table:formula="of:=(([.M15]*[Sheet2.$B$7])+([.N15]*[Sheet2.$C$7])+([.O15]*[Sheet2.$D$7])+([.P15]*[Sheet2.$E$7]))" office:value-type="float" office:value="1.5">
            <text:p>1.5</text:p>
          </table:table-cell>
          <table:table-cell table:formula="of:=ROUNDDOWN(640 *(([.Q15]*[Sheet2.$B$8])+([.R15]*[Sheet2.$C$8])+([.S15]*[Sheet2.$D$8])+([.T15]*[Sheet2.$E$8]))/[.D15])" office:value-type="float" office:value="4">
            <text:p>4</text:p>
          </table:table-cell>
          <table:table-cell table:style-name="ce23" table:formula="of:=(([.Q15]*[Sheet2.$B$9])+([.R15]*[Sheet2.$C$9])+([.S15]*[Sheet2.$D$9])+([.T15]*[Sheet2.$E$9]))" office:value-type="float" office:value="170">
            <text:p>170</text:p>
          </table:table-cell>
          <table:table-cell table:formula="of:=(([.Q15]*[Sheet2.$B$10])+([.R15]*[Sheet2.$C$10])+([.S15]*[Sheet2.$D$10])+([.T15]*[Sheet2.$E$10]))" office:value-type="float" office:value="1.6">
            <text:p>1.6</text:p>
          </table:table-cell>
          <table:table-cell table:formula="of:=(([.U15]*[Sheet2.$B$11])+([.V15]*[Sheet2.$C$11])+([.W15]*[Sheet2.$D$11])+([.X15]*[Sheet2.$E$11]))" office:value-type="float" office:value="540">
            <text:p>540</text:p>
          </table:table-cell>
          <table:table-cell table:formula="of:=(([.U15]*[Sheet2.$B$12])+([.V15]*[Sheet2.$C$12])+([.W15]*[Sheet2.$D$12])+([.X15]*[Sheet2.$E$12]))" office:value-type="float" office:value="12">
            <text:p>12</text:p>
          </table:table-cell>
          <table:table-cell table:formula="of:=[.AW15]-[.AU15]-[.AR15]-[.AO15]" office:value-type="float" office:value="5.15">
            <text:p>5.15</text:p>
          </table:table-cell>
          <table:table-cell table:formula="of:=(([.Y15]*[Sheet2.$B$13])+([.Z15]*[Sheet2.$C$13])+([.AA15]*[Sheet2.$D$13])+([.AB15]*[Sheet2.$E$13]))" office:value-type="float" office:value="1280">
            <text:p>1280</text:p>
          </table:table-cell>
          <table:table-cell table:formula="of:=(([.Y15]*[Sheet2.$B$14])+([.Z15]*[Sheet2.$C$14])+([.AA15]*[Sheet2.$D$14])+([.AB15]*[Sheet2.$E$14]))" office:value-type="float" office:value="1875">
            <text:p>1875</text:p>
          </table:table-cell>
          <table:table-cell table:formula="of:=([.AC15]*10)+([.AD15]*30)+([.AE15]*100)+([.AF15]*80)+([.AG15]*250)+([.AH15]*2000)+([.AI15]*80)+([.AJ15]*50)+([.AK15]*125)+([.AL15]*100)" office:value-type="float" office:value="100">
            <text:p>100</text:p>
          </table:table-cell>
          <table:table-cell table:formula="of:=[.AZ15]+[.AV15]+[.AT15]+[.AQ15]+[.AN15]+[.BA15]" office:value-type="float" office:value="4935">
            <text:p>4935</text:p>
          </table:table-cell>
          <table:table-cell table:number-columns-repeated="970"/>
        </table:table-row>
        <table:table-row table:style-name="ro5">
          <table:covered-table-cell/>
          <table:table-cell office:value-type="string">
            <text:p>Monitor*</text:p>
          </table:table-cell>
          <table:table-cell office:value-type="string">
            <text:p>Garvonesa</text:p>
          </table:table-cell>
          <table:table-cell office:value-type="float" office:value="26000">
            <text:p>26000</text:p>
          </table:table-cell>
          <table:table-cell office:value-type="float" office:value="1500">
            <text:p>1500</text:p>
          </table:table-cell>
          <table:table-cell office:value-type="float" office:value="5000">
            <text:p>5000</text:p>
          </table:table-cell>
          <table:table-cell office:value-type="float" office:value="350">
            <text:p>35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10"/>
          <table:table-cell office:value-type="float" office:value="1">
            <text:p>1</text:p>
          </table:table-cell>
          <table:table-cell table:formula="of:=ROUNDDOWN(1000 *(([.I16]*[Sheet2.$B$2])+([.J16]*[Sheet2.$C$2])+([.K16]*[Sheet2.$D$2])+([.L16]*[Sheet2.$E$2]))/[.D16])" office:value-type="float" office:value="92">
            <text:p>92</text:p>
          </table:table-cell>
          <table:table-cell table:style-name="ce23" table:formula="of:=(([.I16]*[Sheet2.$B$3])+([.J16]*[Sheet2.$C$3])+([.K16]*[Sheet2.$D$3])+([.L16]*[Sheet2.$E$3]))" office:value-type="float" office:value="1400">
            <text:p>1400</text:p>
          </table:table-cell>
          <table:table-cell table:style-name="ce23" table:formula="of:=(([.I16]*[Sheet2.$B$4])+([.J16]*[Sheet2.$C$4])+([.K16]*[Sheet2.$D$4])+([.L16]*[Sheet2.$E$4]))" office:value-type="float" office:value="3">
            <text:p>3</text:p>
          </table:table-cell>
          <table:table-cell table:style-name="ce26" table:formula="of:=ROUNDDOWN((([.M16]*[Sheet2.$B$5])+([.N16]*[Sheet2.$C$5])+([.O16]*[Sheet2.$D$5])+([.P16]*[Sheet2.$E$5]))/[.D16];2)" office:value-type="float" office:value="0.06">
            <text:p>0.06</text:p>
          </table:table-cell>
          <table:table-cell table:style-name="ce26" table:formula="of:=(([.M16]*[Sheet2.$B$6])+([.N16]*[Sheet2.$C$6])+([.O16]*[Sheet2.$D$6])+([.P16]*[Sheet2.$E$6]))" office:value-type="float" office:value="430">
            <text:p>430</text:p>
          </table:table-cell>
          <table:table-cell table:style-name="ce26" table:formula="of:=(([.M16]*[Sheet2.$B$7])+([.N16]*[Sheet2.$C$7])+([.O16]*[Sheet2.$D$7])+([.P16]*[Sheet2.$E$7]))" office:value-type="float" office:value="1.35">
            <text:p>1.35</text:p>
          </table:table-cell>
          <table:table-cell table:formula="of:=ROUNDDOWN(640 *(([.Q16]*[Sheet2.$B$8])+([.R16]*[Sheet2.$C$8])+([.S16]*[Sheet2.$D$8])+([.T16]*[Sheet2.$E$8]))/[.D16])" office:value-type="float" office:value="4">
            <text:p>4</text:p>
          </table:table-cell>
          <table:table-cell table:style-name="ce23" table:formula="of:=(([.Q16]*[Sheet2.$B$9])+([.R16]*[Sheet2.$C$9])+([.S16]*[Sheet2.$D$9])+([.T16]*[Sheet2.$E$9]))" office:value-type="float" office:value="170">
            <text:p>170</text:p>
          </table:table-cell>
          <table:table-cell table:formula="of:=(([.Q16]*[Sheet2.$B$10])+([.R16]*[Sheet2.$C$10])+([.S16]*[Sheet2.$D$10])+([.T16]*[Sheet2.$E$10]))" office:value-type="float" office:value="1.6">
            <text:p>1.6</text:p>
          </table:table-cell>
          <table:table-cell table:formula="of:=(([.U16]*[Sheet2.$B$11])+([.V16]*[Sheet2.$C$11])+([.W16]*[Sheet2.$D$11])+([.X16]*[Sheet2.$E$11]))" office:value-type="float" office:value="565">
            <text:p>565</text:p>
          </table:table-cell>
          <table:table-cell table:formula="of:=(([.U16]*[Sheet2.$B$12])+([.V16]*[Sheet2.$C$12])+([.W16]*[Sheet2.$D$12])+([.X16]*[Sheet2.$E$12]))" office:value-type="float" office:value="12.2">
            <text:p>12.2</text:p>
          </table:table-cell>
          <table:table-cell table:formula="of:=[.AW16]-[.AU16]-[.AR16]-[.AO16]" office:value-type="float" office:value="6.25">
            <text:p>6.25</text:p>
          </table:table-cell>
          <table:table-cell table:formula="of:=(([.Y16]*[Sheet2.$B$13])+([.Z16]*[Sheet2.$C$13])+([.AA16]*[Sheet2.$D$13])+([.AB16]*[Sheet2.$E$13]))" office:value-type="float" office:value="1024">
            <text:p>1024</text:p>
          </table:table-cell>
          <table:table-cell table:formula="of:=(([.Y16]*[Sheet2.$B$14])+([.Z16]*[Sheet2.$C$14])+([.AA16]*[Sheet2.$D$14])+([.AB16]*[Sheet2.$E$14]))" office:value-type="float" office:value="1500">
            <text:p>1500</text:p>
          </table:table-cell>
          <table:table-cell table:formula="of:=([.AC16]*10)+([.AD16]*30)+([.AE16]*100)+([.AF16]*80)+([.AG16]*250)+([.AH16]*2000)+([.AI16]*80)+([.AJ16]*50)+([.AK16]*125)+([.AL16]*100)" office:value-type="float" office:value="100">
            <text:p>100</text:p>
          </table:table-cell>
          <table:table-cell table:formula="of:=[.AZ16]+[.AV16]+[.AT16]+[.AQ16]+[.AN16]+[.BA16]" office:value-type="float" office:value="4165">
            <text:p>4165</text:p>
          </table:table-cell>
          <table:table-cell table:number-columns-repeated="970"/>
        </table:table-row>
        <table:table-row table:style-name="ro5">
          <table:covered-table-cell/>
          <table:table-cell office:value-type="string">
            <text:p>Monitor 2*</text:p>
          </table:table-cell>
          <table:table-cell office:value-type="string">
            <text:p>Alentejana</text:p>
          </table:table-cell>
          <table:table-cell office:value-type="float" office:value="35000">
            <text:p>35000</text:p>
          </table:table-cell>
          <table:table-cell office:value-type="float" office:value="2300">
            <text:p>2300</text:p>
          </table:table-cell>
          <table:table-cell office:value-type="float" office:value="7000">
            <text:p>7000</text:p>
          </table:table-cell>
          <table:table-cell office:value-type="float" office:value="400">
            <text:p>40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4"/>
          <table:table-cell office:value-type="float" office:value="6">
            <text:p>6</text:p>
          </table:table-cell>
          <table:table-cell table:number-columns-repeated="10"/>
          <table:table-cell office:value-type="float" office:value="1">
            <text:p>1</text:p>
          </table:table-cell>
          <table:table-cell table:formula="of:=ROUNDDOWN(1000 *(([.I17]*[Sheet2.$B$2])+([.J17]*[Sheet2.$C$2])+([.K17]*[Sheet2.$D$2])+([.L17]*[Sheet2.$E$2]))/[.D17])" office:value-type="float" office:value="120">
            <text:p>120</text:p>
          </table:table-cell>
          <table:table-cell table:style-name="ce23" table:formula="of:=(([.I17]*[Sheet2.$B$3])+([.J17]*[Sheet2.$C$3])+([.K17]*[Sheet2.$D$3])+([.L17]*[Sheet2.$E$3]))" office:value-type="float" office:value="2300">
            <text:p>2300</text:p>
          </table:table-cell>
          <table:table-cell table:style-name="ce23" table:formula="of:=(([.I17]*[Sheet2.$B$4])+([.J17]*[Sheet2.$C$4])+([.K17]*[Sheet2.$D$4])+([.L17]*[Sheet2.$E$4]))" office:value-type="float" office:value="4.25">
            <text:p>4.25</text:p>
          </table:table-cell>
          <table:table-cell table:style-name="ce26" table:formula="of:=ROUNDDOWN((([.M17]*[Sheet2.$B$5])+([.N17]*[Sheet2.$C$5])+([.O17]*[Sheet2.$D$5])+([.P17]*[Sheet2.$E$5]))/[.D17];2)" office:value-type="float" office:value="0.05">
            <text:p>0.05</text:p>
          </table:table-cell>
          <table:table-cell table:style-name="ce26" table:formula="of:=(([.M17]*[Sheet2.$B$6])+([.N17]*[Sheet2.$C$6])+([.O17]*[Sheet2.$D$6])+([.P17]*[Sheet2.$E$6]))" office:value-type="float" office:value="500">
            <text:p>500</text:p>
          </table:table-cell>
          <table:table-cell table:style-name="ce26" table:formula="of:=(([.M17]*[Sheet2.$B$7])+([.N17]*[Sheet2.$C$7])+([.O17]*[Sheet2.$D$7])+([.P17]*[Sheet2.$E$7]))" office:value-type="float" office:value="1.5">
            <text:p>1.5</text:p>
          </table:table-cell>
          <table:table-cell table:formula="of:=ROUNDDOWN(640 *(([.Q17]*[Sheet2.$B$8])+([.R17]*[Sheet2.$C$8])+([.S17]*[Sheet2.$D$8])+([.T17]*[Sheet2.$E$8]))/[.D17])" office:value-type="float" office:value="3">
            <text:p>3</text:p>
          </table:table-cell>
          <table:table-cell table:style-name="ce23" table:formula="of:=(([.Q17]*[Sheet2.$B$9])+([.R17]*[Sheet2.$C$9])+([.S17]*[Sheet2.$D$9])+([.T17]*[Sheet2.$E$9]))" office:value-type="float" office:value="170">
            <text:p>170</text:p>
          </table:table-cell>
          <table:table-cell table:formula="of:=(([.Q17]*[Sheet2.$B$10])+([.R17]*[Sheet2.$C$10])+([.S17]*[Sheet2.$D$10])+([.T17]*[Sheet2.$E$10]))" office:value-type="float" office:value="1.6">
            <text:p>1.6</text:p>
          </table:table-cell>
          <table:table-cell table:formula="of:=(([.U17]*[Sheet2.$B$11])+([.V17]*[Sheet2.$C$11])+([.W17]*[Sheet2.$D$11])+([.X17]*[Sheet2.$E$11]))" office:value-type="float" office:value="675">
            <text:p>675</text:p>
          </table:table-cell>
          <table:table-cell table:formula="of:=(([.U17]*[Sheet2.$B$12])+([.V17]*[Sheet2.$C$12])+([.W17]*[Sheet2.$D$12])+([.X17]*[Sheet2.$E$12]))" office:value-type="float" office:value="15">
            <text:p>15</text:p>
          </table:table-cell>
          <table:table-cell table:formula="of:=[.AW17]-[.AU17]-[.AR17]-[.AO17]" office:value-type="float" office:value="7.65">
            <text:p>7.65</text:p>
          </table:table-cell>
          <table:table-cell table:formula="of:=(([.Y17]*[Sheet2.$B$13])+([.Z17]*[Sheet2.$C$13])+([.AA17]*[Sheet2.$D$13])+([.AB17]*[Sheet2.$E$13]))" office:value-type="float" office:value="1536">
            <text:p>1536</text:p>
          </table:table-cell>
          <table:table-cell table:formula="of:=(([.Y17]*[Sheet2.$B$14])+([.Z17]*[Sheet2.$C$14])+([.AA17]*[Sheet2.$D$14])+([.AB17]*[Sheet2.$E$14]))" office:value-type="float" office:value="2250">
            <text:p>2250</text:p>
          </table:table-cell>
          <table:table-cell table:formula="of:=([.AC17]*10)+([.AD17]*30)+([.AE17]*100)+([.AF17]*80)+([.AG17]*250)+([.AH17]*2000)+([.AI17]*80)+([.AJ17]*50)+([.AK17]*125)+([.AL17]*100)" office:value-type="float" office:value="100">
            <text:p>100</text:p>
          </table:table-cell>
          <table:table-cell table:formula="of:=[.AZ17]+[.AV17]+[.AT17]+[.AQ17]+[.AN17]+[.BA17]" office:value-type="float" office:value="5995">
            <text:p>5995</text:p>
          </table:table-cell>
          <table:table-cell table:number-columns-repeated="970"/>
        </table:table-row>
        <table:table-row table:style-name="ro5">
          <table:table-cell table:style-name="ce3" office:value-type="string" table:number-columns-spanned="1" table:number-rows-spanned="3">
            <text:p>Multi-role Combat</text:p>
          </table:table-cell>
          <table:table-cell table:style-name="ce4" office:value-type="string">
            <text:p>Krait</text:p>
          </table:table-cell>
          <table:table-cell table:style-name="ce4" office:value-type="string">
            <text:p>Jackal</text:p>
          </table:table-cell>
          <table:table-cell table:style-name="ce4" office:value-type="float" office:value="850">
            <text:p>850</text:p>
          </table:table-cell>
          <table:table-cell table:style-name="ce4" office:value-type="float" office:value="200">
            <text:p>200</text:p>
          </table:table-cell>
          <table:table-cell table:style-name="ce7" office:value-type="float" office:value="1500">
            <text:p>1500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/>
          <table:table-cell table:number-columns-repeated="2" table:style-name="ce4" office:value-type="float" office:value="3">
            <text:p>3</text:p>
          </table:table-cell>
          <table:table-cell table:number-columns-repeated="2" table:style-name="ce4"/>
          <table:table-cell table:style-name="ce11"/>
          <table:table-cell table:style-name="ce11" office:value-type="float" office:value="3">
            <text:p>3</text:p>
          </table:table-cell>
          <table:table-cell table:number-columns-repeated="2" table:style-name="ce11"/>
          <table:table-cell table:style-name="ce7"/>
          <table:table-cell table:style-name="ce7" office:value-type="float" office:value="2">
            <text:p>2</text:p>
          </table:table-cell>
          <table:table-cell table:number-columns-repeated="2" table:style-name="ce7"/>
          <table:table-cell table:style-name="ce11"/>
          <table:table-cell table:style-name="ce11" office:value-type="float" office:value="3">
            <text:p>3</text:p>
          </table:table-cell>
          <table:table-cell table:number-columns-repeated="2" table:style-name="ce11"/>
          <table:table-cell table:number-columns-repeated="3" table:style-name="ce7"/>
          <table:table-cell table:style-name="ce7" office:value-type="float" office:value="1">
            <text:p>1</text:p>
          </table:table-cell>
          <table:table-cell table:number-columns-repeated="2" table:style-name="ce7"/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4" table:formula="of:=ROUNDDOWN(1000 *(([.I18]*[Sheet2.$B$2])+([.J18]*[Sheet2.$C$2])+([.K18]*[Sheet2.$D$2])+([.L18]*[Sheet2.$E$2]))/[.D18])" office:value-type="float" office:value="338">
            <text:p>338</text:p>
          </table:table-cell>
          <table:table-cell table:style-name="ce22" table:formula="of:=(([.I18]*[Sheet2.$B$3])+([.J18]*[Sheet2.$C$3])+([.K18]*[Sheet2.$D$3])+([.L18]*[Sheet2.$E$3]))" office:value-type="float" office:value="196">
            <text:p>196</text:p>
          </table:table-cell>
          <table:table-cell table:style-name="ce22" table:formula="of:=(([.I18]*[Sheet2.$B$4])+([.J18]*[Sheet2.$C$4])+([.K18]*[Sheet2.$D$4])+([.L18]*[Sheet2.$E$4]))" office:value-type="float" office:value="0.5">
            <text:p>0.5</text:p>
          </table:table-cell>
          <table:table-cell table:style-name="ce25" table:formula="of:=ROUNDDOWN((([.M18]*[Sheet2.$B$5])+([.N18]*[Sheet2.$C$5])+([.O18]*[Sheet2.$D$5])+([.P18]*[Sheet2.$E$5]))/[.D18];2)" office:value-type="float" office:value="0.84">
            <text:p>0.84</text:p>
          </table:table-cell>
          <table:table-cell table:style-name="ce25" table:formula="of:=(([.M18]*[Sheet2.$B$6])+([.N18]*[Sheet2.$C$6])+([.O18]*[Sheet2.$D$6])+([.P18]*[Sheet2.$E$6]))" office:value-type="float" office:value="225">
            <text:p>225</text:p>
          </table:table-cell>
          <table:table-cell table:style-name="ce25" table:formula="of:=(([.M18]*[Sheet2.$B$7])+([.N18]*[Sheet2.$C$7])+([.O18]*[Sheet2.$D$7])+([.P18]*[Sheet2.$E$7]))" office:value-type="float" office:value="0.75">
            <text:p>0.75</text:p>
          </table:table-cell>
          <table:table-cell table:style-name="ce4" table:formula="of:=ROUNDDOWN(640 *(([.Q18]*[Sheet2.$B$8])+([.R18]*[Sheet2.$C$8])+([.S18]*[Sheet2.$D$8])+([.T18]*[Sheet2.$E$8]))/[.D18])" office:value-type="float" office:value="225">
            <text:p>225</text:p>
          </table:table-cell>
          <table:table-cell table:style-name="ce22" table:formula="of:=(([.Q18]*[Sheet2.$B$9])+([.R18]*[Sheet2.$C$9])+([.S18]*[Sheet2.$D$9])+([.T18]*[Sheet2.$E$9]))" office:value-type="float" office:value="255">
            <text:p>255</text:p>
          </table:table-cell>
          <table:table-cell table:style-name="ce4" table:formula="of:=(([.Q18]*[Sheet2.$B$10])+([.R18]*[Sheet2.$C$10])+([.S18]*[Sheet2.$D$10])+([.T18]*[Sheet2.$E$10]))" office:value-type="float" office:value="2.4">
            <text:p>2.4</text:p>
          </table:table-cell>
          <table:table-cell table:style-name="ce11" table:formula="of:=(([.U18]*[Sheet2.$B$11])+([.V18]*[Sheet2.$C$11])+([.W18]*[Sheet2.$D$11])+([.X18]*[Sheet2.$E$11]))" office:value-type="float" office:value="270">
            <text:p>270</text:p>
          </table:table-cell>
          <table:table-cell table:style-name="ce11" table:formula="of:=(([.U18]*[Sheet2.$B$12])+([.V18]*[Sheet2.$C$12])+([.W18]*[Sheet2.$D$12])+([.X18]*[Sheet2.$E$12]))" office:value-type="float" office:value="6">
            <text:p>6</text:p>
          </table:table-cell>
          <table:table-cell table:style-name="ce11" table:formula="of:=[.AW18]-[.AU18]-[.AR18]-[.AO18]" office:value-type="float" office:value="2.35">
            <text:p>2.35</text:p>
          </table:table-cell>
          <table:table-cell table:style-name="ce4" table:formula="of:=(([.Y18]*[Sheet2.$B$13])+([.Z18]*[Sheet2.$C$13])+([.AA18]*[Sheet2.$D$13])+([.AB18]*[Sheet2.$E$13]))" office:value-type="float" office:value="192">
            <text:p>192</text:p>
          </table:table-cell>
          <table:table-cell table:style-name="ce4" table:formula="of:=(([.Y18]*[Sheet2.$B$14])+([.Z18]*[Sheet2.$C$14])+([.AA18]*[Sheet2.$D$14])+([.AB18]*[Sheet2.$E$14]))" office:value-type="float" office:value="300">
            <text:p>300</text:p>
          </table:table-cell>
          <table:table-cell table:style-name="ce11" table:formula="of:=([.AC18]*10)+([.AD18]*30)+([.AE18]*100)+([.AF18]*80)+([.AG18]*250)+([.AH18]*2000)+([.AI18]*80)+([.AJ18]*50)+([.AK18]*125)+([.AL18]*100)" office:value-type="float" office:value="230">
            <text:p>230</text:p>
          </table:table-cell>
          <table:table-cell table:style-name="ce4" table:formula="of:=[.AZ18]+[.AV18]+[.AT18]+[.AQ18]+[.AN18]+[.BA18]" office:value-type="float" office:value="1476">
            <text:p>1476</text:p>
          </table:table-cell>
          <table:table-cell table:style-name="ce4" table:number-columns-repeated="970"/>
        </table:table-row>
        <table:table-row table:style-name="ro2">
          <table:covered-table-cell/>
          <table:table-cell office:value-type="string">
            <text:p>Iguana*</text:p>
          </table:table-cell>
          <table:table-cell office:value-type="string">
            <text:p>Coyote</text:p>
          </table:table-cell>
          <table:table-cell office:value-type="float" office:value="1300">
            <text:p>1300</text:p>
          </table:table-cell>
          <table:table-cell office:value-type="float" office:value="300">
            <text:p>300</text:p>
          </table:table-cell>
          <table:table-cell table:style-name="ce8" office:value-type="float" office:value="2250">
            <text:p>2250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formula="of:=ROUNDDOWN(1000 *(([.I19]*[Sheet2.$B$2])+([.J19]*[Sheet2.$C$2])+([.K19]*[Sheet2.$D$2])+([.L19]*[Sheet2.$E$2]))/[.D19])" office:value-type="float" office:value="313">
            <text:p>313</text:p>
          </table:table-cell>
          <table:table-cell table:style-name="ce23" table:formula="of:=(([.I19]*[Sheet2.$B$3])+([.J19]*[Sheet2.$C$3])+([.K19]*[Sheet2.$D$3])+([.L19]*[Sheet2.$E$3]))" office:value-type="float" office:value="276">
            <text:p>276</text:p>
          </table:table-cell>
          <table:table-cell table:style-name="ce23" table:formula="of:=(([.I19]*[Sheet2.$B$4])+([.J19]*[Sheet2.$C$4])+([.K19]*[Sheet2.$D$4])+([.L19]*[Sheet2.$E$4]))" office:value-type="float" office:value="0.7">
            <text:p>0.7</text:p>
          </table:table-cell>
          <table:table-cell table:style-name="ce26" table:formula="of:=ROUNDDOWN((([.M19]*[Sheet2.$B$5])+([.N19]*[Sheet2.$C$5])+([.O19]*[Sheet2.$D$5])+([.P19]*[Sheet2.$E$5]))/[.D19];2)" office:value-type="float" office:value="0.76">
            <text:p>0.76</text:p>
          </table:table-cell>
          <table:table-cell table:style-name="ce26" table:formula="of:=(([.M19]*[Sheet2.$B$6])+([.N19]*[Sheet2.$C$6])+([.O19]*[Sheet2.$D$6])+([.P19]*[Sheet2.$E$6]))" office:value-type="float" office:value="300">
            <text:p>300</text:p>
          </table:table-cell>
          <table:table-cell table:style-name="ce26" table:formula="of:=(([.M19]*[Sheet2.$B$7])+([.N19]*[Sheet2.$C$7])+([.O19]*[Sheet2.$D$7])+([.P19]*[Sheet2.$E$7]))" office:value-type="float" office:value="1">
            <text:p>1</text:p>
          </table:table-cell>
          <table:table-cell table:formula="of:=ROUNDDOWN(640 *(([.Q19]*[Sheet2.$B$8])+([.R19]*[Sheet2.$C$8])+([.S19]*[Sheet2.$D$8])+([.T19]*[Sheet2.$E$8]))/[.D19])" office:value-type="float" office:value="196">
            <text:p>196</text:p>
          </table:table-cell>
          <table:table-cell table:style-name="ce23" table:formula="of:=(([.Q19]*[Sheet2.$B$9])+([.R19]*[Sheet2.$C$9])+([.S19]*[Sheet2.$D$9])+([.T19]*[Sheet2.$E$9]))" office:value-type="float" office:value="340">
            <text:p>340</text:p>
          </table:table-cell>
          <table:table-cell table:formula="of:=(([.Q19]*[Sheet2.$B$10])+([.R19]*[Sheet2.$C$10])+([.S19]*[Sheet2.$D$10])+([.T19]*[Sheet2.$E$10]))" office:value-type="float" office:value="3.2">
            <text:p>3.2</text:p>
          </table:table-cell>
          <table:table-cell table:formula="of:=(([.U19]*[Sheet2.$B$11])+([.V19]*[Sheet2.$C$11])+([.W19]*[Sheet2.$D$11])+([.X19]*[Sheet2.$E$11]))" office:value-type="float" office:value="405">
            <text:p>405</text:p>
          </table:table-cell>
          <table:table-cell table:formula="of:=(([.U19]*[Sheet2.$B$12])+([.V19]*[Sheet2.$C$12])+([.W19]*[Sheet2.$D$12])+([.X19]*[Sheet2.$E$12]))" office:value-type="float" office:value="9">
            <text:p>9</text:p>
          </table:table-cell>
          <table:table-cell table:formula="of:=[.AW19]-[.AU19]-[.AR19]-[.AO19]" office:value-type="float" office:value="4.1">
            <text:p>4.1</text:p>
          </table:table-cell>
          <table:table-cell table:formula="of:=(([.Y19]*[Sheet2.$B$13])+([.Z19]*[Sheet2.$C$13])+([.AA19]*[Sheet2.$D$13])+([.AB19]*[Sheet2.$E$13]))" office:value-type="float" office:value="256">
            <text:p>256</text:p>
          </table:table-cell>
          <table:table-cell table:formula="of:=(([.Y19]*[Sheet2.$B$14])+([.Z19]*[Sheet2.$C$14])+([.AA19]*[Sheet2.$D$14])+([.AB19]*[Sheet2.$E$14]))" office:value-type="float" office:value="400">
            <text:p>400</text:p>
          </table:table-cell>
          <table:table-cell table:formula="of:=([.AC19]*10)+([.AD19]*30)+([.AE19]*100)+([.AF19]*80)+([.AG19]*250)+([.AH19]*2000)+([.AI19]*80)+([.AJ19]*50)+([.AK19]*125)+([.AL19]*100)" office:value-type="float" office:value="355">
            <text:p>355</text:p>
          </table:table-cell>
          <table:table-cell table:formula="of:=[.AZ19]+[.AV19]+[.AT19]+[.AQ19]+[.AN19]+[.BA19]" office:value-type="float" office:value="2076">
            <text:p>2076</text:p>
          </table:table-cell>
          <table:table-cell table:number-columns-repeated="970"/>
        </table:table-row>
        <table:table-row table:style-name="ro5">
          <table:covered-table-cell/>
          <table:table-cell office:value-type="string">
            <text:p>Cat II*</text:p>
          </table:table-cell>
          <table:table-cell office:value-type="string">
            <text:p>Corsac</text:p>
          </table:table-cell>
          <table:table-cell office:value-type="float" office:value="1800">
            <text:p>1800</text:p>
          </table:table-cell>
          <table:table-cell office:value-type="float" office:value="360">
            <text:p>360</text:p>
          </table:table-cell>
          <table:table-cell table:style-name="ce8" office:value-type="float" office:value="3200">
            <text:p>3200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formula="of:=ROUNDDOWN(1000 *(([.I20]*[Sheet2.$B$2])+([.J20]*[Sheet2.$C$2])+([.K20]*[Sheet2.$D$2])+([.L20]*[Sheet2.$E$2]))/[.D20])" office:value-type="float" office:value="293">
            <text:p>293</text:p>
          </table:table-cell>
          <table:table-cell table:style-name="ce23" table:formula="of:=(([.I20]*[Sheet2.$B$3])+([.J20]*[Sheet2.$C$3])+([.K20]*[Sheet2.$D$3])+([.L20]*[Sheet2.$E$3]))" office:value-type="float" office:value="356">
            <text:p>356</text:p>
          </table:table-cell>
          <table:table-cell table:style-name="ce23" table:formula="of:=(([.I20]*[Sheet2.$B$4])+([.J20]*[Sheet2.$C$4])+([.K20]*[Sheet2.$D$4])+([.L20]*[Sheet2.$E$4]))" office:value-type="float" office:value="0.9">
            <text:p>0.9</text:p>
          </table:table-cell>
          <table:table-cell table:style-name="ce26" table:formula="of:=ROUNDDOWN((([.M20]*[Sheet2.$B$5])+([.N20]*[Sheet2.$C$5])+([.O20]*[Sheet2.$D$5])+([.P20]*[Sheet2.$E$5]))/[.D20];2)" office:value-type="float" office:value="0.88">
            <text:p>0.88</text:p>
          </table:table-cell>
          <table:table-cell table:style-name="ce26" table:formula="of:=(([.M20]*[Sheet2.$B$6])+([.N20]*[Sheet2.$C$6])+([.O20]*[Sheet2.$D$6])+([.P20]*[Sheet2.$E$6]))" office:value-type="float" office:value="430">
            <text:p>430</text:p>
          </table:table-cell>
          <table:table-cell table:style-name="ce26" table:formula="of:=(([.M20]*[Sheet2.$B$7])+([.N20]*[Sheet2.$C$7])+([.O20]*[Sheet2.$D$7])+([.P20]*[Sheet2.$E$7]))" office:value-type="float" office:value="1.35">
            <text:p>1.35</text:p>
          </table:table-cell>
          <table:table-cell table:formula="of:=ROUNDDOWN(640 *(([.Q20]*[Sheet2.$B$8])+([.R20]*[Sheet2.$C$8])+([.S20]*[Sheet2.$D$8])+([.T20]*[Sheet2.$E$8]))/[.D20])" office:value-type="float" office:value="248">
            <text:p>248</text:p>
          </table:table-cell>
          <table:table-cell table:style-name="ce23" table:formula="of:=(([.Q20]*[Sheet2.$B$9])+([.R20]*[Sheet2.$C$9])+([.S20]*[Sheet2.$D$9])+([.T20]*[Sheet2.$E$9]))" office:value-type="float" office:value="520">
            <text:p>520</text:p>
          </table:table-cell>
          <table:table-cell table:formula="of:=(([.Q20]*[Sheet2.$B$10])+([.R20]*[Sheet2.$C$10])+([.S20]*[Sheet2.$D$10])+([.T20]*[Sheet2.$E$10]))" office:value-type="float" office:value="4.6">
            <text:p>4.6</text:p>
          </table:table-cell>
          <table:table-cell table:formula="of:=(([.U20]*[Sheet2.$B$11])+([.V20]*[Sheet2.$C$11])+([.W20]*[Sheet2.$D$11])+([.X20]*[Sheet2.$E$11]))" office:value-type="float" office:value="540">
            <text:p>540</text:p>
          </table:table-cell>
          <table:table-cell table:formula="of:=(([.U20]*[Sheet2.$B$12])+([.V20]*[Sheet2.$C$12])+([.W20]*[Sheet2.$D$12])+([.X20]*[Sheet2.$E$12]))" office:value-type="float" office:value="12">
            <text:p>12</text:p>
          </table:table-cell>
          <table:table-cell table:formula="of:=[.AW20]-[.AU20]-[.AR20]-[.AO20]" office:value-type="float" office:value="5.15">
            <text:p>5.15</text:p>
          </table:table-cell>
          <table:table-cell table:formula="of:=(([.Y20]*[Sheet2.$B$13])+([.Z20]*[Sheet2.$C$13])+([.AA20]*[Sheet2.$D$13])+([.AB20]*[Sheet2.$E$13]))" office:value-type="float" office:value="320">
            <text:p>320</text:p>
          </table:table-cell>
          <table:table-cell table:formula="of:=(([.Y20]*[Sheet2.$B$14])+([.Z20]*[Sheet2.$C$14])+([.AA20]*[Sheet2.$D$14])+([.AB20]*[Sheet2.$E$14]))" office:value-type="float" office:value="500">
            <text:p>500</text:p>
          </table:table-cell>
          <table:table-cell table:formula="of:=([.AC20]*10)+([.AD20]*30)+([.AE20]*100)+([.AF20]*80)+([.AG20]*250)+([.AH20]*2000)+([.AI20]*80)+([.AJ20]*50)+([.AK20]*125)+([.AL20]*100)" office:value-type="float" office:value="435">
            <text:p>435</text:p>
          </table:table-cell>
          <table:table-cell table:formula="of:=[.AZ20]+[.AV20]+[.AT20]+[.AQ20]+[.AN20]+[.BA20]" office:value-type="float" office:value="2781">
            <text:p>2781</text:p>
          </table:table-cell>
          <table:table-cell table:number-columns-repeated="970"/>
        </table:table-row>
        <table:table-row table:style-name="ro2">
          <table:table-cell table:style-name="ce3" office:value-type="string" table:number-columns-spanned="1" table:number-rows-spanned="3">
            <text:p>Multi-role Trader</text:p>
          </table:table-cell>
          <table:table-cell table:style-name="ce4" office:value-type="string">
            <text:p>Cobra I</text:p>
          </table:table-cell>
          <table:table-cell table:style-name="ce4" office:value-type="string">
            <text:p>Atlas</text:p>
          </table:table-cell>
          <table:table-cell table:style-name="ce4" office:value-type="float" office:value="1000">
            <text:p>1000</text:p>
          </table:table-cell>
          <table:table-cell table:style-name="ce4" office:value-type="float" office:value="220">
            <text:p>220</text:p>
          </table:table-cell>
          <table:table-cell table:style-name="ce7" office:value-type="float" office:value="1450">
            <text:p>145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">
            <text:p>2</text:p>
          </table:table-cell>
          <table:table-cell table:number-columns-repeated="2" table:style-name="ce11" office:value-type="float" office:value="2">
            <text:p>2</text:p>
          </table:table-cell>
          <table:table-cell table:number-columns-repeated="2" table:style-name="ce11"/>
          <table:table-cell table:style-name="ce4"/>
          <table:table-cell table:style-name="ce4" office:value-type="float" office:value="4">
            <text:p>4</text:p>
          </table:table-cell>
          <table:table-cell table:number-columns-repeated="2" table:style-name="ce4"/>
          <table:table-cell table:style-name="ce11"/>
          <table:table-cell table:style-name="ce11" office:value-type="float" office:value="3">
            <text:p>3</text:p>
          </table:table-cell>
          <table:table-cell table:number-columns-repeated="2" table:style-name="ce11"/>
          <table:table-cell table:style-name="ce7"/>
          <table:table-cell table:style-name="ce7" office:value-type="float" office:value="2">
            <text:p>2</text:p>
          </table:table-cell>
          <table:table-cell table:number-columns-repeated="2" table:style-name="ce7"/>
          <table:table-cell table:number-columns-repeated="2" table:style-name="ce11" office:value-type="float" office:value="2">
            <text:p>2</text:p>
          </table:table-cell>
          <table:table-cell table:number-columns-repeated="2" table:style-name="ce11"/>
          <table:table-cell table:number-columns-repeated="3" table:style-name="ce7"/>
          <table:table-cell table:style-name="ce7" office:value-type="float" office:value="1">
            <text:p>1</text:p>
          </table:table-cell>
          <table:table-cell table:number-columns-repeated="2" table:style-name="ce7"/>
          <table:table-cell table:number-columns-repeated="3" table:style-name="ce11"/>
          <table:table-cell table:style-name="ce11" office:value-type="float" office:value="1">
            <text:p>1</text:p>
          </table:table-cell>
          <table:table-cell table:style-name="ce4" table:formula="of:=ROUNDDOWN(1000 *(([.I21]*[Sheet2.$B$2])+([.J21]*[Sheet2.$C$2])+([.K21]*[Sheet2.$D$2])+([.L21]*[Sheet2.$E$2]))/[.D21])" office:value-type="float" office:value="288">
            <text:p>288</text:p>
          </table:table-cell>
          <table:table-cell table:style-name="ce22" table:formula="of:=(([.I21]*[Sheet2.$B$3])+([.J21]*[Sheet2.$C$3])+([.K21]*[Sheet2.$D$3])+([.L21]*[Sheet2.$E$3]))" office:value-type="float" office:value="196">
            <text:p>196</text:p>
          </table:table-cell>
          <table:table-cell table:style-name="ce22" table:formula="of:=(([.I21]*[Sheet2.$B$4])+([.J21]*[Sheet2.$C$4])+([.K21]*[Sheet2.$D$4])+([.L21]*[Sheet2.$E$4]))" office:value-type="float" office:value="0.5">
            <text:p>0.5</text:p>
          </table:table-cell>
          <table:table-cell table:style-name="ce25" table:formula="of:=ROUNDDOWN((([.M21]*[Sheet2.$B$5])+([.N21]*[Sheet2.$C$5])+([.O21]*[Sheet2.$D$5])+([.P21]*[Sheet2.$E$5]))/[.D21];2)" office:value-type="float" office:value="0.8">
            <text:p>0.8</text:p>
          </table:table-cell>
          <table:table-cell table:style-name="ce25" table:formula="of:=(([.M21]*[Sheet2.$B$6])+([.N21]*[Sheet2.$C$6])+([.O21]*[Sheet2.$D$6])+([.P21]*[Sheet2.$E$6]))" office:value-type="float" office:value="240">
            <text:p>240</text:p>
          </table:table-cell>
          <table:table-cell table:style-name="ce25" table:formula="of:=(([.M21]*[Sheet2.$B$7])+([.N21]*[Sheet2.$C$7])+([.O21]*[Sheet2.$D$7])+([.P21]*[Sheet2.$E$7]))" office:value-type="float" office:value="0.8">
            <text:p>0.8</text:p>
          </table:table-cell>
          <table:table-cell table:style-name="ce4" table:formula="of:=ROUNDDOWN(640 *(([.Q21]*[Sheet2.$B$8])+([.R21]*[Sheet2.$C$8])+([.S21]*[Sheet2.$D$8])+([.T21]*[Sheet2.$E$8]))/[.D21])" office:value-type="float" office:value="192">
            <text:p>192</text:p>
          </table:table-cell>
          <table:table-cell table:style-name="ce22" table:formula="of:=(([.Q21]*[Sheet2.$B$9])+([.R21]*[Sheet2.$C$9])+([.S21]*[Sheet2.$D$9])+([.T21]*[Sheet2.$E$9]))" office:value-type="float" office:value="255">
            <text:p>255</text:p>
          </table:table-cell>
          <table:table-cell table:style-name="ce4" table:formula="of:=(([.Q21]*[Sheet2.$B$10])+([.R21]*[Sheet2.$C$10])+([.S21]*[Sheet2.$D$10])+([.T21]*[Sheet2.$E$10]))" office:value-type="float" office:value="2.4">
            <text:p>2.4</text:p>
          </table:table-cell>
          <table:table-cell table:style-name="ce11" table:formula="of:=(([.U21]*[Sheet2.$B$11])+([.V21]*[Sheet2.$C$11])+([.W21]*[Sheet2.$D$11])+([.X21]*[Sheet2.$E$11]))" office:value-type="float" office:value="270">
            <text:p>270</text:p>
          </table:table-cell>
          <table:table-cell table:style-name="ce11" table:formula="of:=(([.U21]*[Sheet2.$B$12])+([.V21]*[Sheet2.$C$12])+([.W21]*[Sheet2.$D$12])+([.X21]*[Sheet2.$E$12]))" office:value-type="float" office:value="6">
            <text:p>6</text:p>
          </table:table-cell>
          <table:table-cell table:style-name="ce11" table:formula="of:=[.AW21]-[.AU21]-[.AR21]-[.AO21]" office:value-type="float" office:value="2.3">
            <text:p>2.3</text:p>
          </table:table-cell>
          <table:table-cell table:style-name="ce4" table:formula="of:=(([.Y21]*[Sheet2.$B$13])+([.Z21]*[Sheet2.$C$13])+([.AA21]*[Sheet2.$D$13])+([.AB21]*[Sheet2.$E$13]))" office:value-type="float" office:value="160">
            <text:p>160</text:p>
          </table:table-cell>
          <table:table-cell table:style-name="ce4" table:formula="of:=(([.Y21]*[Sheet2.$B$14])+([.Z21]*[Sheet2.$C$14])+([.AA21]*[Sheet2.$D$14])+([.AB21]*[Sheet2.$E$14]))" office:value-type="float" office:value="260">
            <text:p>260</text:p>
          </table:table-cell>
          <table:table-cell table:style-name="ce11" table:formula="of:=([.AC21]*10)+([.AD21]*30)+([.AE21]*100)+([.AF21]*80)+([.AG21]*250)+([.AH21]*2000)+([.AI21]*80)+([.AJ21]*50)+([.AK21]*125)+([.AL21]*100)" office:value-type="float" office:value="180">
            <text:p>180</text:p>
          </table:table-cell>
          <table:table-cell table:style-name="ce4" table:formula="of:=[.AZ21]+[.AV21]+[.AT21]+[.AQ21]+[.AN21]+[.BA21]" office:value-type="float" office:value="1401">
            <text:p>1401</text:p>
          </table:table-cell>
          <table:table-cell table:style-name="ce4" table:number-columns-repeated="970"/>
        </table:table-row>
        <table:table-row table:style-name="ro2">
          <table:covered-table-cell/>
          <table:table-cell office:value-type="string">
            <text:p>Cobra III</text:p>
          </table:table-cell>
          <table:table-cell office:value-type="string">
            <text:p>Kodiak</text:p>
          </table:table-cell>
          <table:table-cell office:value-type="float" office:value="1600">
            <text:p>1600</text:p>
          </table:table-cell>
          <table:table-cell office:value-type="float" office:value="350">
            <text:p>350</text:p>
          </table:table-cell>
          <table:table-cell table:style-name="ce8" office:value-type="float" office:value="2200">
            <text:p>2200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ROUNDDOWN(1000 *(([.I22]*[Sheet2.$B$2])+([.J22]*[Sheet2.$C$2])+([.K22]*[Sheet2.$D$2])+([.L22]*[Sheet2.$E$2]))/[.D22])" office:value-type="float" office:value="300">
            <text:p>300</text:p>
          </table:table-cell>
          <table:table-cell table:style-name="ce23" table:formula="of:=(([.I22]*[Sheet2.$B$3])+([.J22]*[Sheet2.$C$3])+([.K22]*[Sheet2.$D$3])+([.L22]*[Sheet2.$E$3]))" office:value-type="float" office:value="320">
            <text:p>320</text:p>
          </table:table-cell>
          <table:table-cell table:style-name="ce23" table:formula="of:=(([.I22]*[Sheet2.$B$4])+([.J22]*[Sheet2.$C$4])+([.K22]*[Sheet2.$D$4])+([.L22]*[Sheet2.$E$4]))" office:value-type="float" office:value="0.8">
            <text:p>0.8</text:p>
          </table:table-cell>
          <table:table-cell table:style-name="ce26" table:formula="of:=ROUNDDOWN((([.M22]*[Sheet2.$B$5])+([.N22]*[Sheet2.$C$5])+([.O22]*[Sheet2.$D$5])+([.P22]*[Sheet2.$E$5]))/[.D22];2)" office:value-type="float" office:value="0.62">
            <text:p>0.62</text:p>
          </table:table-cell>
          <table:table-cell table:style-name="ce26" table:formula="of:=(([.M22]*[Sheet2.$B$6])+([.N22]*[Sheet2.$C$6])+([.O22]*[Sheet2.$D$6])+([.P22]*[Sheet2.$E$6]))" office:value-type="float" office:value="300">
            <text:p>300</text:p>
          </table:table-cell>
          <table:table-cell table:style-name="ce26" table:formula="of:=(([.M22]*[Sheet2.$B$7])+([.N22]*[Sheet2.$C$7])+([.O22]*[Sheet2.$D$7])+([.P22]*[Sheet2.$E$7]))" office:value-type="float" office:value="1">
            <text:p>1</text:p>
          </table:table-cell>
          <table:table-cell table:formula="of:=ROUNDDOWN(640 *(([.Q22]*[Sheet2.$B$8])+([.R22]*[Sheet2.$C$8])+([.S22]*[Sheet2.$D$8])+([.T22]*[Sheet2.$E$8]))/[.D22])" office:value-type="float" office:value="160">
            <text:p>160</text:p>
          </table:table-cell>
          <table:table-cell table:style-name="ce23" table:formula="of:=(([.Q22]*[Sheet2.$B$9])+([.R22]*[Sheet2.$C$9])+([.S22]*[Sheet2.$D$9])+([.T22]*[Sheet2.$E$9]))" office:value-type="float" office:value="340">
            <text:p>340</text:p>
          </table:table-cell>
          <table:table-cell table:formula="of:=(([.Q22]*[Sheet2.$B$10])+([.R22]*[Sheet2.$C$10])+([.S22]*[Sheet2.$D$10])+([.T22]*[Sheet2.$E$10]))" office:value-type="float" office:value="3.2">
            <text:p>3.2</text:p>
          </table:table-cell>
          <table:table-cell table:formula="of:=(([.U22]*[Sheet2.$B$11])+([.V22]*[Sheet2.$C$11])+([.W22]*[Sheet2.$D$11])+([.X22]*[Sheet2.$E$11]))" office:value-type="float" office:value="405">
            <text:p>405</text:p>
          </table:table-cell>
          <table:table-cell table:formula="of:=(([.U22]*[Sheet2.$B$12])+([.V22]*[Sheet2.$C$12])+([.W22]*[Sheet2.$D$12])+([.X22]*[Sheet2.$E$12]))" office:value-type="float" office:value="9">
            <text:p>9</text:p>
          </table:table-cell>
          <table:table-cell table:formula="of:=[.AW22]-[.AU22]-[.AR22]-[.AO22]" office:value-type="float" office:value="4">
            <text:p>4</text:p>
          </table:table-cell>
          <table:table-cell table:formula="of:=(([.Y22]*[Sheet2.$B$13])+([.Z22]*[Sheet2.$C$13])+([.AA22]*[Sheet2.$D$13])+([.AB22]*[Sheet2.$E$13]))" office:value-type="float" office:value="256">
            <text:p>256</text:p>
          </table:table-cell>
          <table:table-cell table:formula="of:=(([.Y22]*[Sheet2.$B$14])+([.Z22]*[Sheet2.$C$14])+([.AA22]*[Sheet2.$D$14])+([.AB22]*[Sheet2.$E$14]))" office:value-type="float" office:value="400">
            <text:p>400</text:p>
          </table:table-cell>
          <table:table-cell table:formula="of:=([.AC22]*10)+([.AD22]*30)+([.AE22]*100)+([.AF22]*80)+([.AG22]*250)+([.AH22]*2000)+([.AI22]*80)+([.AJ22]*50)+([.AK22]*125)+([.AL22]*100)" office:value-type="float" office:value="310">
            <text:p>310</text:p>
          </table:table-cell>
          <table:table-cell table:formula="of:=[.AZ22]+[.AV22]+[.AT22]+[.AQ22]+[.AN22]+[.BA22]" office:value-type="float" office:value="2075">
            <text:p>2075</text:p>
          </table:table-cell>
          <table:table-cell table:number-columns-repeated="970"/>
        </table:table-row>
        <table:table-row table:style-name="ro5">
          <table:covered-table-cell/>
          <table:table-cell office:value-type="string">
            <text:p>Salamander*</text:p>
          </table:table-cell>
          <table:table-cell office:value-type="string">
            <text:p>Helarctos</text:p>
          </table:table-cell>
          <table:table-cell office:value-type="float" office:value="2000">
            <text:p>2000</text:p>
          </table:table-cell>
          <table:table-cell office:value-type="float" office:value="425">
            <text:p>425</text:p>
          </table:table-cell>
          <table:table-cell table:style-name="ce8" office:value-type="float" office:value="3000">
            <text:p>3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ROUNDDOWN(1000 *(([.I23]*[Sheet2.$B$2])+([.J23]*[Sheet2.$C$2])+([.K23]*[Sheet2.$D$2])+([.L23]*[Sheet2.$E$2]))/[.D23])" office:value-type="float" office:value="324">
            <text:p>324</text:p>
          </table:table-cell>
          <table:table-cell table:style-name="ce23" table:formula="of:=(([.I23]*[Sheet2.$B$3])+([.J23]*[Sheet2.$C$3])+([.K23]*[Sheet2.$D$3])+([.L23]*[Sheet2.$E$3]))" office:value-type="float" office:value="386">
            <text:p>386</text:p>
          </table:table-cell>
          <table:table-cell table:style-name="ce23" table:formula="of:=(([.I23]*[Sheet2.$B$4])+([.J23]*[Sheet2.$C$4])+([.K23]*[Sheet2.$D$4])+([.L23]*[Sheet2.$E$4]))" office:value-type="float" office:value="0.85">
            <text:p>0.85</text:p>
          </table:table-cell>
          <table:table-cell table:style-name="ce26" table:formula="of:=ROUNDDOWN((([.M23]*[Sheet2.$B$5])+([.N23]*[Sheet2.$C$5])+([.O23]*[Sheet2.$D$5])+([.P23]*[Sheet2.$E$5]))/[.D23];2)" office:value-type="float" office:value="0.7">
            <text:p>0.7</text:p>
          </table:table-cell>
          <table:table-cell table:style-name="ce26" table:formula="of:=(([.M23]*[Sheet2.$B$6])+([.N23]*[Sheet2.$C$6])+([.O23]*[Sheet2.$D$6])+([.P23]*[Sheet2.$E$6]))" office:value-type="float" office:value="370">
            <text:p>370</text:p>
          </table:table-cell>
          <table:table-cell table:style-name="ce26" table:formula="of:=(([.M23]*[Sheet2.$B$7])+([.N23]*[Sheet2.$C$7])+([.O23]*[Sheet2.$D$7])+([.P23]*[Sheet2.$E$7]))" office:value-type="float" office:value="1.15">
            <text:p>1.15</text:p>
          </table:table-cell>
          <table:table-cell table:formula="of:=ROUNDDOWN(640 *(([.Q23]*[Sheet2.$B$8])+([.R23]*[Sheet2.$C$8])+([.S23]*[Sheet2.$D$8])+([.T23]*[Sheet2.$E$8]))/[.D23])" office:value-type="float" office:value="160">
            <text:p>160</text:p>
          </table:table-cell>
          <table:table-cell table:style-name="ce23" table:formula="of:=(([.Q23]*[Sheet2.$B$9])+([.R23]*[Sheet2.$C$9])+([.S23]*[Sheet2.$D$9])+([.T23]*[Sheet2.$E$9]))" office:value-type="float" office:value="425">
            <text:p>425</text:p>
          </table:table-cell>
          <table:table-cell table:formula="of:=(([.Q23]*[Sheet2.$B$10])+([.R23]*[Sheet2.$C$10])+([.S23]*[Sheet2.$D$10])+([.T23]*[Sheet2.$E$10]))" office:value-type="float" office:value="4">
            <text:p>4</text:p>
          </table:table-cell>
          <table:table-cell table:formula="of:=(([.U23]*[Sheet2.$B$11])+([.V23]*[Sheet2.$C$11])+([.W23]*[Sheet2.$D$11])+([.X23]*[Sheet2.$E$11]))" office:value-type="float" office:value="430">
            <text:p>430</text:p>
          </table:table-cell>
          <table:table-cell table:formula="of:=(([.U23]*[Sheet2.$B$12])+([.V23]*[Sheet2.$C$12])+([.W23]*[Sheet2.$D$12])+([.X23]*[Sheet2.$E$12]))" office:value-type="float" office:value="9.2">
            <text:p>9.2</text:p>
          </table:table-cell>
          <table:table-cell table:formula="of:=[.AW23]-[.AU23]-[.AR23]-[.AO23]" office:value-type="float" office:value="3.2">
            <text:p>3.2</text:p>
          </table:table-cell>
          <table:table-cell table:formula="of:=(([.Y23]*[Sheet2.$B$13])+([.Z23]*[Sheet2.$C$13])+([.AA23]*[Sheet2.$D$13])+([.AB23]*[Sheet2.$E$13]))" office:value-type="float" office:value="320">
            <text:p>320</text:p>
          </table:table-cell>
          <table:table-cell table:formula="of:=(([.Y23]*[Sheet2.$B$14])+([.Z23]*[Sheet2.$C$14])+([.AA23]*[Sheet2.$D$14])+([.AB23]*[Sheet2.$E$14]))" office:value-type="float" office:value="500">
            <text:p>500</text:p>
          </table:table-cell>
          <table:table-cell table:formula="of:=([.AC23]*10)+([.AD23]*30)+([.AE23]*100)+([.AF23]*80)+([.AG23]*250)+([.AH23]*2000)+([.AI23]*80)+([.AJ23]*50)+([.AK23]*125)+([.AL23]*100)" office:value-type="float" office:value="310">
            <text:p>310</text:p>
          </table:table-cell>
          <table:table-cell table:formula="of:=[.AZ23]+[.AV23]+[.AT23]+[.AQ23]+[.AN23]+[.BA23]" office:value-type="float" office:value="2421">
            <text:p>2421</text:p>
          </table:table-cell>
          <table:table-cell table:number-columns-repeated="970"/>
        </table:table-row>
        <table:table-row table:style-name="ro2">
          <table:table-cell table:style-name="ce3" office:value-type="string" table:number-columns-spanned="1" table:number-rows-spanned="2">
            <text:p>Warship</text:p>
          </table:table-cell>
          <table:table-cell table:style-name="ce4" office:value-type="string">
            <text:p>Boa II</text:p>
          </table:table-cell>
          <table:table-cell table:style-name="ce4" office:value-type="string">
            <text:p>Endurance</text:p>
          </table:table-cell>
          <table:table-cell table:style-name="ce4" office:value-type="float" office:value="29000">
            <text:p>29000</text:p>
          </table:table-cell>
          <table:table-cell table:style-name="ce4" office:value-type="float" office:value="4000">
            <text:p>4000</text:p>
          </table:table-cell>
          <table:table-cell table:style-name="ce4" office:value-type="float" office:value="22500">
            <text:p>2250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6">
            <text:p>16</text:p>
          </table:table-cell>
          <table:table-cell table:number-columns-repeated="2" table:style-name="ce11"/>
          <table:table-cell table:number-columns-repeated="2" table:style-name="ce11" office:value-type="float" office:value="2">
            <text:p>2</text:p>
          </table:table-cell>
          <table:table-cell table:number-columns-repeated="2" table:style-name="ce4"/>
          <table:table-cell table:style-name="ce4" office:value-type="float" office:value="5">
            <text:p>5</text:p>
          </table:table-cell>
          <table:table-cell table:style-name="ce4"/>
          <table:table-cell table:number-columns-repeated="3" table:style-name="ce11"/>
          <table:table-cell table:style-name="ce11" office:value-type="float" office:value="3">
            <text:p>3</text:p>
          </table:table-cell>
          <table:table-cell table:number-columns-repeated="2" table:style-name="ce7"/>
          <table:table-cell table:style-name="ce7" office:value-type="float" office:value="7">
            <text:p>7</text:p>
          </table:table-cell>
          <table:table-cell table:style-name="ce7"/>
          <table:table-cell table:number-columns-repeated="3" table:style-name="ce11"/>
          <table:table-cell table:style-name="ce11" office:value-type="float" office:value="3">
            <text:p>3</text:p>
          </table:table-cell>
          <table:table-cell table:number-columns-repeated="4" table:style-name="ce7"/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/>
          <table:table-cell table:style-name="ce11" office:value-type="float" office:value="1">
            <text:p>1</text:p>
          </table:table-cell>
          <table:table-cell table:style-name="ce4" table:formula="of:=ROUNDDOWN(1000 *(([.I24]*[Sheet2.$B$2])+([.J24]*[Sheet2.$C$2])+([.K24]*[Sheet2.$D$2])+([.L24]*[Sheet2.$E$2]))/[.D24])" office:value-type="float" office:value="248">
            <text:p>248</text:p>
          </table:table-cell>
          <table:table-cell table:style-name="ce22" table:formula="of:=(([.I24]*[Sheet2.$B$3])+([.J24]*[Sheet2.$C$3])+([.K24]*[Sheet2.$D$3])+([.L24]*[Sheet2.$E$3]))" office:value-type="float" office:value="3900">
            <text:p>3900</text:p>
          </table:table-cell>
          <table:table-cell table:style-name="ce22" table:formula="of:=(([.I24]*[Sheet2.$B$4])+([.J24]*[Sheet2.$C$4])+([.K24]*[Sheet2.$D$4])+([.L24]*[Sheet2.$E$4]))" office:value-type="float" office:value="7">
            <text:p>7</text:p>
          </table:table-cell>
          <table:table-cell table:style-name="ce25" table:formula="of:=ROUNDDOWN((([.M24]*[Sheet2.$B$5])+([.N24]*[Sheet2.$C$5])+([.O24]*[Sheet2.$D$5])+([.P24]*[Sheet2.$E$5]))/[.D24];2)" office:value-type="float" office:value="0.17">
            <text:p>0.17</text:p>
          </table:table-cell>
          <table:table-cell table:style-name="ce25" table:formula="of:=(([.M24]*[Sheet2.$B$6])+([.N24]*[Sheet2.$C$6])+([.O24]*[Sheet2.$D$6])+([.P24]*[Sheet2.$E$6]))" office:value-type="float" office:value="1250">
            <text:p>1250</text:p>
          </table:table-cell>
          <table:table-cell table:style-name="ce25" table:formula="of:=(([.M24]*[Sheet2.$B$7])+([.N24]*[Sheet2.$C$7])+([.O24]*[Sheet2.$D$7])+([.P24]*[Sheet2.$E$7]))" office:value-type="float" office:value="3.75">
            <text:p>3.75</text:p>
          </table:table-cell>
          <table:table-cell table:style-name="ce4" table:formula="of:=ROUNDDOWN(640 *(([.Q24]*[Sheet2.$B$8])+([.R24]*[Sheet2.$C$8])+([.S24]*[Sheet2.$D$8])+([.T24]*[Sheet2.$E$8]))/[.D24])" office:value-type="float" office:value="165">
            <text:p>165</text:p>
          </table:table-cell>
          <table:table-cell table:style-name="ce22" table:formula="of:=(([.Q24]*[Sheet2.$B$9])+([.R24]*[Sheet2.$C$9])+([.S24]*[Sheet2.$D$9])+([.T24]*[Sheet2.$E$9]))" office:value-type="float" office:value="4800">
            <text:p>4800</text:p>
          </table:table-cell>
          <table:table-cell table:style-name="ce4" table:formula="of:=(([.Q24]*[Sheet2.$B$10])+([.R24]*[Sheet2.$C$10])+([.S24]*[Sheet2.$D$10])+([.T24]*[Sheet2.$E$10]))" office:value-type="float" office:value="45">
            <text:p>45</text:p>
          </table:table-cell>
          <table:table-cell table:style-name="ce11" table:formula="of:=(([.U24]*[Sheet2.$B$11])+([.V24]*[Sheet2.$C$11])+([.W24]*[Sheet2.$D$11])+([.X24]*[Sheet2.$E$11]))" office:value-type="float" office:value="3500">
            <text:p>3500</text:p>
          </table:table-cell>
          <table:table-cell table:style-name="ce11" table:formula="of:=(([.U24]*[Sheet2.$B$12])+([.V24]*[Sheet2.$C$12])+([.W24]*[Sheet2.$D$12])+([.X24]*[Sheet2.$E$12]))" office:value-type="float" office:value="84">
            <text:p>84</text:p>
          </table:table-cell>
          <table:table-cell table:style-name="ce11" table:formula="of:=[.AW24]-[.AU24]-[.AR24]-[.AO24]" office:value-type="float" office:value="28.25">
            <text:p>28.25</text:p>
          </table:table-cell>
          <table:table-cell table:style-name="ce4" table:formula="of:=(([.Y24]*[Sheet2.$B$13])+([.Z24]*[Sheet2.$C$13])+([.AA24]*[Sheet2.$D$13])+([.AB24]*[Sheet2.$E$13]))" office:value-type="float" office:value="3072">
            <text:p>3072</text:p>
          </table:table-cell>
          <table:table-cell table:style-name="ce4" table:formula="of:=(([.Y24]*[Sheet2.$B$14])+([.Z24]*[Sheet2.$C$14])+([.AA24]*[Sheet2.$D$14])+([.AB24]*[Sheet2.$E$14]))" office:value-type="float" office:value="4200">
            <text:p>4200</text:p>
          </table:table-cell>
          <table:table-cell table:style-name="ce11" table:formula="of:=([.AC24]*10)+([.AD24]*30)+([.AE24]*100)+([.AF24]*80)+([.AG24]*250)+([.AH24]*2000)+([.AI24]*80)+([.AJ24]*50)+([.AK24]*125)+([.AL24]*100)" office:value-type="float" office:value="2680">
            <text:p>2680</text:p>
          </table:table-cell>
          <table:table-cell table:style-name="ce4" table:formula="of:=[.AZ24]+[.AV24]+[.AT24]+[.AQ24]+[.AN24]+[.BA24]" office:value-type="float" office:value="20330">
            <text:p>20330</text:p>
          </table:table-cell>
          <table:table-cell table:style-name="ce4" table:number-columns-repeated="970"/>
        </table:table-row>
        <table:table-row table:style-name="ro5">
          <table:covered-table-cell/>
          <table:table-cell office:value-type="string">
            <text:p>Anaconda</text:p>
          </table:table-cell>
          <table:table-cell office:value-type="string">
            <text:p>Valor</text:p>
          </table:table-cell>
          <table:table-cell office:value-type="float" office:value="85000">
            <text:p>85000</text:p>
          </table:table-cell>
          <table:table-cell office:value-type="float" office:value="6400">
            <text:p>6400</text:p>
          </table:table-cell>
          <table:table-cell office:value-type="float" office:value="60000">
            <text:p>6000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5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ROUNDDOWN(1000 *(([.I25]*[Sheet2.$B$2])+([.J25]*[Sheet2.$C$2])+([.K25]*[Sheet2.$D$2])+([.L25]*[Sheet2.$E$2]))/[.D25])" office:value-type="float" office:value="141">
            <text:p>141</text:p>
          </table:table-cell>
          <table:table-cell table:style-name="ce23" table:formula="of:=(([.I25]*[Sheet2.$B$3])+([.J25]*[Sheet2.$C$3])+([.K25]*[Sheet2.$D$3])+([.L25]*[Sheet2.$E$3]))" office:value-type="float" office:value="6400">
            <text:p>6400</text:p>
          </table:table-cell>
          <table:table-cell table:style-name="ce23" table:formula="of:=(([.I25]*[Sheet2.$B$4])+([.J25]*[Sheet2.$C$4])+([.K25]*[Sheet2.$D$4])+([.L25]*[Sheet2.$E$4]))" office:value-type="float" office:value="11">
            <text:p>11</text:p>
          </table:table-cell>
          <table:table-cell table:style-name="ce26" table:formula="of:=ROUNDDOWN((([.M25]*[Sheet2.$B$5])+([.N25]*[Sheet2.$C$5])+([.O25]*[Sheet2.$D$5])+([.P25]*[Sheet2.$E$5]))/[.D25];2)" office:value-type="float" office:value="0.14">
            <text:p>0.14</text:p>
          </table:table-cell>
          <table:table-cell table:style-name="ce26" table:formula="of:=(([.M25]*[Sheet2.$B$6])+([.N25]*[Sheet2.$C$6])+([.O25]*[Sheet2.$D$6])+([.P25]*[Sheet2.$E$6]))" office:value-type="float" office:value="2900">
            <text:p>2900</text:p>
          </table:table-cell>
          <table:table-cell table:style-name="ce26" table:formula="of:=(([.M25]*[Sheet2.$B$7])+([.N25]*[Sheet2.$C$7])+([.O25]*[Sheet2.$D$7])+([.P25]*[Sheet2.$E$7]))" office:value-type="float" office:value="7">
            <text:p>7</text:p>
          </table:table-cell>
          <table:table-cell table:formula="of:=ROUNDDOWN(640 *(([.Q25]*[Sheet2.$B$8])+([.R25]*[Sheet2.$C$8])+([.S25]*[Sheet2.$D$8])+([.T25]*[Sheet2.$E$8]))/[.D25])" office:value-type="float" office:value="188">
            <text:p>188</text:p>
          </table:table-cell>
          <table:table-cell table:style-name="ce23" table:formula="of:=(([.Q25]*[Sheet2.$B$9])+([.R25]*[Sheet2.$C$9])+([.S25]*[Sheet2.$D$9])+([.T25]*[Sheet2.$E$9]))" office:value-type="float" office:value="16000">
            <text:p>16000</text:p>
          </table:table-cell>
          <table:table-cell table:formula="of:=(([.Q25]*[Sheet2.$B$10])+([.R25]*[Sheet2.$C$10])+([.S25]*[Sheet2.$D$10])+([.T25]*[Sheet2.$E$10]))" office:value-type="float" office:value="150">
            <text:p>150</text:p>
          </table:table-cell>
          <table:table-cell table:formula="of:=(([.U25]*[Sheet2.$B$11])+([.V25]*[Sheet2.$C$11])+([.W25]*[Sheet2.$D$11])+([.X25]*[Sheet2.$E$11]))" office:value-type="float" office:value="8750">
            <text:p>8750</text:p>
          </table:table-cell>
          <table:table-cell table:formula="of:=(([.U25]*[Sheet2.$B$12])+([.V25]*[Sheet2.$C$12])+([.W25]*[Sheet2.$D$12])+([.X25]*[Sheet2.$E$12]))" office:value-type="float" office:value="245">
            <text:p>245</text:p>
          </table:table-cell>
          <table:table-cell table:formula="of:=[.AW25]-[.AU25]-[.AR25]-[.AO25]" office:value-type="float" office:value="77">
            <text:p>77</text:p>
          </table:table-cell>
          <table:table-cell table:formula="of:=(([.Y25]*[Sheet2.$B$13])+([.Z25]*[Sheet2.$C$13])+([.AA25]*[Sheet2.$D$13])+([.AB25]*[Sheet2.$E$13]))" office:value-type="float" office:value="8192">
            <text:p>8192</text:p>
          </table:table-cell>
          <table:table-cell table:formula="of:=(([.Y25]*[Sheet2.$B$14])+([.Z25]*[Sheet2.$C$14])+([.AA25]*[Sheet2.$D$14])+([.AB25]*[Sheet2.$E$14]))" office:value-type="float" office:value="11200">
            <text:p>11200</text:p>
          </table:table-cell>
          <table:table-cell table:formula="of:=([.AC25]*10)+([.AD25]*30)+([.AE25]*100)+([.AF25]*80)+([.AG25]*250)+([.AH25]*2000)+([.AI25]*80)+([.AJ25]*50)+([.AK25]*125)+([.AL25]*100)" office:value-type="float" office:value="8180">
            <text:p>8180</text:p>
          </table:table-cell>
          <table:table-cell table:formula="of:=[.AZ25]+[.AV25]+[.AT25]+[.AQ25]+[.AN25]+[.BA25]" office:value-type="float" office:value="53430">
            <text:p>53430</text:p>
          </table:table-cell>
          <table:table-cell table:number-columns-repeated="970"/>
        </table:table-row>
        <table:table-row table:style-name="ro5">
          <table:table-cell table:style-name="ce3" office:value-type="string" table:number-columns-spanned="1" table:number-rows-spanned="2">
            <text:p>Exploration</text:p>
          </table:table-cell>
          <table:table-cell table:style-name="ce4" office:value-type="string">
            <text:p>Moray</text:p>
          </table:table-cell>
          <table:table-cell table:style-name="ce4" office:value-type="string">
            <text:p>Shaula</text:p>
          </table:table-cell>
          <table:table-cell table:style-name="ce4" office:value-type="float" office:value="1250">
            <text:p>1250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1700">
            <text:p>170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number-columns-repeated="2" table:style-name="ce11"/>
          <table:table-cell table:style-name="ce4"/>
          <table:table-cell table:style-name="ce4" office:value-type="float" office:value="2">
            <text:p>2</text:p>
          </table:table-cell>
          <table:table-cell table:number-columns-repeated="2" table:style-name="ce4"/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/>
          <table:table-cell table:style-name="ce7"/>
          <table:table-cell table:style-name="ce7" office:value-type="float" office:value="2">
            <text:p>2</text:p>
          </table:table-cell>
          <table:table-cell table:number-columns-repeated="2" table:style-name="ce7"/>
          <table:table-cell table:style-name="ce11"/>
          <table:table-cell table:style-name="ce11" office:value-type="float" office:value="3">
            <text:p>3</text:p>
          </table:table-cell>
          <table:table-cell table:number-columns-repeated="2" table:style-name="ce11"/>
          <table:table-cell table:style-name="ce7" office:value-type="float" office:value="1">
            <text:p>1</text:p>
          </table:table-cell>
          <table:table-cell table:number-columns-repeated="5" table:style-name="ce7"/>
          <table:table-cell table:style-name="ce11"/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4" table:formula="of:=ROUNDDOWN(1000 *(([.I26]*[Sheet2.$B$2])+([.J26]*[Sheet2.$C$2])+([.K26]*[Sheet2.$D$2])+([.L26]*[Sheet2.$E$2]))/[.D26])" office:value-type="float" office:value="288">
            <text:p>288</text:p>
          </table:table-cell>
          <table:table-cell table:style-name="ce22" table:formula="of:=(([.I26]*[Sheet2.$B$3])+([.J26]*[Sheet2.$C$3])+([.K26]*[Sheet2.$D$3])+([.L26]*[Sheet2.$E$3]))" office:value-type="float" office:value="240">
            <text:p>240</text:p>
          </table:table-cell>
          <table:table-cell table:style-name="ce22" table:formula="of:=(([.I26]*[Sheet2.$B$4])+([.J26]*[Sheet2.$C$4])+([.K26]*[Sheet2.$D$4])+([.L26]*[Sheet2.$E$4]))" office:value-type="float" office:value="0.6">
            <text:p>0.6</text:p>
          </table:table-cell>
          <table:table-cell table:style-name="ce25" table:formula="of:=ROUNDDOWN((([.M26]*[Sheet2.$B$5])+([.N26]*[Sheet2.$C$5])+([.O26]*[Sheet2.$D$5])+([.P26]*[Sheet2.$E$5]))/[.D26];2)" office:value-type="float" office:value="0.32">
            <text:p>0.32</text:p>
          </table:table-cell>
          <table:table-cell table:style-name="ce25" table:formula="of:=(([.M26]*[Sheet2.$B$6])+([.N26]*[Sheet2.$C$6])+([.O26]*[Sheet2.$D$6])+([.P26]*[Sheet2.$E$6]))" office:value-type="float" office:value="120">
            <text:p>120</text:p>
          </table:table-cell>
          <table:table-cell table:style-name="ce25" table:formula="of:=(([.M26]*[Sheet2.$B$7])+([.N26]*[Sheet2.$C$7])+([.O26]*[Sheet2.$D$7])+([.P26]*[Sheet2.$E$7]))" office:value-type="float" office:value="0.4">
            <text:p>0.4</text:p>
          </table:table-cell>
          <table:table-cell table:style-name="ce4" table:formula="of:=ROUNDDOWN(640 *(([.Q26]*[Sheet2.$B$8])+([.R26]*[Sheet2.$C$8])+([.S26]*[Sheet2.$D$8])+([.T26]*[Sheet2.$E$8]))/[.D26])" office:value-type="float" office:value="76">
            <text:p>76</text:p>
          </table:table-cell>
          <table:table-cell table:style-name="ce22" table:formula="of:=(([.Q26]*[Sheet2.$B$9])+([.R26]*[Sheet2.$C$9])+([.S26]*[Sheet2.$D$9])+([.T26]*[Sheet2.$E$9]))" office:value-type="float" office:value="125">
            <text:p>125</text:p>
          </table:table-cell>
          <table:table-cell table:style-name="ce4" table:formula="of:=(([.Q26]*[Sheet2.$B$10])+([.R26]*[Sheet2.$C$10])+([.S26]*[Sheet2.$D$10])+([.T26]*[Sheet2.$E$10]))" office:value-type="float" office:value="1.2">
            <text:p>1.2</text:p>
          </table:table-cell>
          <table:table-cell table:style-name="ce11" table:formula="of:=(([.U26]*[Sheet2.$B$11])+([.V26]*[Sheet2.$C$11])+([.W26]*[Sheet2.$D$11])+([.X26]*[Sheet2.$E$11]))" office:value-type="float" office:value="270">
            <text:p>270</text:p>
          </table:table-cell>
          <table:table-cell table:style-name="ce11" table:formula="of:=(([.U26]*[Sheet2.$B$12])+([.V26]*[Sheet2.$C$12])+([.W26]*[Sheet2.$D$12])+([.X26]*[Sheet2.$E$12]))" office:value-type="float" office:value="6">
            <text:p>6</text:p>
          </table:table-cell>
          <table:table-cell table:style-name="ce11" table:formula="of:=[.AW26]-[.AU26]-[.AR26]-[.AO26]" office:value-type="float" office:value="3.8">
            <text:p>3.8</text:p>
          </table:table-cell>
          <table:table-cell table:style-name="ce4" table:formula="of:=(([.Y26]*[Sheet2.$B$13])+([.Z26]*[Sheet2.$C$13])+([.AA26]*[Sheet2.$D$13])+([.AB26]*[Sheet2.$E$13]))" office:value-type="float" office:value="192">
            <text:p>192</text:p>
          </table:table-cell>
          <table:table-cell table:style-name="ce4" table:formula="of:=(([.Y26]*[Sheet2.$B$14])+([.Z26]*[Sheet2.$C$14])+([.AA26]*[Sheet2.$D$14])+([.AB26]*[Sheet2.$E$14]))" office:value-type="float" office:value="300">
            <text:p>300</text:p>
          </table:table-cell>
          <table:table-cell table:style-name="ce11" table:formula="of:=([.AC26]*10)+([.AD26]*30)+([.AE26]*100)+([.AF26]*80)+([.AG26]*250)+([.AH26]*2000)+([.AI26]*80)+([.AJ26]*50)+([.AK26]*125)+([.AL26]*100)" office:value-type="float" office:value="160">
            <text:p>160</text:p>
          </table:table-cell>
          <table:table-cell table:style-name="ce4" table:formula="of:=[.AZ26]+[.AV26]+[.AT26]+[.AQ26]+[.AN26]+[.BA26]" office:value-type="float" office:value="1215">
            <text:p>1215</text:p>
          </table:table-cell>
          <table:table-cell table:style-name="ce4" table:number-columns-repeated="970"/>
        </table:table-row>
        <table:table-row table:style-name="ro5">
          <table:covered-table-cell/>
          <table:table-cell office:value-type="string">
            <text:p>Chameleon*</text:p>
          </table:table-cell>
          <table:table-cell office:value-type="string">
            <text:p>Toliman</text:p>
          </table:table-cell>
          <table:table-cell office:value-type="float" office:value="950">
            <text:p>950</text:p>
          </table:table-cell>
          <table:table-cell office:value-type="float" office:value="250">
            <text:p>250</text:p>
          </table:table-cell>
          <table:table-cell office:value-type="float" office:value="1500">
            <text:p>1500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ROUNDDOWN(1000 *(([.I27]*[Sheet2.$B$2])+([.J27]*[Sheet2.$C$2])+([.K27]*[Sheet2.$D$2])+([.L27]*[Sheet2.$E$2]))/[.D27])" office:value-type="float" office:value="378">
            <text:p>378</text:p>
          </table:table-cell>
          <table:table-cell table:style-name="ce23" table:formula="of:=(([.I27]*[Sheet2.$B$3])+([.J27]*[Sheet2.$C$3])+([.K27]*[Sheet2.$D$3])+([.L27]*[Sheet2.$E$3]))" office:value-type="float" office:value="240">
            <text:p>240</text:p>
          </table:table-cell>
          <table:table-cell table:style-name="ce23" table:formula="of:=(([.I27]*[Sheet2.$B$4])+([.J27]*[Sheet2.$C$4])+([.K27]*[Sheet2.$D$4])+([.L27]*[Sheet2.$E$4]))" office:value-type="float" office:value="0.6">
            <text:p>0.6</text:p>
          </table:table-cell>
          <table:table-cell table:style-name="ce26" table:formula="of:=ROUNDDOWN((([.M27]*[Sheet2.$B$5])+([.N27]*[Sheet2.$C$5])+([.O27]*[Sheet2.$D$5])+([.P27]*[Sheet2.$E$5]))/[.D27];2)" office:value-type="float" office:value="0.84">
            <text:p>0.84</text:p>
          </table:table-cell>
          <table:table-cell table:style-name="ce26" table:formula="of:=(([.M27]*[Sheet2.$B$6])+([.N27]*[Sheet2.$C$6])+([.O27]*[Sheet2.$D$6])+([.P27]*[Sheet2.$E$6]))" office:value-type="float" office:value="240">
            <text:p>240</text:p>
          </table:table-cell>
          <table:table-cell table:style-name="ce26" table:formula="of:=(([.M27]*[Sheet2.$B$7])+([.N27]*[Sheet2.$C$7])+([.O27]*[Sheet2.$D$7])+([.P27]*[Sheet2.$E$7]))" office:value-type="float" office:value="0.8">
            <text:p>0.8</text:p>
          </table:table-cell>
          <table:table-cell table:formula="of:=ROUNDDOWN(640 *(([.Q27]*[Sheet2.$B$8])+([.R27]*[Sheet2.$C$8])+([.S27]*[Sheet2.$D$8])+([.T27]*[Sheet2.$E$8]))/[.D27])" office:value-type="float" office:value="134">
            <text:p>134</text:p>
          </table:table-cell>
          <table:table-cell table:style-name="ce23" table:formula="of:=(([.Q27]*[Sheet2.$B$9])+([.R27]*[Sheet2.$C$9])+([.S27]*[Sheet2.$D$9])+([.T27]*[Sheet2.$E$9]))" office:value-type="float" office:value="170">
            <text:p>170</text:p>
          </table:table-cell>
          <table:table-cell table:formula="of:=(([.Q27]*[Sheet2.$B$10])+([.R27]*[Sheet2.$C$10])+([.S27]*[Sheet2.$D$10])+([.T27]*[Sheet2.$E$10]))" office:value-type="float" office:value="1.6">
            <text:p>1.6</text:p>
          </table:table-cell>
          <table:table-cell table:formula="of:=(([.U27]*[Sheet2.$B$11])+([.V27]*[Sheet2.$C$11])+([.W27]*[Sheet2.$D$11])+([.X27]*[Sheet2.$E$11]))" office:value-type="float" office:value="350">
            <text:p>350</text:p>
          </table:table-cell>
          <table:table-cell table:formula="of:=(([.U27]*[Sheet2.$B$12])+([.V27]*[Sheet2.$C$12])+([.W27]*[Sheet2.$D$12])+([.X27]*[Sheet2.$E$12]))" office:value-type="float" office:value="7.6">
            <text:p>7.6</text:p>
          </table:table-cell>
          <table:table-cell table:formula="of:=[.AW27]-[.AU27]-[.AR27]-[.AO27]" office:value-type="float" office:value="4.6">
            <text:p>4.6</text:p>
          </table:table-cell>
          <table:table-cell table:formula="of:=(([.Y27]*[Sheet2.$B$13])+([.Z27]*[Sheet2.$C$13])+([.AA27]*[Sheet2.$D$13])+([.AB27]*[Sheet2.$E$13]))" office:value-type="float" office:value="128">
            <text:p>128</text:p>
          </table:table-cell>
          <table:table-cell table:formula="of:=(([.Y27]*[Sheet2.$B$14])+([.Z27]*[Sheet2.$C$14])+([.AA27]*[Sheet2.$D$14])+([.AB27]*[Sheet2.$E$14]))" office:value-type="float" office:value="200">
            <text:p>200</text:p>
          </table:table-cell>
          <table:table-cell table:formula="of:=([.AC27]*10)+([.AD27]*30)+([.AE27]*100)+([.AF27]*80)+([.AG27]*250)+([.AH27]*2000)+([.AI27]*80)+([.AJ27]*50)+([.AK27]*125)+([.AL27]*100)" office:value-type="float" office:value="160">
            <text:p>160</text:p>
          </table:table-cell>
          <table:table-cell table:formula="of:=[.AZ27]+[.AV27]+[.AT27]+[.AQ27]+[.AN27]+[.BA27]" office:value-type="float" office:value="1360">
            <text:p>1360</text:p>
          </table:table-cell>
          <table:table-cell table:number-columns-repeated="970"/>
        </table:table-row>
        <table:table-row table:style-name="ro2">
          <table:table-cell table:style-name="ce3" office:value-type="string" table:number-columns-spanned="1" table:number-rows-spanned="2">
            <text:p>Shuttle/Miner</text:p>
          </table:table-cell>
          <table:table-cell table:style-name="ce4" office:value-type="string">
            <text:p>Shuttle</text:p>
          </table:table-cell>
          <table:table-cell table:style-name="ce4" office:value-type="string">
            <text:p>Lacewing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/>
          <table:table-cell table:style-name="ce4" office:value-type="float" office:value="2">
            <text:p>2</text:p>
          </table:table-cell>
          <table:table-cell table:number-columns-repeated="3" table:style-name="ce4"/>
          <table:table-cell table:style-name="ce11" office:value-type="float" office:value="1">
            <text:p>1</text:p>
          </table:table-cell>
          <table:table-cell table:number-columns-repeated="3" table:style-name="ce11"/>
          <table:table-cell table:style-name="ce7" office:value-type="float" office:value="2">
            <text:p>2</text:p>
          </table:table-cell>
          <table:table-cell table:number-columns-repeated="3" table:style-name="ce7"/>
          <table:table-cell table:style-name="ce11" office:value-type="float" office:value="5">
            <text:p>5</text:p>
          </table:table-cell>
          <table:table-cell table:number-columns-repeated="3" table:style-name="ce11"/>
          <table:table-cell table:number-columns-repeated="6" table:style-name="ce7"/>
          <table:table-cell table:number-columns-repeated="4" table:style-name="ce11"/>
          <table:table-cell table:style-name="ce4" table:formula="of:=ROUNDDOWN(1000 *(([.I28]*[Sheet2.$B$2])+([.J28]*[Sheet2.$C$2])+([.K28]*[Sheet2.$D$2])+([.L28]*[Sheet2.$E$2]))/[.D28])" office:value-type="float" office:value="120">
            <text:p>120</text:p>
          </table:table-cell>
          <table:table-cell table:style-name="ce22" table:formula="of:=(([.I28]*[Sheet2.$B$3])+([.J28]*[Sheet2.$C$3])+([.K28]*[Sheet2.$D$3])+([.L28]*[Sheet2.$E$3]))" office:value-type="float" office:value="36">
            <text:p>36</text:p>
          </table:table-cell>
          <table:table-cell table:style-name="ce22" table:formula="of:=(([.I28]*[Sheet2.$B$4])+([.J28]*[Sheet2.$C$4])+([.K28]*[Sheet2.$D$4])+([.L28]*[Sheet2.$E$4]))" office:value-type="float" office:value="0.1">
            <text:p>0.1</text:p>
          </table:table-cell>
          <table:table-cell table:style-name="ce25" table:formula="of:=ROUNDDOWN((([.M28]*[Sheet2.$B$5])+([.N28]*[Sheet2.$C$5])+([.O28]*[Sheet2.$D$5])+([.P28]*[Sheet2.$E$5]))/[.D28];2)" office:value-type="float" office:value="0.2">
            <text:p>0.2</text:p>
          </table:table-cell>
          <table:table-cell table:style-name="ce25" table:formula="of:=(([.M28]*[Sheet2.$B$6])+([.N28]*[Sheet2.$C$6])+([.O28]*[Sheet2.$D$6])+([.P28]*[Sheet2.$E$6]))" office:value-type="float" office:value="30">
            <text:p>30</text:p>
          </table:table-cell>
          <table:table-cell table:style-name="ce25" table:formula="of:=(([.M28]*[Sheet2.$B$7])+([.N28]*[Sheet2.$C$7])+([.O28]*[Sheet2.$D$7])+([.P28]*[Sheet2.$E$7]))" office:value-type="float" office:value="0.1">
            <text:p>0.1</text:p>
          </table:table-cell>
          <table:table-cell table:style-name="ce4" table:formula="of:=ROUNDDOWN(640 *(([.Q28]*[Sheet2.$B$8])+([.R28]*[Sheet2.$C$8])+([.S28]*[Sheet2.$D$8])+([.T28]*[Sheet2.$E$8]))/[.D28])" office:value-type="float" office:value="40">
            <text:p>40</text:p>
          </table:table-cell>
          <table:table-cell table:style-name="ce22" table:formula="of:=(([.Q28]*[Sheet2.$B$9])+([.R28]*[Sheet2.$C$9])+([.S28]*[Sheet2.$D$9])+([.T28]*[Sheet2.$E$9]))" office:value-type="float" office:value="20">
            <text:p>20</text:p>
          </table:table-cell>
          <table:table-cell table:style-name="ce4" table:formula="of:=(([.Q28]*[Sheet2.$B$10])+([.R28]*[Sheet2.$C$10])+([.S28]*[Sheet2.$D$10])+([.T28]*[Sheet2.$E$10]))" office:value-type="float" office:value="0.2">
            <text:p>0.2</text:p>
          </table:table-cell>
          <table:table-cell table:style-name="ce11" table:formula="of:=(([.U28]*[Sheet2.$B$11])+([.V28]*[Sheet2.$C$11])+([.W28]*[Sheet2.$D$11])+([.X28]*[Sheet2.$E$11]))" office:value-type="float" office:value="80">
            <text:p>80</text:p>
          </table:table-cell>
          <table:table-cell table:style-name="ce11" table:formula="of:=(([.U28]*[Sheet2.$B$12])+([.V28]*[Sheet2.$C$12])+([.W28]*[Sheet2.$D$12])+([.X28]*[Sheet2.$E$12]))" office:value-type="float" office:value="1.6">
            <text:p>1.6</text:p>
          </table:table-cell>
          <table:table-cell table:style-name="ce11" table:formula="of:=[.AW28]-[.AU28]-[.AR28]-[.AO28]" office:value-type="float" office:value="1.2">
            <text:p>1.2</text:p>
          </table:table-cell>
          <table:table-cell table:style-name="ce4" table:formula="of:=(([.Y28]*[Sheet2.$B$13])+([.Z28]*[Sheet2.$C$13])+([.AA28]*[Sheet2.$D$13])+([.AB28]*[Sheet2.$E$13]))" office:value-type="float" office:value="80">
            <text:p>80</text:p>
          </table:table-cell>
          <table:table-cell table:style-name="ce4" table:formula="of:=(([.Y28]*[Sheet2.$B$14])+([.Z28]*[Sheet2.$C$14])+([.AA28]*[Sheet2.$D$14])+([.AB28]*[Sheet2.$E$14]))" office:value-type="float" office:value="150">
            <text:p>150</text:p>
          </table:table-cell>
          <table:table-cell table:style-name="ce11" table:formula="of:=([.AC28]*10)+([.AD28]*30)+([.AE28]*100)+([.AF28]*80)+([.AG28]*250)+([.AH28]*2000)+([.AI28]*80)+([.AJ28]*50)+([.AK28]*125)+([.AL28]*100)" office:value-type="float" office:value="0">
            <text:p>0</text:p>
          </table:table-cell>
          <table:table-cell table:style-name="ce4" table:formula="of:=[.AZ28]+[.AV28]+[.AT28]+[.AQ28]+[.AN28]+[.BA28]" office:value-type="float" office:value="316">
            <text:p>316</text:p>
          </table:table-cell>
          <table:table-cell table:style-name="ce4" table:number-columns-repeated="970"/>
        </table:table-row>
        <table:table-row table:style-name="ro2">
          <table:covered-table-cell/>
          <table:table-cell office:value-type="string">
            <text:p>Worm</text:p>
          </table:table-cell>
          <table:table-cell office:value-type="string">
            <text:p>Grasshopper</text:p>
          </table:table-cell>
          <table:table-cell office:value-type="float" office:value="350">
            <text:p>350</text:p>
          </table:table-cell>
          <table:table-cell office:value-type="float" office:value="40">
            <text:p>40</text:p>
          </table:table-cell>
          <table:table-cell office:value-type="float" office:value="400">
            <text:p>4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table:formula="of:=ROUNDDOWN(1000 *(([.I29]*[Sheet2.$B$2])+([.J29]*[Sheet2.$C$2])+([.K29]*[Sheet2.$D$2])+([.L29]*[Sheet2.$E$2]))/[.D29])" office:value-type="float" office:value="137">
            <text:p>137</text:p>
          </table:table-cell>
          <table:table-cell table:style-name="ce23" table:formula="of:=(([.I29]*[Sheet2.$B$3])+([.J29]*[Sheet2.$C$3])+([.K29]*[Sheet2.$D$3])+([.L29]*[Sheet2.$E$3]))" office:value-type="float" office:value="36">
            <text:p>36</text:p>
          </table:table-cell>
          <table:table-cell table:style-name="ce23" table:formula="of:=(([.I29]*[Sheet2.$B$4])+([.J29]*[Sheet2.$C$4])+([.K29]*[Sheet2.$D$4])+([.L29]*[Sheet2.$E$4]))" office:value-type="float" office:value="0.1">
            <text:p>0.1</text:p>
          </table:table-cell>
          <table:table-cell table:style-name="ce26" table:formula="of:=ROUNDDOWN((([.M29]*[Sheet2.$B$5])+([.N29]*[Sheet2.$C$5])+([.O29]*[Sheet2.$D$5])+([.P29]*[Sheet2.$E$5]))/[.D29];2)" office:value-type="float" office:value="0.22">
            <text:p>0.22</text:p>
          </table:table-cell>
          <table:table-cell table:style-name="ce26" table:formula="of:=(([.M29]*[Sheet2.$B$6])+([.N29]*[Sheet2.$C$6])+([.O29]*[Sheet2.$D$6])+([.P29]*[Sheet2.$E$6]))" office:value-type="float" office:value="30">
            <text:p>30</text:p>
          </table:table-cell>
          <table:table-cell table:style-name="ce26" table:formula="of:=(([.M29]*[Sheet2.$B$7])+([.N29]*[Sheet2.$C$7])+([.O29]*[Sheet2.$D$7])+([.P29]*[Sheet2.$E$7]))" office:value-type="float" office:value="0.1">
            <text:p>0.1</text:p>
          </table:table-cell>
          <table:table-cell table:formula="of:=ROUNDDOWN(640 *(([.Q29]*[Sheet2.$B$8])+([.R29]*[Sheet2.$C$8])+([.S29]*[Sheet2.$D$8])+([.T29]*[Sheet2.$E$8]))/[.D29])" office:value-type="float" office:value="45">
            <text:p>45</text:p>
          </table:table-cell>
          <table:table-cell table:style-name="ce23" table:formula="of:=(([.Q29]*[Sheet2.$B$9])+([.R29]*[Sheet2.$C$9])+([.S29]*[Sheet2.$D$9])+([.T29]*[Sheet2.$E$9]))" office:value-type="float" office:value="20">
            <text:p>20</text:p>
          </table:table-cell>
          <table:table-cell table:formula="of:=(([.Q29]*[Sheet2.$B$10])+([.R29]*[Sheet2.$C$10])+([.S29]*[Sheet2.$D$10])+([.T29]*[Sheet2.$E$10]))" office:value-type="float" office:value="0.2">
            <text:p>0.2</text:p>
          </table:table-cell>
          <table:table-cell table:formula="of:=(([.U29]*[Sheet2.$B$11])+([.V29]*[Sheet2.$C$11])+([.W29]*[Sheet2.$D$11])+([.X29]*[Sheet2.$E$11]))" office:value-type="float" office:value="80">
            <text:p>80</text:p>
          </table:table-cell>
          <table:table-cell table:formula="of:=(([.U29]*[Sheet2.$B$12])+([.V29]*[Sheet2.$C$12])+([.W29]*[Sheet2.$D$12])+([.X29]*[Sheet2.$E$12]))" office:value-type="float" office:value="1.6">
            <text:p>1.6</text:p>
          </table:table-cell>
          <table:table-cell table:formula="of:=[.AW29]-[.AU29]-[.AR29]-[.AO29]" office:value-type="float" office:value="1.2">
            <text:p>1.2</text:p>
          </table:table-cell>
          <table:table-cell table:formula="of:=(([.Y29]*[Sheet2.$B$13])+([.Z29]*[Sheet2.$C$13])+([.AA29]*[Sheet2.$D$13])+([.AB29]*[Sheet2.$E$13]))" office:value-type="float" office:value="64">
            <text:p>64</text:p>
          </table:table-cell>
          <table:table-cell table:formula="of:=(([.Y29]*[Sheet2.$B$14])+([.Z29]*[Sheet2.$C$14])+([.AA29]*[Sheet2.$D$14])+([.AB29]*[Sheet2.$E$14]))" office:value-type="float" office:value="120">
            <text:p>120</text:p>
          </table:table-cell>
          <table:table-cell table:formula="of:=([.AC29]*10)+([.AD29]*30)+([.AE29]*100)+([.AF29]*80)+([.AG29]*250)+([.AH29]*2000)+([.AI29]*80)+([.AJ29]*50)+([.AK29]*125)+([.AL29]*100)" office:value-type="float" office:value="60">
            <text:p>60</text:p>
          </table:table-cell>
          <table:table-cell table:formula="of:=[.AZ29]+[.AV29]+[.AT29]+[.AQ29]+[.AN29]+[.BA29]" office:value-type="float" office:value="346">
            <text:p>346</text:p>
          </table:table-cell>
          <table:table-cell table:number-columns-repeated="970"/>
        </table:table-row>
        <table:table-row table:style-name="ro2">
          <table:table-cell table:style-name="ce4" table:number-columns-repeated="8"/>
          <table:table-cell table:style-name="ce11" table:number-columns-repeated="4"/>
          <table:table-cell table:style-name="ce4" table:number-columns-repeated="4"/>
          <table:table-cell table:style-name="ce11" table:number-columns-repeated="4"/>
          <table:table-cell table:style-name="ce7" table:number-columns-repeated="4"/>
          <table:table-cell table:style-name="ce11" table:number-columns-repeated="4"/>
          <table:table-cell table:style-name="ce7" table:number-columns-repeated="6"/>
          <table:table-cell table:style-name="ce11" table:number-columns-repeated="4"/>
          <table:table-cell table:style-name="ce4" table:number-columns-repeated="3"/>
          <table:table-cell table:style-name="ce11" table:number-columns-repeated="3"/>
          <table:table-cell table:style-name="ce4" table:number-columns-repeated="3"/>
          <table:table-cell table:style-name="ce11" table:number-columns-repeated="3"/>
          <table:table-cell table:style-name="ce4" table:number-columns-repeated="2"/>
          <table:table-cell table:style-name="ce11"/>
          <table:table-cell table:style-name="ce4" table:number-columns-repeated="971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21" table:default-cell-style-name="Default"/>
        <table:table-column table:style-name="co2" table:number-columns-repeated="4" table:default-cell-style-name="Default"/>
        <table:table-row table:style-name="ro2">
          <table:table-cell/>
          <table:table-cell office:value-type="string">
            <text:p>B1</text:p>
          </table:table-cell>
          <table:table-cell office:value-type="string">
            <text:p>B2</text:p>
          </table:table-cell>
          <table:table-cell office:value-type="string">
            <text:p>B3</text:p>
          </table:table-cell>
          <table:table-cell office:value-type="string">
            <text:p>B4</text:p>
          </table:table-cell>
        </table:table-row>
        <table:table-row table:style-name="ro2">
          <table:table-cell office:value-type="string">
            <text:p>Drive Power</text:p>
          </table:table-cell>
          <table:table-cell office:value-type="float" office:value="24">
            <text:p>24</text:p>
          </table:table-cell>
          <table:table-cell office:value-type="float" office:value="120">
            <text:p>120</text:p>
          </table:table-cell>
          <table:table-cell office:value-type="float" office:value="600">
            <text:p>600</text:p>
          </table:table-cell>
          <table:table-cell office:value-type="float" office:value="3000">
            <text:p>3000</text:p>
          </table:table-cell>
        </table:table-row>
        <table:table-row table:style-name="ro2">
          <table:table-cell office:value-type="string">
            <text:p>DES</text:p>
          </table:table-cell>
          <table:table-cell office:value-type="float" office:value="18">
            <text:p>18</text:p>
          </table:table-cell>
          <table:table-cell office:value-type="float" office:value="80">
            <text:p>80</text:p>
          </table:table-cell>
          <table:table-cell office:value-type="float" office:value="350">
            <text:p>350</text:p>
          </table:table-cell>
          <table:table-cell office:value-type="float" office:value="1600">
            <text:p>1600</text:p>
          </table:table-cell>
        </table:table-row>
        <table:table-row table:style-name="ro2">
          <table:table-cell office:value-type="string">
            <text:p>DEN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75">
            <text:p>0.75</text:p>
          </table:table-cell>
          <table:table-cell office:value-type="float" office:value="2.75">
            <text:p>2.75</text:p>
          </table:table-cell>
        </table:table-row>
        <table:table-row table:style-name="ro2">
          <table:table-cell office:value-type="string">
            <text:p>Thruster Power</text:p>
          </table:table-cell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  <table:table-cell office:value-type="float" office:value="1000">
            <text:p>1000</text:p>
          </table:table-cell>
          <table:table-cell office:value-type="float" office:value="5000">
            <text:p>5000</text:p>
          </table:table-cell>
        </table:table-row>
        <table:table-row table:style-name="ro2">
          <table:table-cell office:value-type="string">
            <text:p>TES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250">
            <text:p>250</text:p>
          </table:table-cell>
          <table:table-cell office:value-type="float" office:value="1200">
            <text:p>1200</text:p>
          </table:table-cell>
        </table:table-row>
        <table:table-row table:style-name="ro2">
          <table:table-cell office:value-type="string">
            <text:p>TEN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75">
            <text:p>0.75</text:p>
          </table:table-cell>
          <table:table-cell office:value-type="float" office:value="2.75">
            <text:p>2.75</text:p>
          </table:table-cell>
        </table:table-row>
        <table:table-row table:style-name="ro2">
          <table:table-cell office:value-type="string">
            <text:p>Shield Power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2500">
            <text:p>2500</text:p>
          </table:table-cell>
        </table:table-row>
        <table:table-row table:style-name="ro2">
          <table:table-cell office:value-type="string">
            <text:p>SES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350">
            <text:p>350</text:p>
          </table:table-cell>
          <table:table-cell office:value-type="float" office:value="1600">
            <text:p>1600</text:p>
          </table:table-cell>
        </table:table-row>
        <table:table-row table:style-name="ro2">
          <table:table-cell office:value-type="string">
            <text:p>SEN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GES</text:p>
          </table:table-cell>
          <table:table-cell office:value-type="float" office:value="40">
            <text:p>40</text:p>
          </table:table-cell>
          <table:table-cell office:value-type="float" office:value="135">
            <text:p>135</text:p>
          </table:table-cell>
          <table:table-cell office:value-type="float" office:value="500">
            <text:p>500</text:p>
          </table:table-cell>
          <table:table-cell office:value-type="float" office:value="1250">
            <text:p>1250</text:p>
          </table:table-cell>
        </table:table-row>
        <table:table-row table:style-name="ro2">
          <table:table-cell office:value-type="string">
            <text:p>Generator Power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</table:table-row>
        <table:table-row table:style-name="ro2">
          <table:table-cell office:value-type="string">
            <text:p>Capacitor Store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1024">
            <text:p>1024</text:p>
          </table:table-cell>
        </table:table-row>
        <table:table-row table:style-name="ro2">
          <table:table-cell office:value-type="string">
            <text:p>CES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75">
            <text:p>375</text:p>
          </table:table-cell>
          <table:table-cell office:value-type="float" office:value="1400">
            <text:p>1400</text:p>
          </table:table-cell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2T20:50:37</meta:creation-date>
    <dc:date>2014-10-15T22:24:59</dc:date>
    <meta:editing-duration>PT4H12M13S</meta:editing-duration>
    <meta:editing-cycles>23</meta:editing-cycles>
    <meta:generator>LibreOffice/3.5$Linux_X86_64 LibreOffice_project/350m1$Build-2</meta:generator>
    <meta:document-statistic meta:table-count="3" meta:cell-count="1572" meta:object-count="0"/>
  </office:meta>
</office:document-meta>
</file>